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683cm"/>
    </style:style>
    <style:style style:name="co7" style:family="table-column">
      <style:table-column-properties fo:break-before="auto" style:column-width="15.166cm"/>
    </style:style>
    <style:style style:name="co8" style:family="table-column">
      <style:table-column-properties fo:break-before="auto" style:column-width="7.76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6.101cm"/>
    </style:style>
    <style:style style:name="co13" style:family="table-column">
      <style:table-column-properties fo:break-before="auto" style:column-width="9.287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2.254cm"/>
    </style:style>
    <style:style style:name="co17" style:family="table-column">
      <style:table-column-properties fo:break-before="auto" style:column-width="3.283cm"/>
    </style:style>
    <style:style style:name="co18" style:family="table-column">
      <style:table-column-properties fo:break-before="auto" style:column-width="2.2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16.806cm"/>
    </style:style>
    <style:style style:name="co23" style:family="table-column">
      <style:table-column-properties fo:break-before="auto" style:column-width="6.615cm"/>
    </style:style>
    <style:style style:name="co24" style:family="table-column">
      <style:table-column-properties fo:break-before="auto" style:column-width="1.102cm"/>
    </style:style>
    <style:style style:name="co25" style:family="table-column">
      <style:table-column-properties fo:break-before="auto" style:column-width="1.789cm"/>
    </style:style>
    <style:style style:name="co26" style:family="table-column">
      <style:table-column-properties fo:break-before="auto" style:column-width="6.884cm"/>
    </style:style>
    <style:style style:name="co27" style:family="table-column">
      <style:table-column-properties fo:break-before="auto" style:column-width="2.792cm"/>
    </style:style>
    <style:style style:name="co28" style:family="table-column">
      <style:table-column-properties fo:break-before="auto" style:column-width="1.744cm"/>
    </style:style>
    <style:style style:name="co29" style:family="table-column">
      <style:table-column-properties fo:break-before="auto" style:column-width="5.062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1.842cm"/>
    </style:style>
    <style:style style:name="co32" style:family="table-column">
      <style:table-column-properties fo:break-before="auto" style:column-width="2.422cm"/>
    </style:style>
    <style:style style:name="co33" style:family="table-column">
      <style:table-column-properties fo:break-before="auto" style:column-width="2.582cm"/>
    </style:style>
    <style:style style:name="co34" style:family="table-column">
      <style:table-column-properties fo:break-before="auto" style:column-width="4.29cm"/>
    </style:style>
    <style:style style:name="co35" style:family="table-column">
      <style:table-column-properties fo:break-before="auto" style:column-width="3.258cm"/>
    </style:style>
    <style:style style:name="co36" style:family="table-column">
      <style:table-column-properties fo:break-before="auto" style:column-width="1.905cm"/>
    </style:style>
    <style:style style:name="co37" style:family="table-column">
      <style:table-column-properties fo:break-before="auto" style:column-width="10.989cm"/>
    </style:style>
    <style:style style:name="co38" style:family="table-column">
      <style:table-column-properties fo:break-before="auto" style:column-width="7.8cm"/>
    </style:style>
    <style:style style:name="co39" style:family="table-column">
      <style:table-column-properties fo:break-before="auto" style:column-width="2.258cm"/>
    </style:style>
    <style:style style:name="co40" style:family="table-column">
      <style:table-column-properties fo:break-before="auto" style:column-width="5.727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29.5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0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82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48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501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8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7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88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8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0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1" style:family="table-cell" style:parent-style-name="Default">
      <style:text-properties style:font-name="Arial1" fo:font-size="10.5pt" style:font-size-asian="10.5pt" style:font-size-complex="10.5pt"/>
    </style:style>
    <style:style style:name="ce9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6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7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9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99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0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101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02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7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08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5" office:value-type="string" calcext:value-type="string">
            <office:annotation draw:style-name="gr1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contains_page</text:p>
          </table:table-cell>
          <table:table-cell table:style-name="ce65" office:value-type="string" calcext:value-type="string">
            <text:p>assignee</text:p>
          </table:table-cell>
          <table:table-cell table:style-name="ce65" office:value-type="string" calcext:value-type="string">
            <text:p>doi</text:p>
          </table:table-cell>
          <table:table-cell table:style-name="ce65" office:value-type="string" calcext:value-type="string">
            <text:p>IF_5year</text:p>
          </table:table-cell>
          <table:table-cell table:style-name="ce65" office:value-type="string" calcext:value-type="string">
            <text:p>country</text:p>
          </table:table-cell>
          <table:table-cell table:style-name="ce65" office:value-type="string" calcext:value-type="string">
            <text:p>open</text:p>
          </table:table-cell>
          <table:table-cell table:style-name="ce65" office:value-type="string" calcext:value-type="string">
            <text:p>repro_inst</text:p>
          </table:table-cell>
          <table:table-cell table:style-name="ce65" office:value-type="string" calcext:value-type="string">
            <text:p>iss_per_year</text:p>
          </table:table-cell>
          <table:table-cell table:style-name="ce65" office:value-type="string" calcext:value-type="string">
            <text:p>art_class</text:p>
          </table:table-cell>
          <table:table-cell table:style-name="ce65" office:value-type="string" calcext:value-type="string">
            <text:p>supl_mats</text:p>
          </table:table-cell>
          <table:table-cell table:style-name="ce65" office:value-type="string" calcext:value-type="string">
            <text:p>comp_mthds_avail</text:p>
          </table:table-cell>
          <table:table-cell table:style-name="ce65" office:value-type="string" calcext:value-type="string">
            <text:p>software_avail</text:p>
          </table:table-cell>
          <table:table-cell table:style-name="ce65" office:value-type="string" calcext:value-type="string">
            <text:p>software_cite</text:p>
          </table:table-cell>
          <table:table-cell table:style-name="ce65" office:value-type="string" calcext:value-type="string">
            <text:p>analysis_auto</text:p>
          </table:table-cell>
          <table:table-cell table:style-name="ce65" office:value-type="string" calcext:value-type="string">
            <text:p>data_avail</text:p>
          </table:table-cell>
          <table:table-cell table:style-name="ce65" office:value-type="string" calcext:value-type="string">
            <text:p>data_annot</text:p>
          </table:table-cell>
          <table:table-cell table:style-name="ce65" office:value-type="string" calcext:value-type="string">
            <text:p>data_tidy</text:p>
          </table:table-cell>
          <table:table-cell table:style-name="ce65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6" calcext:value-type="float">
            <text:p>14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9" calcext:value-type="float">
            <text:p>14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9" calcext:value-type="float">
            <text:p>10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2" calcext:value-type="float">
            <text:p>9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9" calcext:value-type="float">
            <text:p>13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8" calcext:value-type="float">
            <text:p>2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" calcext:value-type="float">
            <text:p>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8" calcext:value-type="float">
            <text:p>5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3" calcext:value-type="float">
            <text:p>5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9" calcext:value-type="float">
            <text:p>6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6" calcext:value-type="float">
            <text:p>3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5" calcext:value-type="float">
            <text:p>10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1" calcext:value-type="float">
            <text:p>12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9" calcext:value-type="float">
            <text:p>1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9" calcext:value-type="float">
            <text:p>10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9" calcext:value-type="float">
            <text:p>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5" calcext:value-type="float">
            <text:p>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7" calcext:value-type="float">
            <text:p>7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0" calcext:value-type="float">
            <text:p>14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6" calcext:value-type="float">
            <text:p>14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0" calcext:value-type="float">
            <text:p>12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8" calcext:value-type="float">
            <text:p>4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7" calcext:value-type="float">
            <text:p>8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2" calcext:value-type="float">
            <text:p>7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81" calcext:value-type="float">
            <text:p>8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7" calcext:value-type="float">
            <text:p>9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0" calcext:value-type="float">
            <text:p>4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5" calcext:value-type="float">
            <text:p>7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61" calcext:value-type="float">
            <text:p>6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8" calcext:value-type="float">
            <text:p>8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5" calcext:value-type="float">
            <text:p>1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4" calcext:value-type="float">
            <text:p>74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9" calcext:value-type="float">
            <text:p>9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8" calcext:value-type="float">
            <text:p>10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" calcext:value-type="float">
            <text:p>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0" calcext:value-type="float">
            <text:p>2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2" calcext:value-type="float">
            <text:p>13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3" calcext:value-type="float">
            <text:p>1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" calcext:value-type="float">
            <text:p>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0" calcext:value-type="float">
            <text:p>10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1" calcext:value-type="float">
            <text:p>1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3" calcext:value-type="float">
            <text:p>9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3" calcext:value-type="float">
            <text:p>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6" calcext:value-type="float">
            <text:p>4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8" calcext:value-type="float">
            <text:p>9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6" calcext:value-type="float">
            <text:p>5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office:forms form:automatic-focus="false" form:apply-design-mode="false"/>
        <table:table-column table:style-name="co8" table:default-cell-style-name="ce91"/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11" table:default-cell-style-name="ce91"/>
        <table:table-column table:style-name="co12" table:default-cell-style-name="ce91"/>
        <table:table-column table:style-name="co13" table:default-cell-style-name="ce91"/>
        <table:table-column table:style-name="co14" table:default-cell-style-name="ce91"/>
        <table:table-column table:style-name="co15" table:default-cell-style-name="ce91"/>
        <table:table-column table:style-name="co16" table:default-cell-style-name="ce91"/>
        <table:table-column table:style-name="co17" table:default-cell-style-name="ce91"/>
        <table:table-column table:style-name="co18" table:default-cell-style-name="ce91"/>
        <table:table-column table:style-name="co19" table:default-cell-style-name="ce91"/>
        <table:table-column table:style-name="co20" table:default-cell-style-name="ce91"/>
        <table:table-column table:style-name="co21" table:default-cell-style-name="ce91"/>
        <table:table-column table:style-name="co16" table:default-cell-style-name="ce91"/>
        <table:table-column table:style-name="co22" table:default-cell-style-name="ce91"/>
        <table:table-column table:style-name="co1" table:number-columns-repeated="1007" table:default-cell-style-name="ce91"/>
        <table:table-row table:style-name="ro3">
          <table:table-cell table:style-name="ce85" office:value-type="string" calcext:value-type="string">
            <office:annotation draw:style-name="gr2" draw:text-style-name="P2" svg:width="8.869cm" svg:height="3.228cm" svg:x="8.16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85" office:value-type="string" calcext:value-type="string">
            <text:p>abbreviation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contains_page</text:p>
          </table:table-cell>
          <table:table-cell table:style-name="ce85" office:value-type="string" calcext:value-type="string">
            <text:p>assignee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doi_url</text:p>
          </table:table-cell>
          <table:table-cell table:style-name="ce85" office:value-type="string" calcext:value-type="string">
            <text:p>comments</text:p>
          </table:table-cell>
          <table:table-cell table:style-name="ce101" office:value-type="string" calcext:value-type="string">
            <text:p>open</text:p>
          </table:table-cell>
          <table:table-cell table:style-name="ce108" office:value-type="string" calcext:value-type="string">
            <text:p>repro_inst</text:p>
          </table:table-cell>
          <table:table-cell table:style-name="ce108" office:value-type="string" calcext:value-type="string">
            <text:p>art_class</text:p>
          </table:table-cell>
          <table:table-cell table:style-name="ce108" office:value-type="string" calcext:value-type="string">
            <text:p>molecular</text:p>
          </table:table-cell>
          <table:table-cell table:style-name="ce108" office:value-type="string" calcext:value-type="string">
            <text:p>software_cite</text:p>
          </table:table-cell>
          <table:table-cell table:style-name="ce108" office:value-type="string" calcext:value-type="string">
            <text:p>software_avail</text:p>
          </table:table-cell>
          <table:table-cell table:style-name="ce108" office:value-type="string" calcext:value-type="string">
            <text:p>comp_mthds_avail</text:p>
          </table:table-cell>
          <table:table-cell table:style-name="ce108" office:value-type="string" calcext:value-type="string">
            <text:p>data_avail</text:p>
          </table:table-cell>
          <table:table-cell table:style-name="ce109" office:value-type="string" calcext:value-type="string">
            <text:p>software_used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3-0228-9</text:p>
          </table:table-cell>
          <table:table-cell table:style-name="ce98" table:formula="of:=concat(&quot;https://dx.doi.org/&quot;; [.F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2" table:formula="of:=LOOKUP([.A2]; [$'Journal Lookup Tables'.$A$2:.$B$22])" office:value-type="string" office:string-value="BOTH" calcext:value-type="string">
            <text:p>BOTH</text:p>
          </table:table-cell>
          <table:table-cell table:style-name="ce102" table:formula="of:=LOOKUP([.A2]; [$'Journal Lookup Tables'.$F$2:.$G$22])" office:value-type="float" office:value="2" calcext:value-type="float">
            <text:p>2</text:p>
          </table:table-cell>
          <table:table-cell table:style-name="ce102" office:value-type="string" calcext:value-type="string">
            <text:p>Applied</text:p>
          </table:table-cell>
          <table:table-cell table:style-name="ce102" table:formula="of:=FALSE()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Australasian Plant Pathology</text:p>
          </table:table-cell>
          <table:table-cell table:style-name="ce86" office:value-type="string" calcext:value-type="string">
            <text:p>Australas Plant Path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3313-012-0178-7</text:p>
          </table:table-cell>
          <table:table-cell table:style-name="ce98" table:formula="of:=concat(&quot;https://dx.doi.org/&quot;; [.F3])" office:value-type="string" office:string-value="" calcext:value-type="error">
            <text:p>#NAME?</text:p>
          </table:table-cell>
          <table:table-cell table:style-name="ce86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103" table:formula="of:=LOOKUP([.A3]; [$'Journal Lookup Tables'.$A$2:.$B$22])" office:value-type="string" office:string-value="BOTH" calcext:value-type="string">
            <text:p>BOTH</text:p>
          </table:table-cell>
          <table:table-cell table:style-name="ce103" table:formula="of:=LOOKUP([.A3]; [$'Journal Lookup Tables'.$F$2:.$G$22])" office:value-type="float" office:value="2" calcext:value-type="float">
            <office:annotation draw:style-name="gr3" draw:text-style-name="P2" svg:width="11.222cm" svg:height="1.561cm" svg:x="39.771cm" svg:y="1.751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MaxEnt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Australasian Plant Pathology</text:p>
          </table:table-cell>
          <table:table-cell table:style-name="ce87" office:value-type="string" calcext:value-type="string">
            <text:p>Australas Plant Path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96" table:formula="of:=concat(&quot;https://dx.doi.org/&quot;; [.F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]; [$'Journal Lookup Tables'.$A$2:.$B$22])" office:value-type="string" office:string-value="BOTH" calcext:value-type="string">
            <text:p>BOTH</text:p>
          </table:table-cell>
          <table:table-cell table:style-name="ce104" table:formula="of:=LOOKUP([.A4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STATC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465-4</text:p>
          </table:table-cell>
          <table:table-cell table:style-name="ce97" table:formula="of:=concat(&quot;https://dx.doi.org/&quot;; [.F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5]; [$'Journal Lookup Tables'.$A$2:.$B$22])" office:value-type="string" office:string-value="BOTH" calcext:value-type="string">
            <text:p>BOTH</text:p>
          </table:table-cell>
          <table:table-cell table:style-name="ce105" table:formula="of:=LOOKUP([.A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61-0</text:p>
          </table:table-cell>
          <table:table-cell table:style-name="ce97" table:formula="of:=concat(&quot;https://dx.doi.org/&quot;; [.F6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not applicable, selected first following plant pathology article</text:p>
          </table:table-cell>
          <table:table-cell table:style-name="ce105" table:formula="of:=LOOKUP([.A6]; [$'Journal Lookup Tables'.$A$2:.$B$22])" office:value-type="string" office:string-value="BOTH" calcext:value-type="string">
            <text:p>BOTH</text:p>
          </table:table-cell>
          <table:table-cell table:style-name="ce105" table:formula="of:=LOOKUP([.A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" calcext:value-type="float">
            <text:p>1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7-0532-x</text:p>
          </table:table-cell>
          <table:table-cell table:style-name="ce97" table:formula="of:=concat(&quot;https://dx.doi.org/&quot;; [.F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7]; [$'Journal Lookup Tables'.$A$2:.$B$22])" office:value-type="string" office:string-value="BOTH" calcext:value-type="string">
            <text:p>BOTH</text:p>
          </table:table-cell>
          <table:table-cell table:style-name="ce105" table:formula="of:=LOOKUP([.A7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4">
          <table:table-cell table:style-name="ce88" office:value-type="string" calcext:value-type="string">
            <text:p>Australasian Plant Pathology</text:p>
          </table:table-cell>
          <table:table-cell table:style-name="ce88" office:value-type="string" calcext:value-type="string">
            <text:p>Australas Plant Path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3313-016-0458-8</text:p>
          </table:table-cell>
          <table:table-cell table:style-name="ce97" table:formula="of:=concat(&quot;https://dx.doi.org/&quot;; [.F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8]; [$'Journal Lookup Tables'.$A$2:.$B$22])" office:value-type="string" office:string-value="BOTH" calcext:value-type="string">
            <text:p>BOTH</text:p>
          </table:table-cell>
          <table:table-cell table:style-name="ce105" table:formula="of:=LOOKUP([.A8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GenAlEx, Excel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2" calcext:value-type="float">
            <text:p>5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19-00676-6</text:p>
          </table:table-cell>
          <table:table-cell table:style-name="ce94" table:formula="of:=concat(&quot;https://dx.doi.org/&quot;; [.F9])" office:value-type="string" office:string-value="" calcext:value-type="error">
            <text:p>#NAME?</text:p>
          </table:table-cell>
          <table:table-cell table:style-name="ce89" office:value-type="string" calcext:value-type="string">
            <text:p>data for trees was deposited. Other data not availbe. Scored as 0.</text:p>
          </table:table-cell>
          <table:table-cell table:style-name="ce106" table:formula="of:=LOOKUP([.A9]; [$'Journal Lookup Tables'.$A$2:.$B$22])" office:value-type="string" office:string-value="BOTH" calcext:value-type="string">
            <text:p>BOTH</text:p>
          </table:table-cell>
          <table:table-cell table:style-name="ce106" table:formula="of:=LOOKUP([.A9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Australasian Plant Pathology</text:p>
          </table:table-cell>
          <table:table-cell table:style-name="ce89" office:value-type="string" calcext:value-type="string">
            <text:p>Australas Plant Path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64" calcext:value-type="float">
            <text:p>6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3313-020-00737-1</text:p>
          </table:table-cell>
          <table:table-cell table:style-name="ce94" table:formula="of:=concat(&quot;https://dx.doi.org/&quot;; [.F10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0]; [$'Journal Lookup Tables'.$A$2:.$B$22])" office:value-type="string" office:string-value="BOTH" calcext:value-type="string">
            <text:p>BOTH</text:p>
          </table:table-cell>
          <table:table-cell table:style-name="ce106" table:formula="of:=LOOKUP([.A10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antiSMASH, Geneiou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2-0157-z</text:p>
          </table:table-cell>
          <table:table-cell table:style-name="ce95" table:formula="of:=concat(&quot;https://dx.doi.org/&quot;; [.F11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1]; [$'Journal Lookup Tables'.$A$2:.$B$22])" office:value-type="string" office:string-value="BOTH" calcext:value-type="string">
            <text:p>BOTH</text:p>
          </table:table-cell>
          <table:table-cell table:style-name="ce107" table:formula="of:=LOOKUP([.A1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Australasian Plant Pathology</text:p>
          </table:table-cell>
          <table:table-cell table:style-name="ce90" office:value-type="string" calcext:value-type="string">
            <text:p>Australas Plant Path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5" calcext:value-type="float">
            <text:p>5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3313-013-0240-0</text:p>
          </table:table-cell>
          <table:table-cell table:style-name="ce95" table:formula="of:=concat(&quot;https://dx.doi.org/&quot;; [.F12])" office:value-type="string" office:string-value="" calcext:value-type="error">
            <text:p>#NAME?</text:p>
          </table:table-cell>
          <table:table-cell table:style-name="ce90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107" table:formula="of:=LOOKUP([.A12]; [$'Journal Lookup Tables'.$A$2:.$B$22])" office:value-type="string" office:string-value="BOTH" calcext:value-type="string">
            <text:p>BOTH</text:p>
          </table:table-cell>
          <table:table-cell table:style-name="ce107" table:formula="of:=LOOKUP([.A1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4.986526</text:p>
          </table:table-cell>
          <table:table-cell table:style-name="ce98" table:formula="of:=concat(&quot;https://dx.doi.org/&quot;; [.F1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3]; [$'Journal Lookup Tables'.$A$2:.$B$22])" office:value-type="string" office:string-value="BOTH" calcext:value-type="string">
            <text:p>BOTH</text:p>
          </table:table-cell>
          <table:table-cell table:style-name="ce103" table:formula="of:=LOOKUP([.A1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office:annotation draw:style-name="gr4" draw:text-style-name="P2" svg:width="25.162cm" svg:height="1.535cm" svg:x="50.992cm" svg:y="6.783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Sequench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8.1559224</text:p>
          </table:table-cell>
          <table:table-cell table:style-name="ce98" table:formula="of:=concat(&quot;https://dx.doi.org/&quot;; [.F1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article was review, this is second in issue</text:p>
          </table:table-cell>
          <table:table-cell table:style-name="ce103" table:formula="of:=LOOKUP([.A14]; [$'Journal Lookup Tables'.$A$2:.$B$22])" office:value-type="string" office:string-value="BOTH" calcext:value-type="string">
            <text:p>BOTH</text:p>
          </table:table-cell>
          <table:table-cell table:style-name="ce103" table:formula="of:=LOOKUP([.A1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" calcext:value-type="float">
            <office:annotation draw:style-name="gr4" draw:text-style-name="P2" svg:width="20.607cm" svg:height="1.535cm" svg:x="15.462cm" svg:y="7.715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98" table:formula="of:=concat(&quot;https://dx.doi.org/&quot;; [.F15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103" table:formula="of:=LOOKUP([.A15]; [$'Journal Lookup Tables'.$A$2:.$B$22])" office:value-type="string" office:string-value="BOTH" calcext:value-type="string">
            <text:p>BOTH</text:p>
          </table:table-cell>
          <table:table-cell table:style-name="ce103" table:formula="of:=LOOKUP([.A1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office:annotation draw:style-name="gr4" draw:text-style-name="P2" svg:width="11.565cm" svg:height="1.535cm" svg:x="43.053cm" svg:y="7.715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4" draw:text-style-name="P2" svg:width="9.899cm" svg:height="1.535cm" svg:x="73.68cm" svg:y="7.715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1" calcext:value-type="float">
            <text:p>14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681396</text:p>
          </table:table-cell>
          <table:table-cell table:style-name="ce98" table:formula="of:=concat(&quot;https://dx.doi.org/&quot;; [.F16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article sequentially</text:p>
          </table:table-cell>
          <table:table-cell table:style-name="ce103" table:formula="of:=LOOKUP([.A16]; [$'Journal Lookup Tables'.$A$2:.$B$22])" office:value-type="string" office:string-value="BOTH" calcext:value-type="string">
            <text:p>BOTH</text:p>
          </table:table-cell>
          <table:table-cell table:style-name="ce103" table:formula="of:=LOOKUP([.A1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anadian Journal of Plant Pathology</text:p>
          </table:table-cell>
          <table:table-cell table:style-name="ce86" office:value-type="string" calcext:value-type="string">
            <text:p>Can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80/07060661.2012.702128</text:p>
          </table:table-cell>
          <table:table-cell table:style-name="ce98" table:formula="of:=concat(&quot;https://dx.doi.org/&quot;; [.F1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7]; [$'Journal Lookup Tables'.$A$2:.$B$22])" office:value-type="string" office:string-value="BOTH" calcext:value-type="string">
            <text:p>BOTH</text:p>
          </table:table-cell>
          <table:table-cell table:style-name="ce103" table:formula="of:=LOOKUP([.A1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string" calcext:value-type="string">
            <text:p>NA</text:p>
          </table:table-cell>
          <table:table-cell table:style-name="ce103" office:value-type="string" calcext:value-type="string">
            <office:annotation draw:style-name="gr5" draw:text-style-name="P2" svg:width="24.01cm" svg:height="1.508cm" svg:x="54.618cm" svg:y="8.79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56.873cm" svg:y="8.79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42" calcext:value-type="float">
            <office:annotation draw:style-name="gr5" draw:text-style-name="P2" svg:width="20.607cm" svg:height="1.508cm" svg:x="15.462cm" svg:y="9.228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5.1004111</text:p>
          </table:table-cell>
          <table:table-cell table:style-name="ce96" table:formula="of:=concat(&quot;https://dx.doi.org/&quot;; [.F1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8]; [$'Journal Lookup Tables'.$A$2:.$B$22])" office:value-type="string" office:string-value="BOTH" calcext:value-type="string">
            <text:p>BOTH</text:p>
          </table:table-cell>
          <table:table-cell table:style-name="ce104" table:formula="of:=LOOKUP([.A1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43.053cm" svg:y="9.228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9.228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7915</text:p>
          </table:table-cell>
          <table:table-cell table:style-name="ce96" table:formula="of:=concat(&quot;https://dx.doi.org/&quot;; [.F1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9]; [$'Journal Lookup Tables'.$A$2:.$B$22])" office:value-type="string" office:string-value="BOTH" calcext:value-type="string">
            <text:p>BOTH</text:p>
          </table:table-cell>
          <table:table-cell table:style-name="ce104" table:formula="of:=LOOKUP([.A1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Clustal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anadian Journal of Plant Pathology</text:p>
          </table:table-cell>
          <table:table-cell table:style-name="ce87" office:value-type="string" calcext:value-type="string">
            <text:p>Can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8" calcext:value-type="float">
            <text:p>2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80/07060661.2017.1414881</text:p>
          </table:table-cell>
          <table:table-cell table:style-name="ce96" table:formula="of:=concat(&quot;https://dx.doi.org/&quot;; [.F2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0]; [$'Journal Lookup Tables'.$A$2:.$B$22])" office:value-type="string" office:string-value="BOTH" calcext:value-type="string">
            <text:p>BOTH</text:p>
          </table:table-cell>
          <table:table-cell table:style-name="ce104" table:formula="of:=LOOKUP([.A2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8.1442370</text:p>
          </table:table-cell>
          <table:table-cell table:style-name="ce97" table:formula="of:=concat(&quot;https://dx.doi.org/&quot;; [.F21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21]; [$'Journal Lookup Tables'.$A$2:.$B$22])" office:value-type="string" office:string-value="BOTH" calcext:value-type="string">
            <text:p>BOTH</text:p>
          </table:table-cell>
          <table:table-cell table:style-name="ce105" table:formula="of:=LOOKUP([.A2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21044</text:p>
          </table:table-cell>
          <table:table-cell table:style-name="ce97" table:formula="of:=concat(&quot;https://dx.doi.org/&quot;; [.F22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22]; [$'Journal Lookup Tables'.$A$2:.$B$22])" office:value-type="string" office:string-value="BOTH" calcext:value-type="string">
            <text:p>BOTH</text:p>
          </table:table-cell>
          <table:table-cell table:style-name="ce105" table:formula="of:=LOOKUP([.A2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SAS</text:p>
          </table:table-cell>
          <table:table-cell table:number-columns-repeated="1007"/>
        </table:table-row>
        <table:table-row table:style-name="ro2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9.1641750</text:p>
          </table:table-cell>
          <table:table-cell table:style-name="ce97" table:formula="of:=concat(&quot;https://dx.doi.org/&quot;; [.F2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3]; [$'Journal Lookup Tables'.$A$2:.$B$22])" office:value-type="string" office:string-value="BOTH" calcext:value-type="string">
            <text:p>BOTH</text:p>
          </table:table-cell>
          <table:table-cell table:style-name="ce105" table:formula="of:=LOOKUP([.A2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61" calcext:value-type="float">
            <text:p>6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04021</text:p>
          </table:table-cell>
          <table:table-cell table:style-name="ce97" table:formula="of:=concat(&quot;https://dx.doi.org/&quot;; [.F2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4]; [$'Journal Lookup Tables'.$A$2:.$B$22])" office:value-type="string" office:string-value="BOTH" calcext:value-type="string">
            <text:p>BOTH</text:p>
          </table:table-cell>
          <table:table-cell table:style-name="ce105" table:formula="of:=LOOKUP([.A2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, Clustal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Canadian Journal of Plant Pathology</text:p>
          </table:table-cell>
          <table:table-cell table:style-name="ce88" office:value-type="string" calcext:value-type="string">
            <text:p>Can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80/07060661.2017.1336488</text:p>
          </table:table-cell>
          <table:table-cell table:style-name="ce97" table:formula="of:=concat(&quot;https://dx.doi.org/&quot;; [.F25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abstract, next sequential article selected</text:p>
          </table:table-cell>
          <table:table-cell table:style-name="ce105" table:formula="of:=LOOKUP([.A25]; [$'Journal Lookup Tables'.$A$2:.$B$22])" office:value-type="string" office:string-value="BOTH" calcext:value-type="string">
            <text:p>BOTH</text:p>
          </table:table-cell>
          <table:table-cell table:style-name="ce105" table:formula="of:=LOOKUP([.A2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string" calcext:value-type="string">
            <text:p>NA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080/07060661.2018.1513074" xlink:type="simple">Nik</text:a></text:p>
          </table:table-cell>
          <table:table-cell table:style-name="ce99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99" table:formula="of:=concat(&quot;https://dx.doi.org/&quot;; [.F26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is a disease report. This is the immediate prior article</text:p>
          </table:table-cell>
          <table:table-cell table:style-name="ce106" table:formula="of:=LOOKUP([.A26]; [$'Journal Lookup Tables'.$A$2:.$B$22])" office:value-type="string" office:string-value="BOTH" calcext:value-type="string">
            <text:p>BOTH</text:p>
          </table:table-cell>
          <table:table-cell table:style-name="ce106" table:formula="of:=LOOKUP([.A26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rimer Premier</text:p>
          </table:table-cell>
          <table:table-cell table:number-columns-repeated="1007"/>
        </table:table-row>
        <table:table-row table:style-name="ro4">
          <table:table-cell table:style-name="ce89" office:value-type="string" calcext:value-type="string">
            <text:p>Canadian Journal of Plant Pathology</text:p>
          </table:table-cell>
          <table:table-cell table:style-name="ce92" office:value-type="string" calcext:value-type="string">
            <text:p>Can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6" calcext:value-type="float">
            <text:p>106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80/07060661.2020.1745892</text:p>
          </table:table-cell>
          <table:table-cell table:style-name="ce100" table:formula="of:=concat(&quot;https://dx.doi.org/&quot;; [.F2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7]; [$'Journal Lookup Tables'.$A$2:.$B$22])" office:value-type="string" office:string-value="BOTH" calcext:value-type="string">
            <text:p>BOTH</text:p>
          </table:table-cell>
          <table:table-cell table:style-name="ce106" table:formula="of:=LOOKUP([.A2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7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2.659679</text:p>
          </table:table-cell>
          <table:table-cell table:style-name="ce95" table:formula="of:=concat(&quot;https://dx.doi.org/&quot;; [.F28])" office:value-type="string" office:string-value="" calcext:value-type="error">
            <text:p>#NAME?</text:p>
          </table:table-cell>
          <table:table-cell table:style-name="ce90" office:value-type="string" calcext:value-type="string">
            <text:p>DNAMAN costs $789</text:p>
            <text:p/>
          </table:table-cell>
          <table:table-cell table:style-name="ce107" table:formula="of:=LOOKUP([.A28]; [$'Journal Lookup Tables'.$A$2:.$B$22])" office:value-type="string" office:string-value="BOTH" calcext:value-type="string">
            <text:p>BOTH</text:p>
          </table:table-cell>
          <table:table-cell table:style-name="ce107" table:formula="of:=LOOKUP([.A2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6" draw:text-style-name="P2" svg:width="24.23cm" svg:height="1.507cm" svg:x="56.873cm" svg:y="14.309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080/07060661.2018.1561518" xlink:type="simple">Zach</text:a></text:p>
          </table:table-cell>
          <table:table-cell table:style-name="ce95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95" table:formula="of:=concat(&quot;https://dx.doi.org/&quot;; [.F2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9]; [$'Journal Lookup Tables'.$A$2:.$B$22])" office:value-type="string" office:string-value="BOTH" calcext:value-type="string">
            <text:p>BOTH</text:p>
          </table:table-cell>
          <table:table-cell table:style-name="ce107" table:formula="of:=LOOKUP([.A2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29" calcext:value-type="float">
            <text:p>129</text:p>
          </table:table-cell>
          <table:table-cell table:style-name="ce95" office:value-type="string" calcext:value-type="string">
            <text:p><text:a xlink:href="https://doi.org/10.1080/07060661.2019.1632934" xlink:type="simple">Zach</text:a></text:p>
          </table:table-cell>
          <table:table-cell table:style-name="ce95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95" table:formula="of:=concat(&quot;https://dx.doi.org/&quot;; [.F30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0]; [$'Journal Lookup Tables'.$A$2:.$B$22])" office:value-type="string" office:string-value="BOTH" calcext:value-type="string">
            <text:p>BOTH</text:p>
          </table:table-cell>
          <table:table-cell table:style-name="ce107" table:formula="of:=LOOKUP([.A3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anadian Journal of Plant Pathology</text:p>
          </table:table-cell>
          <table:table-cell table:style-name="ce90" office:value-type="string" calcext:value-type="string">
            <text:p>Can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80/07060661.2013.868370</text:p>
          </table:table-cell>
          <table:table-cell table:style-name="ce95" table:formula="of:=concat(&quot;https://dx.doi.org/&quot;; [.F31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31]; [$'Journal Lookup Tables'.$A$2:.$B$22])" office:value-type="string" office:string-value="BOTH" calcext:value-type="string">
            <text:p>BOTH</text:p>
          </table:table-cell>
          <table:table-cell table:style-name="ce107" table:formula="of:=LOOKUP([.A3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office:annotation draw:style-name="gr5" draw:text-style-name="P2" svg:width="25.162cm" svg:height="1.508cm" svg:x="50.992cm" svg:y="16.122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ImageJ</text:p>
          </table:table-cell>
          <table:table-cell table:number-columns-repeated="1007"/>
        </table:table-row>
        <table:table-row table:style-name="ro8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10.001</text:p>
          </table:table-cell>
          <table:table-cell table:style-name="ce98" table:formula="of:=concat(&quot;https://dx.doi.org/&quot;; [.F3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 (also from second volume of year)</text:p>
          </table:table-cell>
          <table:table-cell table:style-name="ce103" table:formula="of:=LOOKUP([.A32]; [$'Journal Lookup Tables'.$A$2:.$B$22])" office:value-type="string" office:string-value="BOTH" calcext:value-type="string">
            <text:p>BOTH</text:p>
          </table:table-cell>
          <table:table-cell table:style-name="ce103" table:formula="of:=LOOKUP([.A3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17" calcext:value-type="float">
            <text:p>11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5.10.019</text:p>
          </table:table-cell>
          <table:table-cell table:style-name="ce98" table:formula="of:=concat(&quot;https://dx.doi.org/&quot;; [.F3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3]; [$'Journal Lookup Tables'.$A$2:.$B$22])" office:value-type="string" office:string-value="BOTH" calcext:value-type="string">
            <text:p>BOTH</text:p>
          </table:table-cell>
          <table:table-cell table:style-name="ce103" table:formula="of:=LOOKUP([.A3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50.992cm" svg:y="17.09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1.08.024</text:p>
          </table:table-cell>
          <table:table-cell table:style-name="ce98" table:formula="of:=concat(&quot;https://dx.doi.org/&quot;; [.F3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34]; [$'Journal Lookup Tables'.$A$2:.$B$22])" office:value-type="string" office:string-value="BOTH" calcext:value-type="string">
            <text:p>BOTH</text:p>
          </table:table-cell>
          <table:table-cell table:style-name="ce103" table:formula="of:=LOOKUP([.A3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5" calcext:value-type="float">
            <text:p>8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2.09.009</text:p>
          </table:table-cell>
          <table:table-cell table:style-name="ce98" table:formula="of:=concat(&quot;https://dx.doi.org/&quot;; [.F35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ncluded in previous article. Next sequential article selected</text:p>
          </table:table-cell>
          <table:table-cell table:style-name="ce103" table:formula="of:=LOOKUP([.A35]; [$'Journal Lookup Tables'.$A$2:.$B$22])" office:value-type="string" office:string-value="BOTH" calcext:value-type="string">
            <text:p>BOTH</text:p>
          </table:table-cell>
          <table:table-cell table:style-name="ce103" table:formula="of:=LOOKUP([.A3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3.10.003</text:p>
          </table:table-cell>
          <table:table-cell table:style-name="ce98" table:formula="of:=concat(&quot;https://dx.doi.org/&quot;; [.F3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]; [$'Journal Lookup Tables'.$A$2:.$B$22])" office:value-type="string" office:string-value="BOTH" calcext:value-type="string">
            <text:p>BOTH</text:p>
          </table:table-cell>
          <table:table-cell table:style-name="ce103" table:formula="of:=LOOKUP([.A3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3" draw:text-style-name="P2" svg:width="9.899cm" svg:height="1.561cm" svg:x="73.68cm" svg:y="18.487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4">
          <table:table-cell table:style-name="ce86" office:value-type="string" calcext:value-type="string">
            <text:p>Crop Protection</text:p>
          </table:table-cell>
          <table:table-cell table:style-name="ce86" office:value-type="string" calcext:value-type="string">
            <text:p>Crop Prot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cropro.2014.09.015</text:p>
          </table:table-cell>
          <table:table-cell table:style-name="ce98" table:formula="of:=concat(&quot;https://dx.doi.org/&quot;; [.F37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37]; [$'Journal Lookup Tables'.$A$2:.$B$22])" office:value-type="string" office:string-value="BOTH" calcext:value-type="string">
            <text:p>BOTH</text:p>
          </table:table-cell>
          <table:table-cell table:style-name="ce103" table:formula="of:=LOOKUP([.A3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7" draw:text-style-name="P2" svg:width="25.628cm" svg:height="1.56cm" svg:x="48.051cm" svg:y="18.953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2.09.001</text:p>
          </table:table-cell>
          <table:table-cell table:style-name="ce96" table:formula="of:=concat(&quot;https://dx.doi.org/&quot;; [.F3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8]; [$'Journal Lookup Tables'.$A$2:.$B$22])" office:value-type="string" office:string-value="BOTH" calcext:value-type="string">
            <text:p>BOTH</text:p>
          </table:table-cell>
          <table:table-cell table:style-name="ce104" table:formula="of:=LOOKUP([.A3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8" draw:text-style-name="P2" svg:width="11.565cm" svg:height="1.481cm" svg:x="43.053cm" svg:y="19.536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1" calcext:value-type="float">
            <office:annotation draw:style-name="gr9" draw:text-style-name="P2" svg:width="25.162cm" svg:height="2.592cm" svg:x="50.992cm" svg:y="19.536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OriginPro, Canoco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3.10.002</text:p>
          </table:table-cell>
          <table:table-cell table:style-name="ce96" table:formula="of:=concat(&quot;https://dx.doi.org/&quot;; [.F3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9]; [$'Journal Lookup Tables'.$A$2:.$B$22])" office:value-type="string" office:string-value="BOTH" calcext:value-type="string">
            <text:p>BOTH</text:p>
          </table:table-cell>
          <table:table-cell table:style-name="ce104" table:formula="of:=LOOKUP([.A3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10" draw:text-style-name="P2" svg:width="11.565cm" svg:height="1.482cm" svg:x="43.053cm" svg:y="20.001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11.028</text:p>
          </table:table-cell>
          <table:table-cell table:style-name="ce96" table:formula="of:=concat(&quot;https://dx.doi.org/&quot;; [.F4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]; [$'Journal Lookup Tables'.$A$2:.$B$22])" office:value-type="string" office:string-value="BOTH" calcext:value-type="string">
            <text:p>BOTH</text:p>
          </table:table-cell>
          <table:table-cell table:style-name="ce104" table:formula="of:=LOOKUP([.A4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tlab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96" office:value-type="string" calcext:value-type="string">
            <text:p><text:a xlink:href="https://doi.org/10.1016/j.cropro.2020.105335" xlink:type="simple">Emerson</text:a></text:p>
          </table:table-cell>
          <table:table-cell table:style-name="ce96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96" table:formula="of:=concat(&quot;https://dx.doi.org/&quot;; [.F41])" office:value-type="string" office:string-value="" calcext:value-type="error">
            <text:p>#NAME?</text:p>
          </table:table-cell>
          <table:table-cell table:style-name="ce87" office:value-type="string" calcext:value-type="string">
            <text:p>The eighth article of the continuous numbering system</text:p>
          </table:table-cell>
          <table:table-cell table:style-name="ce104" table:formula="of:=LOOKUP([.A41]; [$'Journal Lookup Tables'.$A$2:.$B$22])" office:value-type="string" office:string-value="BOTH" calcext:value-type="string">
            <text:p>BOTH</text:p>
          </table:table-cell>
          <table:table-cell table:style-name="ce104" table:formula="of:=LOOKUP([.A4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cropro.2016.09.012</text:p>
          </table:table-cell>
          <table:table-cell table:style-name="ce96" table:formula="of:=concat(&quot;https://dx.doi.org/&quot;; [.F4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2]; [$'Journal Lookup Tables'.$A$2:.$B$22])" office:value-type="string" office:string-value="BOTH" calcext:value-type="string">
            <text:p>BOTH</text:p>
          </table:table-cell>
          <table:table-cell table:style-name="ce104" table:formula="of:=LOOKUP([.A4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Oligo</text:p>
          </table:table-cell>
          <table:table-cell table:number-columns-repeated="1007"/>
        </table:table-row>
        <table:table-row table:style-name="ro7">
          <table:table-cell table:style-name="ce87" office:value-type="string" calcext:value-type="string">
            <text:p>Crop Protection</text:p>
          </table:table-cell>
          <table:table-cell table:style-name="ce87" office:value-type="string" calcext:value-type="string">
            <office:annotation draw:style-name="gr11" draw:text-style-name="P2" svg:width="11.442cm" svg:height="10.471cm" svg:x="11.689cm" svg:y="21.705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5" draw:text-style-name="P2" svg:width="16.639cm" svg:height="1.508cm" svg:x="23.131cm" svg:y="22.006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96" table:formula="of:=concat(&quot;https://dx.doi.org/&quot;; [.F43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per was not plant pathology, next suitable paper chosen</text:p>
            <text:p/>
          </table:table-cell>
          <table:table-cell table:style-name="ce104" table:formula="of:=LOOKUP([.A43]; [$'Journal Lookup Tables'.$A$2:.$B$22])" office:value-type="string" office:string-value="BOTH" calcext:value-type="string">
            <text:p>BOTH</text:p>
          </table:table-cell>
          <table:table-cell table:style-name="ce104" table:formula="of:=LOOKUP([.A4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15" calcext:value-type="float">
            <text:p>1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7.10.001</text:p>
          </table:table-cell>
          <table:table-cell table:style-name="ce97" table:formula="of:=concat(&quot;https://dx.doi.org/&quot;; [.F4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4]; [$'Journal Lookup Tables'.$A$2:.$B$22])" office:value-type="string" office:string-value="BOTH" calcext:value-type="string">
            <text:p>BOTH</text:p>
          </table:table-cell>
          <table:table-cell table:style-name="ce105" table:formula="of:=LOOKUP([.A4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XLSTA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9.104942</text:p>
          </table:table-cell>
          <table:table-cell table:style-name="ce97" table:formula="of:=concat(&quot;https://dx.doi.org/&quot;; [.F45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0.</text:p>
          </table:table-cell>
          <table:table-cell table:style-name="ce105" table:formula="of:=LOOKUP([.A45]; [$'Journal Lookup Tables'.$A$2:.$B$22])" office:value-type="string" office:string-value="BOTH" calcext:value-type="string">
            <text:p>BOTH</text:p>
          </table:table-cell>
          <table:table-cell table:style-name="ce105" table:formula="of:=LOOKUP([.A4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16/j.cropro.2020.105288" xlink:type="simple">Kaique</text:a></text:p>
          </table:table-cell>
          <table:table-cell table:style-name="ce97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97" table:formula="of:=concat(&quot;https://dx.doi.org/&quot;; [.F46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Second research article for 2021.</text:p>
          </table:table-cell>
          <table:table-cell table:style-name="ce105" table:formula="of:=LOOKUP([.A46]; [$'Journal Lookup Tables'.$A$2:.$B$22])" office:value-type="string" office:string-value="BOTH" calcext:value-type="string">
            <text:p>BOTH</text:p>
          </table:table-cell>
          <table:table-cell table:style-name="ce105" table:formula="of:=LOOKUP([.A4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8" office:value-type="string" calcext:value-type="string">
            <text:p>Crop Protection</text:p>
          </table:table-cell>
          <table:table-cell table:style-name="ce88" office:value-type="string" calcext:value-type="string">
            <text:p>Crop Prot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cropro.2016.10.012</text:p>
          </table:table-cell>
          <table:table-cell table:style-name="ce97" table:formula="of:=concat(&quot;https://dx.doi.org/&quot;; [.F47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article not applicable, selected first prior article that was plant pathology</text:p>
          </table:table-cell>
          <table:table-cell table:style-name="ce105" table:formula="of:=LOOKUP([.A47]; [$'Journal Lookup Tables'.$A$2:.$B$22])" office:value-type="string" office:string-value="BOTH" calcext:value-type="string">
            <text:p>BOTH</text:p>
          </table:table-cell>
          <table:table-cell table:style-name="ce105" table:formula="of:=LOOKUP([.A47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82" calcext:value-type="float">
            <text:p>82</text:p>
          </table:table-cell>
          <table:table-cell table:style-name="ce94" office:value-type="string" calcext:value-type="string">
            <text:p><text:a xlink:href="https://doi.org/10.1016/j.cropro.2020.105348" xlink:type="simple">Nik</text:a></text:p>
          </table:table-cell>
          <table:table-cell table:style-name="ce99" office:value-type="string" calcext:value-type="string">
            <office:annotation draw:style-name="gr6" draw:text-style-name="P2" svg:width="16.639cm" svg:height="1.507cm" svg:x="23.131cm" svg:y="24.842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100" table:formula="of:=concat(&quot;https://dx.doi.org/&quot;; [.F48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article that was not already assigned that is a plant pathology article..</text:p>
          </table:table-cell>
          <table:table-cell table:style-name="ce106" table:formula="of:=LOOKUP([.A48]; [$'Journal Lookup Tables'.$A$2:.$B$22])" office:value-type="string" office:string-value="BOTH" calcext:value-type="string">
            <text:p>BOTH</text:p>
          </table:table-cell>
          <table:table-cell table:style-name="ce106" table:formula="of:=LOOKUP([.A4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18" calcext:value-type="float">
            <text:p>118</text:p>
          </table:table-cell>
          <table:table-cell table:style-name="ce94" office:value-type="string" calcext:value-type="string">
            <text:p><text:a xlink:href="https://doi.org/10.1016/j.cropro.2019.104946" xlink:type="simple">Nik</text:a></text:p>
          </table:table-cell>
          <table:table-cell table:style-name="ce99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00" table:formula="of:=concat(&quot;https://dx.doi.org/&quot;; [.F49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First research article for 2020.</text:p>
          </table:table-cell>
          <table:table-cell table:style-name="ce106" table:formula="of:=LOOKUP([.A49]; [$'Journal Lookup Tables'.$A$2:.$B$22])" office:value-type="string" office:string-value="BOTH" calcext:value-type="string">
            <text:p>BOTH</text:p>
          </table:table-cell>
          <table:table-cell table:style-name="ce106" table:formula="of:=LOOKUP([.A49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iPhyClassifier, MEG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Crop Protection</text:p>
          </table:table-cell>
          <table:table-cell table:style-name="ce92" office:value-type="string" calcext:value-type="string">
            <text:p>Crop Prot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016/j.cropro.2020.105302" xlink:type="simple">Nik</text:a></text:p>
          </table:table-cell>
          <table:table-cell table:style-name="ce99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00" table:formula="of:=concat(&quot;https://dx.doi.org/&quot;; [.F50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Third research article for 2021.</text:p>
          </table:table-cell>
          <table:table-cell table:style-name="ce106" table:formula="of:=LOOKUP([.A50]; [$'Journal Lookup Tables'.$A$2:.$B$22])" office:value-type="string" office:string-value="BOTH" calcext:value-type="string">
            <text:p>BOTH</text:p>
          </table:table-cell>
          <table:table-cell table:style-name="ce106" table:formula="of:=LOOKUP([.A50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70" calcext:value-type="float">
            <text:p>70</text:p>
          </table:table-cell>
          <table:table-cell table:style-name="ce95" office:value-type="string" calcext:value-type="string">
            <text:p><text:a xlink:href="https://doi.org/10.1016/j.cropro.2019.104947" xlink:type="simple">Zach</text:a></text:p>
          </table:table-cell>
          <table:table-cell table:style-name="ce95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95" table:formula="of:=concat(&quot;https://dx.doi.org/&quot;; [.F51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article of 2020</text:p>
          </table:table-cell>
          <table:table-cell table:style-name="ce107" table:formula="of:=LOOKUP([.A51]; [$'Journal Lookup Tables'.$A$2:.$B$22])" office:value-type="string" office:string-value="BOTH" calcext:value-type="string">
            <text:p>BOTH</text:p>
          </table:table-cell>
          <table:table-cell table:style-name="ce107" table:formula="of:=LOOKUP([.A5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, JMP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5" calcext:value-type="float">
            <text:p>135</text:p>
          </table:table-cell>
          <table:table-cell table:style-name="ce95" office:value-type="string" calcext:value-type="string">
            <text:p><text:a xlink:href="https://doi.org/10.1016/j.cropro.2020.105317" xlink:type="simple">Zach</text:a></text:p>
          </table:table-cell>
          <table:table-cell table:style-name="ce95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95" table:formula="of:=concat(&quot;https://dx.doi.org/&quot;; [.F52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ifth article of 2021</text:p>
          </table:table-cell>
          <table:table-cell table:style-name="ce107" table:formula="of:=LOOKUP([.A52]; [$'Journal Lookup Tables'.$A$2:.$B$22])" office:value-type="string" office:string-value="BOTH" calcext:value-type="string">
            <text:p>BOTH</text:p>
          </table:table-cell>
          <table:table-cell table:style-name="ce107" table:formula="of:=LOOKUP([.A5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61" calcext:value-type="float">
            <text:p>6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cropro.2011.09.010</text:p>
          </table:table-cell>
          <table:table-cell table:style-name="ce95" table:formula="of:=concat(&quot;https://dx.doi.org/&quot;; [.F53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53]; [$'Journal Lookup Tables'.$A$2:.$B$22])" office:value-type="string" office:string-value="BOTH" calcext:value-type="string">
            <text:p>BOTH</text:p>
          </table:table-cell>
          <table:table-cell table:style-name="ce107" table:formula="of:=LOOKUP([.A5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Crop Protection</text:p>
          </table:table-cell>
          <table:table-cell table:style-name="ce90" office:value-type="string" calcext:value-type="string">
            <text:p>Crop Prot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1" calcext:value-type="float">
            <text:p>31</text:p>
          </table:table-cell>
          <table:table-cell table:style-name="ce95" office:value-type="string" calcext:value-type="string">
            <text:p><text:a xlink:href="https://doi.org/10.1016/j.cropro.2018.09.001" xlink:type="simple">Zach</text:a></text:p>
          </table:table-cell>
          <table:table-cell table:style-name="ce95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95" table:formula="of:=concat(&quot;https://dx.doi.org/&quot;; [.F54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54]; [$'Journal Lookup Tables'.$A$2:.$B$22])" office:value-type="string" office:string-value="BOTH" calcext:value-type="string">
            <text:p>BOTH</text:p>
          </table:table-cell>
          <table:table-cell table:style-name="ce107" table:formula="of:=LOOKUP([.A5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DP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54" calcext:value-type="float">
            <text:p>5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1-9847-6</text:p>
          </table:table-cell>
          <table:table-cell table:style-name="ce98" table:formula="of:=concat(&quot;https://dx.doi.org/&quot;; [.F5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5]; [$'Journal Lookup Tables'.$A$2:.$B$22])" office:value-type="string" office:string-value="BOTH" calcext:value-type="string">
            <text:p>BOTH</text:p>
          </table:table-cell>
          <table:table-cell table:style-name="ce103" table:formula="of:=LOOKUP([.A5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" draw:text-style-name="P2" svg:width="9.899cm" svg:height="2.619cm" svg:x="73.68cm" svg:y="28.153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8" calcext:value-type="float">
            <text:p>5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2-0064-8</text:p>
          </table:table-cell>
          <table:table-cell table:style-name="ce98" table:formula="of:=concat(&quot;https://dx.doi.org/&quot;; [.F5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6]; [$'Journal Lookup Tables'.$A$2:.$B$22])" office:value-type="string" office:string-value="BOTH" calcext:value-type="string">
            <text:p>BOTH</text:p>
          </table:table-cell>
          <table:table-cell table:style-name="ce103" table:formula="of:=LOOKUP([.A5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50.992cm" svg:y="28.566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12" draw:text-style-name="P2" svg:width="24.23cm" svg:height="1.781cm" svg:x="56.873cm" svg:y="28.43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5-0740-6</text:p>
          </table:table-cell>
          <table:table-cell table:style-name="ce98" table:formula="of:=concat(&quot;https://dx.doi.org/&quot;; [.F5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57]; [$'Journal Lookup Tables'.$A$2:.$B$22])" office:value-type="string" office:string-value="BOTH" calcext:value-type="string">
            <text:p>BOTH</text:p>
          </table:table-cell>
          <table:table-cell table:style-name="ce103" table:formula="of:=LOOKUP([.A5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4.23cm" svg:height="1.508cm" svg:x="56.873cm" svg:y="29.032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pDRAW32, SPSS, MEG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European Journal of Plant Pathology</text:p>
          </table:table-cell>
          <table:table-cell table:style-name="ce86" office:value-type="string" calcext:value-type="string">
            <text:p>Eur 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3" calcext:value-type="float">
            <text:p>12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658-018-1547-z</text:p>
          </table:table-cell>
          <table:table-cell table:style-name="ce98" table:formula="of:=concat(&quot;https://dx.doi.org/&quot;; [.F58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58]; [$'Journal Lookup Tables'.$A$2:.$B$22])" office:value-type="string" office:string-value="BOTH" calcext:value-type="string">
            <text:p>BOTH</text:p>
          </table:table-cell>
          <table:table-cell table:style-name="ce103" table:formula="of:=LOOKUP([.A5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2" draw:text-style-name="P2" svg:width="9.899cm" svg:height="1.781cm" svg:x="73.68cm" svg:y="29.361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4-0525-3</text:p>
          </table:table-cell>
          <table:table-cell table:style-name="ce96" table:formula="of:=concat(&quot;https://dx.doi.org/&quot;; [.F5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59]; [$'Journal Lookup Tables'.$A$2:.$B$22])" office:value-type="string" office:string-value="BOTH" calcext:value-type="string">
            <text:p>BOTH</text:p>
          </table:table-cell>
          <table:table-cell table:style-name="ce104" table:formula="of:=LOOKUP([.A5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29.963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34" calcext:value-type="float">
            <text:p>34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96" table:formula="of:=concat(&quot;https://dx.doi.org/&quot;; [.F6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0]; [$'Journal Lookup Tables'.$A$2:.$B$22])" office:value-type="string" office:string-value="BOTH" calcext:value-type="string">
            <text:p>BOTH</text:p>
          </table:table-cell>
          <table:table-cell table:style-name="ce104" table:formula="of:=LOOKUP([.A6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9-01860-6</text:p>
          </table:table-cell>
          <table:table-cell table:style-name="ce96" table:formula="of:=concat(&quot;https://dx.doi.org/&quot;; [.F6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61]; [$'Journal Lookup Tables'.$A$2:.$B$22])" office:value-type="string" office:string-value="BOTH" calcext:value-type="string">
            <text:p>BOTH</text:p>
          </table:table-cell>
          <table:table-cell table:style-name="ce104" table:formula="of:=LOOKUP([.A6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65-7</text:p>
          </table:table-cell>
          <table:table-cell table:style-name="ce96" table:formula="of:=concat(&quot;https://dx.doi.org/&quot;; [.F62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62]; [$'Journal Lookup Tables'.$A$2:.$B$22])" office:value-type="string" office:string-value="BOTH" calcext:value-type="string">
            <text:p>BOTH</text:p>
          </table:table-cell>
          <table:table-cell table:style-name="ce104" table:formula="of:=LOOKUP([.A6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AST, 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2-0034-1</text:p>
          </table:table-cell>
          <table:table-cell table:style-name="ce96" table:formula="of:=concat(&quot;https://dx.doi.org/&quot;; [.F6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3]; [$'Journal Lookup Tables'.$A$2:.$B$22])" office:value-type="string" office:string-value="BOTH" calcext:value-type="string">
            <text:p>BOTH</text:p>
          </table:table-cell>
          <table:table-cell table:style-name="ce104" table:formula="of:=LOOKUP([.A6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4" draw:text-style-name="P2" svg:width="11.565cm" svg:height="1.535cm" svg:x="43.053cm" svg:y="31.969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RNAviz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European Journal of Plant Pathology</text:p>
          </table:table-cell>
          <table:table-cell table:style-name="ce87" office:value-type="string" calcext:value-type="string">
            <text:p>Eur 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658-018-1458-z</text:p>
          </table:table-cell>
          <table:table-cell table:style-name="ce96" table:formula="of:=concat(&quot;https://dx.doi.org/&quot;; [.F6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64]; [$'Journal Lookup Tables'.$A$2:.$B$22])" office:value-type="string" office:string-value="BOTH" calcext:value-type="string">
            <text:p>BOTH</text:p>
          </table:table-cell>
          <table:table-cell table:style-name="ce104" table:formula="of:=LOOKUP([.A64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79-6</text:p>
          </table:table-cell>
          <table:table-cell table:style-name="ce97" table:formula="of:=concat(&quot;https://dx.doi.org/&quot;; [.F6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65]; [$'Journal Lookup Tables'.$A$2:.$B$22])" office:value-type="string" office:string-value="BOTH" calcext:value-type="string">
            <text:p>BOTH</text:p>
          </table:table-cell>
          <table:table-cell table:style-name="ce105" table:formula="of:=LOOKUP([.A6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72" calcext:value-type="float">
            <text:p>7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8-1541-5</text:p>
          </table:table-cell>
          <table:table-cell table:style-name="ce97" table:formula="of:=concat(&quot;https://dx.doi.org/&quot;; [.F66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66]; [$'Journal Lookup Tables'.$A$2:.$B$22])" office:value-type="string" office:string-value="BOTH" calcext:value-type="string">
            <text:p>BOTH</text:p>
          </table:table-cell>
          <table:table-cell table:style-name="ce105" table:formula="of:=LOOKUP([.A6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XLSTA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European Journal of Plant Pathology</text:p>
          </table:table-cell>
          <table:table-cell table:style-name="ce88" office:value-type="string" calcext:value-type="string">
            <text:p>Eur J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2" calcext:value-type="float">
            <text:p>10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658-016-0983-x</text:p>
          </table:table-cell>
          <table:table-cell table:style-name="ce97" table:formula="of:=concat(&quot;https://dx.doi.org/&quot;; [.F6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67]; [$'Journal Lookup Tables'.$A$2:.$B$22])" office:value-type="string" office:string-value="BOTH" calcext:value-type="string">
            <text:p>BOTH</text:p>
          </table:table-cell>
          <table:table-cell table:style-name="ce105" table:formula="of:=LOOKUP([.A67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5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45" calcext:value-type="float">
            <text:p>145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18-1548-y</text:p>
          </table:table-cell>
          <table:table-cell table:style-name="ce100" table:formula="of:=concat(&quot;https://dx.doi.org/&quot;; [.F68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68]; [$'Journal Lookup Tables'.$A$2:.$B$22])" office:value-type="string" office:string-value="BOTH" calcext:value-type="string">
            <text:p>BOTH</text:p>
          </table:table-cell>
          <table:table-cell table:style-name="ce106" table:formula="of:=LOOKUP([.A6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Excel, 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2" calcext:value-type="float">
            <text:p>32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33-3</text:p>
          </table:table-cell>
          <table:table-cell table:style-name="ce100" table:formula="of:=concat(&quot;https://dx.doi.org/&quot;; [.F69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69]; [$'Journal Lookup Tables'.$A$2:.$B$22])" office:value-type="string" office:string-value="BOTH" calcext:value-type="string">
            <text:p>BOTH</text:p>
          </table:table-cell>
          <table:table-cell table:style-name="ce106" table:formula="of:=LOOKUP([.A69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hromas Pro, Genetyx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European Journal of Plant Pathology</text:p>
          </table:table-cell>
          <table:table-cell table:style-name="ce92" office:value-type="string" calcext:value-type="string">
            <text:p>Eur J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57" calcext:value-type="float">
            <text:p>5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658-020-02140-4</text:p>
          </table:table-cell>
          <table:table-cell table:style-name="ce100" table:formula="of:=concat(&quot;https://dx.doi.org/&quot;; [.F70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70]; [$'Journal Lookup Tables'.$A$2:.$B$22])" office:value-type="string" office:string-value="BOTH" calcext:value-type="string">
            <text:p>BOTH</text:p>
          </table:table-cell>
          <table:table-cell table:style-name="ce106" table:formula="of:=LOOKUP([.A70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BioEdit 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3-0315-3</text:p>
          </table:table-cell>
          <table:table-cell table:style-name="ce95" table:formula="of:=concat(&quot;https://dx.doi.org/&quot;; [.F7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71]; [$'Journal Lookup Tables'.$A$2:.$B$22])" office:value-type="string" office:string-value="BOTH" calcext:value-type="string">
            <text:p>BOTH</text:p>
          </table:table-cell>
          <table:table-cell table:style-name="ce107" table:formula="of:=LOOKUP([.A7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5" calcext:value-type="float">
            <text:p>11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8-1546-0</text:p>
          </table:table-cell>
          <table:table-cell table:style-name="ce95" table:formula="of:=concat(&quot;https://dx.doi.org/&quot;; [.F72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72]; [$'Journal Lookup Tables'.$A$2:.$B$22])" office:value-type="string" office:string-value="BOTH" calcext:value-type="string">
            <text:p>BOTH</text:p>
          </table:table-cell>
          <table:table-cell table:style-name="ce107" table:formula="of:=LOOKUP([.A7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European Journal of Plant Pathology</text:p>
          </table:table-cell>
          <table:table-cell table:style-name="ce90" office:value-type="string" calcext:value-type="string">
            <text:p>Eur 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658-012-0069-3</text:p>
          </table:table-cell>
          <table:table-cell table:style-name="ce95" table:formula="of:=concat(&quot;https://dx.doi.org/&quot;; [.F7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73]; [$'Journal Lookup Tables'.$A$2:.$B$22])" office:value-type="string" office:string-value="BOTH" calcext:value-type="string">
            <text:p>BOTH</text:p>
          </table:table-cell>
          <table:table-cell table:style-name="ce107" table:formula="of:=LOOKUP([.A7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439-0329.2011.00729.x</text:p>
          </table:table-cell>
          <table:table-cell table:style-name="ce98" table:formula="of:=concat(&quot;https://dx.doi.org/&quot;; [.F7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4]; [$'Journal Lookup Tables'.$A$2:.$B$22])" office:value-type="string" office:string-value="BOTH" calcext:value-type="string">
            <text:p>BOTH</text:p>
          </table:table-cell>
          <table:table-cell table:style-name="ce103" table:formula="of:=LOOKUP([.A7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50.992cm" svg:y="37.377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4" calcext:value-type="float">
            <text:p>1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11</text:p>
          </table:table-cell>
          <table:table-cell table:style-name="ce98" table:formula="of:=concat(&quot;https://dx.doi.org/&quot;; [.F7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5]; [$'Journal Lookup Tables'.$A$2:.$B$22])" office:value-type="string" office:string-value="BOTH" calcext:value-type="string">
            <text:p>BOTH</text:p>
          </table:table-cell>
          <table:table-cell table:style-name="ce103" table:formula="of:=LOOKUP([.A7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50.992cm" svg:y="37.906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13" draw:text-style-name="P2" svg:width="24.23cm" svg:height="2.567cm" svg:x="56.873cm" svg:y="37.906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office:annotation draw:style-name="gr5" draw:text-style-name="P2" svg:width="9.899cm" svg:height="1.508cm" svg:x="73.68cm" svg:y="37.906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83" calcext:value-type="float">
            <text:p>83</text:p>
          </table:table-cell>
          <table:table-cell table:style-name="ce98" office:value-type="string" calcext:value-type="string">
            <text:p><text:a xlink:href="https://doi-org.ezproxy.usq.edu.au/10.1111/efp.12647" xlink:type="simple">Adam</text:a></text:p>
          </table:table-cell>
          <table:table-cell table:style-name="ce98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98" table:formula="of:=concat(&quot;https://dx.doi.org/&quot;; [.F76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 in this journal, so selected first article that was research in 2021</text:p>
          </table:table-cell>
          <table:table-cell table:style-name="ce103" table:formula="of:=LOOKUP([.A76]; [$'Journal Lookup Tables'.$A$2:.$B$22])" office:value-type="string" office:string-value="BOTH" calcext:value-type="string">
            <text:p>BOTH</text:p>
          </table:table-cell>
          <table:table-cell table:style-name="ce103" table:formula="of:=LOOKUP([.A7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076</text:p>
          </table:table-cell>
          <table:table-cell table:style-name="ce98" table:formula="of:=concat(&quot;https://dx.doi.org/&quot;; [.F7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7]; [$'Journal Lookup Tables'.$A$2:.$B$22])" office:value-type="string" office:string-value="BOTH" calcext:value-type="string">
            <text:p>BOTH</text:p>
          </table:table-cell>
          <table:table-cell table:style-name="ce103" table:formula="of:=LOOKUP([.A77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4" draw:text-style-name="P2" svg:width="9.899cm" svg:height="1.455cm" svg:x="73.68cm" svg:y="38.838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Forest Pathology</text:p>
          </table:table-cell>
          <table:table-cell table:style-name="ce86" office:value-type="string" calcext:value-type="string">
            <text:p>Fores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efp.12134</text:p>
          </table:table-cell>
          <table:table-cell table:style-name="ce98" table:formula="of:=concat(&quot;https://dx.doi.org/&quot;; [.F7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78]; [$'Journal Lookup Tables'.$A$2:.$B$22])" office:value-type="string" office:string-value="BOTH" calcext:value-type="string">
            <text:p>BOTH</text:p>
          </table:table-cell>
          <table:table-cell table:style-name="ce103" table:formula="of:=LOOKUP([.A78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6</text:p>
          </table:table-cell>
          <table:table-cell table:style-name="ce96" table:formula="of:=concat(&quot;https://dx.doi.org/&quot;; [.F7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79]; [$'Journal Lookup Tables'.$A$2:.$B$22])" office:value-type="string" office:string-value="BOTH" calcext:value-type="string">
            <text:p>BOTH</text:p>
          </table:table-cell>
          <table:table-cell table:style-name="ce104" table:formula="of:=LOOKUP([.A7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3" calcext:value-type="float">
            <text:p>14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078</text:p>
          </table:table-cell>
          <table:table-cell table:style-name="ce96" table:formula="of:=concat(&quot;https://dx.doi.org/&quot;; [.F8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0]; [$'Journal Lookup Tables'.$A$2:.$B$22])" office:value-type="string" office:string-value="BOTH" calcext:value-type="string">
            <text:p>BOTH</text:p>
          </table:table-cell>
          <table:table-cell table:style-name="ce104" table:formula="of:=LOOKUP([.A8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40.261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6" calcext:value-type="float">
            <text:p>7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0.00710.x</text:p>
          </table:table-cell>
          <table:table-cell table:style-name="ce96" table:formula="of:=concat(&quot;https://dx.doi.org/&quot;; [.F8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1]; [$'Journal Lookup Tables'.$A$2:.$B$22])" office:value-type="string" office:string-value="BOTH" calcext:value-type="string">
            <text:p>BOTH</text:p>
          </table:table-cell>
          <table:table-cell table:style-name="ce104" table:formula="of:=LOOKUP([.A8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40.7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439-0329.2011.00712.x</text:p>
          </table:table-cell>
          <table:table-cell table:style-name="ce96" table:formula="of:=concat(&quot;https://dx.doi.org/&quot;; [.F82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included in previous article. Next sequential article selected</text:p>
          </table:table-cell>
          <table:table-cell table:style-name="ce104" table:formula="of:=LOOKUP([.A82]; [$'Journal Lookup Tables'.$A$2:.$B$22])" office:value-type="string" office:string-value="BOTH" calcext:value-type="string">
            <text:p>BOTH</text:p>
          </table:table-cell>
          <table:table-cell table:style-name="ce104" table:formula="of:=LOOKUP([.A8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41.165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Quantity On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88</text:p>
          </table:table-cell>
          <table:table-cell table:style-name="ce96" table:formula="of:=concat(&quot;https://dx.doi.org/&quot;; [.F8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3]; [$'Journal Lookup Tables'.$A$2:.$B$22])" office:value-type="string" office:string-value="BOTH" calcext:value-type="string">
            <text:p>BOTH</text:p>
          </table:table-cell>
          <table:table-cell table:style-name="ce104" table:formula="of:=LOOKUP([.A83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375</text:p>
          </table:table-cell>
          <table:table-cell table:style-name="ce96" table:formula="of:=concat(&quot;https://dx.doi.org/&quot;; [.F8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4]; [$'Journal Lookup Tables'.$A$2:.$B$22])" office:value-type="string" office:string-value="BOTH" calcext:value-type="string">
            <text:p>BOTH</text:p>
          </table:table-cell>
          <table:table-cell table:style-name="ce104" table:formula="of:=LOOKUP([.A84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Forest Pathology</text:p>
          </table:table-cell>
          <table:table-cell table:style-name="ce87" office:value-type="string" calcext:value-type="string">
            <text:p>Fores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efp.12239</text:p>
          </table:table-cell>
          <table:table-cell table:style-name="ce96" table:formula="of:=concat(&quot;https://dx.doi.org/&quot;; [.F8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85]; [$'Journal Lookup Tables'.$A$2:.$B$22])" office:value-type="string" office:string-value="BOTH" calcext:value-type="string">
            <text:p>BOTH</text:p>
          </table:table-cell>
          <table:table-cell table:style-name="ce104" table:formula="of:=LOOKUP([.A85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office:annotation draw:style-name="gr5" draw:text-style-name="P2" svg:width="25.162cm" svg:height="1.508cm" svg:x="50.992cm" svg:y="42.562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8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74" calcext:value-type="float">
            <text:p>7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01</text:p>
          </table:table-cell>
          <table:table-cell table:style-name="ce97" table:formula="of:=concat(&quot;https://dx.doi.org/&quot;; [.F8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86]; [$'Journal Lookup Tables'.$A$2:.$B$22])" office:value-type="string" office:string-value="BOTH" calcext:value-type="string">
            <text:p>BOTH</text:p>
          </table:table-cell>
          <table:table-cell table:style-name="ce105" table:formula="of:=LOOKUP([.A86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81" calcext:value-type="float">
            <text:p>81</text:p>
          </table:table-cell>
          <table:table-cell table:style-name="ce97" office:value-type="string" calcext:value-type="string">
            <text:p><text:a xlink:href="https://doi.org/10.1111/efp.12468" xlink:type="simple">Kaique</text:a></text:p>
          </table:table-cell>
          <table:table-cell table:style-name="ce97" office:value-type="string" calcext:value-type="string">
            <text:p><text:a xlink:href="https://doi.org/10.1111/efp.12468" xlink:type="simple">10.1111/efp.12468</text:a></text:p>
          </table:table-cell>
          <table:table-cell table:style-name="ce97" table:formula="of:=concat(&quot;https://dx.doi.org/&quot;; [.F87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ntial numbering. First research article for 2019.</text:p>
          </table:table-cell>
          <table:table-cell table:style-name="ce105" table:formula="of:=LOOKUP([.A87]; [$'Journal Lookup Tables'.$A$2:.$B$22])" office:value-type="string" office:string-value="BOTH" calcext:value-type="string">
            <text:p>BOTH</text:p>
          </table:table-cell>
          <table:table-cell table:style-name="ce105" table:formula="of:=LOOKUP([.A87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Forest Pathology</text:p>
          </table:table-cell>
          <table:table-cell table:style-name="ce88" office:value-type="string" calcext:value-type="string">
            <text:p>Fores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0" calcext:value-type="float">
            <text:p>1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efp.12313</text:p>
          </table:table-cell>
          <table:table-cell table:style-name="ce97" table:formula="of:=concat(&quot;https://dx.doi.org/&quot;; [.F8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88]; [$'Journal Lookup Tables'.$A$2:.$B$22])" office:value-type="string" office:string-value="BOTH" calcext:value-type="string">
            <text:p>BOTH</text:p>
          </table:table-cell>
          <table:table-cell table:style-name="ce105" table:formula="of:=LOOKUP([.A88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Forest Pathology</text:p>
          </table:table-cell>
          <table:table-cell table:style-name="ce92" office:value-type="string" calcext:value-type="string">
            <text:p>Fores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5" calcext:value-type="float">
            <text:p>105</text:p>
          </table:table-cell>
          <table:table-cell table:style-name="ce94" office:value-type="string" calcext:value-type="string">
            <text:p><text:a xlink:href="https://doi.org/10.1111/efp.12471" xlink:type="simple">Nik</text:a></text:p>
          </table:table-cell>
          <table:table-cell table:style-name="ce99" office:value-type="string" calcext:value-type="string">
            <text:p><text:a xlink:href="https://doi.org/10.1111/efp.12471" xlink:type="simple">10.1111/efp.12471</text:a></text:p>
          </table:table-cell>
          <table:table-cell table:style-name="ce100" table:formula="of:=concat(&quot;https://dx.doi.org/&quot;; [.F89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econd research article for 2019.</text:p>
          </table:table-cell>
          <table:table-cell table:style-name="ce106" table:formula="of:=LOOKUP([.A89]; [$'Journal Lookup Tables'.$A$2:.$B$22])" office:value-type="string" office:string-value="BOTH" calcext:value-type="string">
            <text:p>BOTH</text:p>
          </table:table-cell>
          <table:table-cell table:style-name="ce106" table:formula="of:=LOOKUP([.A89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2" calcext:value-type="float">
            <text:p>82</text:p>
          </table:table-cell>
          <table:table-cell table:style-name="ce95" office:value-type="string" calcext:value-type="string">
            <text:p><text:a xlink:href="https://doi.org/10.1111/efp.12574" xlink:type="simple">Zach</text:a></text:p>
          </table:table-cell>
          <table:table-cell table:style-name="ce95" office:value-type="string" calcext:value-type="string">
            <text:p><text:a xlink:href="https://doi.org/10.1111/efp.12574" xlink:type="simple">10.1111/efp.12574</text:a></text:p>
          </table:table-cell>
          <table:table-cell table:style-name="ce95" table:formula="of:=concat(&quot;https://dx.doi.org/&quot;; [.F90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rd article of 2020</text:p>
          </table:table-cell>
          <table:table-cell table:style-name="ce107" table:formula="of:=LOOKUP([.A90]; [$'Journal Lookup Tables'.$A$2:.$B$22])" office:value-type="string" office:string-value="BOTH" calcext:value-type="string">
            <text:p>BOTH</text:p>
          </table:table-cell>
          <table:table-cell table:style-name="ce107" table:formula="of:=LOOKUP([.A90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Forest Pathology</text:p>
          </table:table-cell>
          <table:table-cell table:style-name="ce90" office:value-type="string" calcext:value-type="string">
            <text:p>Fores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50" calcext:value-type="float">
            <text:p>15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efp.12263</text:p>
          </table:table-cell>
          <table:table-cell table:style-name="ce95" table:formula="of:=concat(&quot;https://dx.doi.org/&quot;; [.F91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91]; [$'Journal Lookup Tables'.$A$2:.$B$22])" office:value-type="string" office:string-value="BOTH" calcext:value-type="string">
            <text:p>BOTH</text:p>
          </table:table-cell>
          <table:table-cell table:style-name="ce107" table:formula="of:=LOOKUP([.A91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45.393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7-9</text:p>
          </table:table-cell>
          <table:table-cell table:style-name="ce98" table:formula="of:=concat(&quot;https://dx.doi.org/&quot;; [.F9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92]; [$'Journal Lookup Tables'.$A$2:.$B$22])" office:value-type="string" office:string-value="BOTH" calcext:value-type="string">
            <text:p>BOTH</text:p>
          </table:table-cell>
          <table:table-cell table:style-name="ce103" table:formula="of:=LOOKUP([.A9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5.162cm" svg:height="1.508cm" svg:x="50.992cm" svg:y="45.832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32" calcext:value-type="float">
            <text:p>13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360-3</text:p>
          </table:table-cell>
          <table:table-cell table:style-name="ce98" table:formula="of:=concat(&quot;https://dx.doi.org/&quot;; [.F9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93]; [$'Journal Lookup Tables'.$A$2:.$B$22])" office:value-type="string" office:string-value="BOTH" calcext:value-type="string">
            <text:p>BOTH</text:p>
          </table:table-cell>
          <table:table-cell table:style-name="ce103" table:formula="of:=LOOKUP([.A9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15" draw:text-style-name="P2" svg:width="24.01cm" svg:height="2.645cm" svg:x="54.618cm" svg:y="46.299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2-0416-4</text:p>
          </table:table-cell>
          <table:table-cell table:style-name="ce98" table:formula="of:=concat(&quot;https://dx.doi.org/&quot;; [.F9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94]; [$'Journal Lookup Tables'.$A$2:.$B$22])" office:value-type="string" office:string-value="BOTH" calcext:value-type="string">
            <text:p>BOTH</text:p>
          </table:table-cell>
          <table:table-cell table:style-name="ce103" table:formula="of:=LOOKUP([.A9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34" calcext:value-type="float">
            <text:p>3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20-00965-9</text:p>
          </table:table-cell>
          <table:table-cell table:style-name="ce98" table:formula="of:=concat(&quot;https://dx.doi.org/&quot;; [.F9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95]; [$'Journal Lookup Tables'.$A$2:.$B$22])" office:value-type="string" office:string-value="BOTH" calcext:value-type="string">
            <text:p>BOTH</text:p>
          </table:table-cell>
          <table:table-cell table:style-name="ce103" table:formula="of:=LOOKUP([.A9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9" calcext:value-type="float">
            <text:p>9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3-0428-8</text:p>
          </table:table-cell>
          <table:table-cell table:style-name="ce98" table:formula="of:=concat(&quot;https://dx.doi.org/&quot;; [.F9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96]; [$'Journal Lookup Tables'.$A$2:.$B$22])" office:value-type="string" office:string-value="BOTH" calcext:value-type="string">
            <text:p>BOTH</text:p>
          </table:table-cell>
          <table:table-cell table:style-name="ce103" table:formula="of:=LOOKUP([.A9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office:annotation draw:style-name="gr5" draw:text-style-name="P2" svg:width="25.628cm" svg:height="1.508cm" svg:x="48.051cm" svg:y="47.722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16" draw:text-style-name="P2" svg:width="24.23cm" svg:height="2.566cm" svg:x="56.873cm" svg:y="47.722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508cm" svg:x="73.68cm" svg:y="47.722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2" calcext:value-type="float">
            <text:p>5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0327-015-0633-8</text:p>
          </table:table-cell>
          <table:table-cell table:style-name="ce98" table:formula="of:=concat(&quot;https://dx.doi.org/&quot;; [.F9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97]; [$'Journal Lookup Tables'.$A$2:.$B$22])" office:value-type="string" office:string-value="BOTH" calcext:value-type="string">
            <text:p>BOTH</text:p>
          </table:table-cell>
          <table:table-cell table:style-name="ce103" table:formula="of:=LOOKUP([.A9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office:annotation draw:style-name="gr14" draw:text-style-name="P2" svg:width="24.01cm" svg:height="1.455cm" svg:x="54.618cm" svg:y="48.187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0" calcext:value-type="float">
            <office:annotation draw:style-name="gr14" draw:text-style-name="P2" svg:width="24.23cm" svg:height="1.455cm" svg:x="56.873cm" svg:y="48.187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6-0690-7</text:p>
          </table:table-cell>
          <table:table-cell table:style-name="ce96" table:formula="of:=concat(&quot;https://dx.doi.org/&quot;; [.F9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8]; [$'Journal Lookup Tables'.$A$2:.$B$22])" office:value-type="string" office:string-value="BOTH" calcext:value-type="string">
            <text:p>BOTH</text:p>
          </table:table-cell>
          <table:table-cell table:style-name="ce104" table:formula="of:=LOOKUP([.A9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%2Fs10327-017-0756-1</text:p>
          </table:table-cell>
          <table:table-cell table:style-name="ce96" table:formula="of:=concat(&quot;https://dx.doi.org/&quot;; [.F9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99]; [$'Journal Lookup Tables'.$A$2:.$B$22])" office:value-type="string" office:string-value="BOTH" calcext:value-type="string">
            <text:p>BOTH</text:p>
          </table:table-cell>
          <table:table-cell table:style-name="ce104" table:formula="of:=LOOKUP([.A9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4-0557-8</text:p>
          </table:table-cell>
          <table:table-cell table:style-name="ce96" table:formula="of:=concat(&quot;https://dx.doi.org/&quot;; [.F10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00]; [$'Journal Lookup Tables'.$A$2:.$B$22])" office:value-type="string" office:string-value="BOTH" calcext:value-type="string">
            <text:p>BOTH</text:p>
          </table:table-cell>
          <table:table-cell table:style-name="ce104" table:formula="of:=LOOKUP([.A10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43.053cm" svg:y="49.584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7" draw:text-style-name="P2" svg:width="25.162cm" svg:height="3.73cm" svg:x="50.992cm" svg:y="49.584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1" calcext:value-type="float">
            <text:p>1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2-0363-0</text:p>
          </table:table-cell>
          <table:table-cell table:style-name="ce96" table:formula="of:=concat(&quot;https://dx.doi.org/&quot;; [.F10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01]; [$'Journal Lookup Tables'.$A$2:.$B$22])" office:value-type="string" office:string-value="BOTH" calcext:value-type="string">
            <text:p>BOTH</text:p>
          </table:table-cell>
          <table:table-cell table:style-name="ce104" table:formula="of:=LOOKUP([.A10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office:annotation draw:style-name="gr5" draw:text-style-name="P2" svg:width="11.565cm" svg:height="1.508cm" svg:x="43.053cm" svg:y="50.05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5" draw:text-style-name="P2" svg:width="25.162cm" svg:height="1.508cm" svg:x="50.992cm" svg:y="50.05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General Plant Pathology</text:p>
          </table:table-cell>
          <table:table-cell table:style-name="ce87" office:value-type="string" calcext:value-type="string">
            <text:p>J Gen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0327-019-00885-3</text:p>
          </table:table-cell>
          <table:table-cell table:style-name="ce96" table:formula="of:=concat(&quot;https://dx.doi.org/&quot;; [.F102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02]; [$'Journal Lookup Tables'.$A$2:.$B$22])" office:value-type="string" office:string-value="BOTH" calcext:value-type="string">
            <text:p>BOTH</text:p>
          </table:table-cell>
          <table:table-cell table:style-name="ce104" table:formula="of:=LOOKUP([.A10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AUP, Mr Baye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6" office:value-type="string" calcext:value-type="string">
            <text:p>J Gen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8-0765-8</text:p>
          </table:table-cell>
          <table:table-cell table:style-name="ce97" table:formula="of:=concat(&quot;https://dx.doi.org/&quot;; [.F10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03]; [$'Journal Lookup Tables'.$A$2:.$B$22])" office:value-type="string" office:string-value="BOTH" calcext:value-type="string">
            <text:p>BOTH</text:p>
          </table:table-cell>
          <table:table-cell table:style-name="ce105" table:formula="of:=LOOKUP([.A10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9" calcext:value-type="float">
            <text:p>9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700-4</text:p>
          </table:table-cell>
          <table:table-cell table:style-name="ce97" table:formula="of:=concat(&quot;https://dx.doi.org/&quot;; [.F10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04]; [$'Journal Lookup Tables'.$A$2:.$B$22])" office:value-type="string" office:string-value="BOTH" calcext:value-type="string">
            <text:p>BOTH</text:p>
          </table:table-cell>
          <table:table-cell table:style-name="ce105" table:formula="of:=LOOKUP([.A10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48" calcext:value-type="float">
            <text:p>14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21-00989-9</text:p>
          </table:table-cell>
          <table:table-cell table:style-name="ce97" table:formula="of:=concat(&quot;https://dx.doi.org/&quot;; [.F105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105]; [$'Journal Lookup Tables'.$A$2:.$B$22])" office:value-type="string" office:string-value="BOTH" calcext:value-type="string">
            <text:p>BOTH</text:p>
          </table:table-cell>
          <table:table-cell table:style-name="ce105" table:formula="of:=LOOKUP([.A10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General Plant Pathology</text:p>
          </table:table-cell>
          <table:table-cell table:style-name="ce88" office:value-type="string" calcext:value-type="string">
            <text:p>J Gen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7" calcext:value-type="float">
            <text:p>1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0327-017-0698-7</text:p>
          </table:table-cell>
          <table:table-cell table:style-name="ce97" table:formula="of:=concat(&quot;https://dx.doi.org/&quot;; [.F10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06]; [$'Journal Lookup Tables'.$A$2:.$B$22])" office:value-type="string" office:string-value="BOTH" calcext:value-type="string">
            <text:p>BOTH</text:p>
          </table:table-cell>
          <table:table-cell table:style-name="ce105" table:formula="of:=LOOKUP([.A10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54" calcext:value-type="float">
            <text:p>54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883-5</text:p>
          </table:table-cell>
          <table:table-cell table:style-name="ce100" table:formula="of:=concat(&quot;https://dx.doi.org/&quot;; [.F107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07]; [$'Journal Lookup Tables'.$A$2:.$B$22])" office:value-type="string" office:string-value="BOTH" calcext:value-type="string">
            <text:p>BOTH</text:p>
          </table:table-cell>
          <table:table-cell table:style-name="ce106" table:formula="of:=LOOKUP([.A107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General Plant Pathology</text:p>
          </table:table-cell>
          <table:table-cell table:style-name="ce89" office:value-type="string" calcext:value-type="string">
            <text:p>J Gen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0" calcext:value-type="float">
            <text:p>12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10327-019-00902-5</text:p>
          </table:table-cell>
          <table:table-cell table:style-name="ce100" table:formula="of:=concat(&quot;https://dx.doi.org/&quot;; [.F108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08]; [$'Journal Lookup Tables'.$A$2:.$B$22])" office:value-type="string" office:string-value="BOTH" calcext:value-type="string">
            <text:p>BOTH</text:p>
          </table:table-cell>
          <table:table-cell table:style-name="ce106" table:formula="of:=LOOKUP([.A108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405-7</text:p>
          </table:table-cell>
          <table:table-cell table:style-name="ce95" table:formula="of:=concat(&quot;https://dx.doi.org/&quot;; [.F10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09]; [$'Journal Lookup Tables'.$A$2:.$B$22])" office:value-type="string" office:string-value="BOTH" calcext:value-type="string">
            <text:p>BOTH</text:p>
          </table:table-cell>
          <table:table-cell table:style-name="ce107" table:formula="of:=LOOKUP([.A10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91-1</text:p>
          </table:table-cell>
          <table:table-cell table:style-name="ce95" table:formula="of:=concat(&quot;https://dx.doi.org/&quot;; [.F110])" office:value-type="string" office:string-value="" calcext:value-type="error">
            <text:p>#NAME?</text:p>
          </table:table-cell>
          <table:table-cell table:style-name="ce90" office:value-type="string" calcext:value-type="string">
            <text:p>Random page number exact duplicate of last, next sequential article selected</text:p>
          </table:table-cell>
          <table:table-cell table:style-name="ce107" table:formula="of:=LOOKUP([.A110]; [$'Journal Lookup Tables'.$A$2:.$B$22])" office:value-type="string" office:string-value="BOTH" calcext:value-type="string">
            <text:p>BOTH</text:p>
          </table:table-cell>
          <table:table-cell table:style-name="ce107" table:formula="of:=LOOKUP([.A11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162cm" svg:height="1.508cm" svg:x="50.992cm" svg:y="54.358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MEGA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1" calcext:value-type="float">
            <text:p>7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8-0814-3</text:p>
          </table:table-cell>
          <table:table-cell table:style-name="ce95" table:formula="of:=concat(&quot;https://dx.doi.org/&quot;; [.F11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11]; [$'Journal Lookup Tables'.$A$2:.$B$22])" office:value-type="string" office:string-value="BOTH" calcext:value-type="string">
            <text:p>BOTH</text:p>
          </table:table-cell>
          <table:table-cell table:style-name="ce107" table:formula="of:=LOOKUP([.A11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SCLE, 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29" calcext:value-type="float">
            <text:p>1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21-00981-3</text:p>
          </table:table-cell>
          <table:table-cell table:style-name="ce95" table:formula="of:=concat(&quot;https://dx.doi.org/&quot;; [.F112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12]; [$'Journal Lookup Tables'.$A$2:.$B$22])" office:value-type="string" office:string-value="BOTH" calcext:value-type="string">
            <text:p>BOTH</text:p>
          </table:table-cell>
          <table:table-cell table:style-name="ce107" table:formula="of:=LOOKUP([.A11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MEGA, RDP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2-0364-z</text:p>
          </table:table-cell>
          <table:table-cell table:style-name="ce95" table:formula="of:=concat(&quot;https://dx.doi.org/&quot;; [.F11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13]; [$'Journal Lookup Tables'.$A$2:.$B$22])" office:value-type="string" office:string-value="BOTH" calcext:value-type="string">
            <text:p>BOTH</text:p>
          </table:table-cell>
          <table:table-cell table:style-name="ce107" table:formula="of:=LOOKUP([.A11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99" calcext:value-type="float">
            <text:p>9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3-0480-4</text:p>
          </table:table-cell>
          <table:table-cell table:style-name="ce95" table:formula="of:=concat(&quot;https://dx.doi.org/&quot;; [.F11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14]; [$'Journal Lookup Tables'.$A$2:.$B$22])" office:value-type="string" office:string-value="BOTH" calcext:value-type="string">
            <text:p>BOTH</text:p>
          </table:table-cell>
          <table:table-cell table:style-name="ce107" table:formula="of:=LOOKUP([.A11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office:annotation draw:style-name="gr5" draw:text-style-name="P2" svg:width="24.23cm" svg:height="1.508cm" svg:x="56.873cm" svg:y="56.22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General Plant Pathology</text:p>
          </table:table-cell>
          <table:table-cell table:style-name="ce90" office:value-type="string" calcext:value-type="string">
            <text:p>J Gen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4" calcext:value-type="float">
            <text:p>1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0327-016-0656-9</text:p>
          </table:table-cell>
          <table:table-cell table:style-name="ce95" table:formula="of:=concat(&quot;https://dx.doi.org/&quot;; [.F11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15]; [$'Journal Lookup Tables'.$A$2:.$B$22])" office:value-type="string" office:string-value="BOTH" calcext:value-type="string">
            <text:p>BOTH</text:p>
          </table:table-cell>
          <table:table-cell table:style-name="ce107" table:formula="of:=LOOKUP([.A11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628cm" svg:height="1.508cm" svg:x="48.051cm" svg:y="56.686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Clusta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158</text:p>
          </table:table-cell>
          <table:table-cell table:style-name="ce98" table:formula="of:=concat(&quot;https://dx.doi.org/&quot;; [.F116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16]; [$'Journal Lookup Tables'.$A$2:.$B$22])" office:value-type="string" office:string-value="BOTH" calcext:value-type="string">
            <text:p>BOTH</text:p>
          </table:table-cell>
          <table:table-cell table:style-name="ce103" table:formula="of:=LOOKUP([.A116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38</text:p>
          </table:table-cell>
          <table:table-cell table:style-name="ce98" table:formula="of:=concat(&quot;https://dx.doi.org/&quot;; [.F11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17]; [$'Journal Lookup Tables'.$A$2:.$B$22])" office:value-type="string" office:string-value="BOTH" calcext:value-type="string">
            <text:p>BOTH</text:p>
          </table:table-cell>
          <table:table-cell table:style-name="ce103" table:formula="of:=LOOKUP([.A117]; [$'Journal Lookup Tables'.$F$2:.$G$22])" office:value-type="float" office:value="1" calcext:value-type="float">
            <office:annotation draw:style-name="gr14" draw:text-style-name="P2" svg:width="11.222cm" svg:height="1.455cm" svg:x="39.771cm" svg:y="57.617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4" draw:text-style-name="P2" svg:width="9.899cm" svg:height="1.455cm" svg:x="73.68cm" svg:y="57.617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6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67" calcext:value-type="float">
            <text:p>6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59</text:p>
          </table:table-cell>
          <table:table-cell table:style-name="ce98" table:formula="of:=concat(&quot;https://dx.doi.org/&quot;; [.F11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18]; [$'Journal Lookup Tables'.$A$2:.$B$22])" office:value-type="string" office:string-value="BOTH" calcext:value-type="string">
            <text:p>BOTH</text:p>
          </table:table-cell>
          <table:table-cell table:style-name="ce103" table:formula="of:=LOOKUP([.A118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 EXPLORER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274</text:p>
          </table:table-cell>
          <table:table-cell table:style-name="ce98" table:formula="of:=concat(&quot;https://dx.doi.org/&quot;; [.F11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19]; [$'Journal Lookup Tables'.$A$2:.$B$22])" office:value-type="string" office:string-value="BOTH" calcext:value-type="string">
            <text:p>BOTH</text:p>
          </table:table-cell>
          <table:table-cell table:style-name="ce103" table:formula="of:=LOOKUP([.A11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6" office:value-type="string" calcext:value-type="string">
            <text:p>Journal of Phytopathology</text:p>
          </table:table-cell>
          <table:table-cell table:style-name="ce86" office:value-type="string" calcext:value-type="string">
            <text:p>J Phyto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87" calcext:value-type="float">
            <text:p>8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ph.12029</text:p>
          </table:table-cell>
          <table:table-cell table:style-name="ce98" table:formula="of:=concat(&quot;https://dx.doi.org/&quot;; [.F12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20]; [$'Journal Lookup Tables'.$A$2:.$B$22])" office:value-type="string" office:string-value="BOTH" calcext:value-type="string">
            <text:p>BOTH</text:p>
          </table:table-cell>
          <table:table-cell table:style-name="ce103" table:formula="of:=LOOKUP([.A120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18" draw:text-style-name="P2" svg:width="25.162cm" svg:height="1.534cm" svg:x="50.992cm" svg:y="59.168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5</text:p>
          </table:table-cell>
          <table:table-cell table:style-name="ce96" table:formula="of:=concat(&quot;https://dx.doi.org/&quot;; [.F12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21]; [$'Journal Lookup Tables'.$A$2:.$B$22])" office:value-type="string" office:string-value="BOTH" calcext:value-type="string">
            <text:p>BOTH</text:p>
          </table:table-cell>
          <table:table-cell table:style-name="ce104" table:formula="of:=LOOKUP([.A12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027</text:p>
          </table:table-cell>
          <table:table-cell table:style-name="ce96" table:formula="of:=concat(&quot;https://dx.doi.org/&quot;; [.F12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2]; [$'Journal Lookup Tables'.$A$2:.$B$22])" office:value-type="string" office:string-value="BOTH" calcext:value-type="string">
            <text:p>BOTH</text:p>
          </table:table-cell>
          <table:table-cell table:style-name="ce104" table:formula="of:=LOOKUP([.A12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60.189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778</text:p>
          </table:table-cell>
          <table:table-cell table:style-name="ce96" table:formula="of:=concat(&quot;https://dx.doi.org/&quot;; [.F123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23]; [$'Journal Lookup Tables'.$A$2:.$B$22])" office:value-type="string" office:string-value="BOTH" calcext:value-type="string">
            <text:p>BOTH</text:p>
          </table:table-cell>
          <table:table-cell table:style-name="ce104" table:formula="of:=LOOKUP([.A12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847</text:p>
          </table:table-cell>
          <table:table-cell table:style-name="ce96" table:formula="of:=concat(&quot;https://dx.doi.org/&quot;; [.F124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24]; [$'Journal Lookup Tables'.$A$2:.$B$22])" office:value-type="string" office:string-value="BOTH" calcext:value-type="string">
            <text:p>BOTH</text:p>
          </table:table-cell>
          <table:table-cell table:style-name="ce104" table:formula="of:=LOOKUP([.A12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43</text:p>
          </table:table-cell>
          <table:table-cell table:style-name="ce96" table:formula="of:=concat(&quot;https://dx.doi.org/&quot;; [.F12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5]; [$'Journal Lookup Tables'.$A$2:.$B$22])" office:value-type="string" office:string-value="BOTH" calcext:value-type="string">
            <text:p>BOTH</text:p>
          </table:table-cell>
          <table:table-cell table:style-name="ce104" table:formula="of:=LOOKUP([.A12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6" calcext:value-type="float">
            <text:p>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533</text:p>
          </table:table-cell>
          <table:table-cell table:style-name="ce96" table:formula="of:=concat(&quot;https://dx.doi.org/&quot;; [.F12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6]; [$'Journal Lookup Tables'.$A$2:.$B$22])" office:value-type="string" office:string-value="BOTH" calcext:value-type="string">
            <text:p>BOTH</text:p>
          </table:table-cell>
          <table:table-cell table:style-name="ce104" table:formula="of:=LOOKUP([.A12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70</text:p>
          </table:table-cell>
          <table:table-cell table:style-name="ce96" table:formula="of:=concat(&quot;https://dx.doi.org/&quot;; [.F12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7]; [$'Journal Lookup Tables'.$A$2:.$B$22])" office:value-type="string" office:string-value="BOTH" calcext:value-type="string">
            <text:p>BOTH</text:p>
          </table:table-cell>
          <table:table-cell table:style-name="ce104" table:formula="of:=LOOKUP([.A12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Journal of Phytopathology</text:p>
          </table:table-cell>
          <table:table-cell table:style-name="ce87" office:value-type="string" calcext:value-type="string">
            <text:p>J Phyto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ph.12667</text:p>
          </table:table-cell>
          <table:table-cell table:style-name="ce96" table:formula="of:=concat(&quot;https://dx.doi.org/&quot;; [.F1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28]; [$'Journal Lookup Tables'.$A$2:.$B$22])" office:value-type="string" office:string-value="BOTH" calcext:value-type="string">
            <text:p>BOTH</text:p>
          </table:table-cell>
          <table:table-cell table:style-name="ce104" table:formula="of:=LOOKUP([.A12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mar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5</text:p>
          </table:table-cell>
          <table:table-cell table:style-name="ce97" table:formula="of:=concat(&quot;https://dx.doi.org/&quot;; [.F12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29]; [$'Journal Lookup Tables'.$A$2:.$B$22])" office:value-type="string" office:string-value="BOTH" calcext:value-type="string">
            <text:p>BOTH</text:p>
          </table:table-cell>
          <table:table-cell table:style-name="ce105" table:formula="of:=LOOKUP([.A129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53</text:p>
          </table:table-cell>
          <table:table-cell table:style-name="ce97" table:formula="of:=concat(&quot;https://dx.doi.org/&quot;; [.F13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30]; [$'Journal Lookup Tables'.$A$2:.$B$22])" office:value-type="string" office:string-value="BOTH" calcext:value-type="string">
            <text:p>BOTH</text:p>
          </table:table-cell>
          <table:table-cell table:style-name="ce105" table:formula="of:=LOOKUP([.A130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hytopathology</text:p>
          </table:table-cell>
          <table:table-cell table:style-name="ce88" office:value-type="string" calcext:value-type="string">
            <text:p>J Phyto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jph.12666</text:p>
          </table:table-cell>
          <table:table-cell table:style-name="ce97" table:formula="of:=concat(&quot;https://dx.doi.org/&quot;; [.F13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31]; [$'Journal Lookup Tables'.$A$2:.$B$22])" office:value-type="string" office:string-value="BOTH" calcext:value-type="string">
            <text:p>BOTH</text:p>
          </table:table-cell>
          <table:table-cell table:style-name="ce105" table:formula="of:=LOOKUP([.A131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hytopathology</text:p>
          </table:table-cell>
          <table:table-cell table:style-name="ce92" office:value-type="string" calcext:value-type="string">
            <text:p>J Phyto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32" calcext:value-type="float">
            <text:p>32</text:p>
          </table:table-cell>
          <table:table-cell table:style-name="ce94" office:value-type="string" calcext:value-type="string">
            <text:p><text:a xlink:href="https://doi.org/10.1111/jph.12770" xlink:type="simple">Nik</text:a></text:p>
          </table:table-cell>
          <table:table-cell table:style-name="ce99" office:value-type="string" calcext:value-type="string">
            <text:p><text:a xlink:href="https://doi.org/10.1111/jph.12770" xlink:type="simple">10.1111/jph.12770</text:a></text:p>
          </table:table-cell>
          <table:table-cell table:style-name="ce100" table:formula="of:=concat(&quot;https://dx.doi.org/&quot;; [.F13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32]; [$'Journal Lookup Tables'.$A$2:.$B$22])" office:value-type="string" office:string-value="BOTH" calcext:value-type="string">
            <text:p>BOTH</text:p>
          </table:table-cell>
          <table:table-cell table:style-name="ce106" table:formula="of:=LOOKUP([.A132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vsp, ntsyspc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57" calcext:value-type="float">
            <text:p>5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ph.12031</text:p>
          </table:table-cell>
          <table:table-cell table:style-name="ce95" table:formula="of:=concat(&quot;https://dx.doi.org/&quot;; [.F13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33]; [$'Journal Lookup Tables'.$A$2:.$B$22])" office:value-type="string" office:string-value="BOTH" calcext:value-type="string">
            <text:p>BOTH</text:p>
          </table:table-cell>
          <table:table-cell table:style-name="ce107" table:formula="of:=LOOKUP([.A133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50.992cm" svg:y="65.428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56.873cm" svg:y="65.428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GeneMappe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hytopathology</text:p>
          </table:table-cell>
          <table:table-cell table:style-name="ce90" office:value-type="string" calcext:value-type="string">
            <text:p>J Phyto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78" calcext:value-type="float">
            <text:p>78</text:p>
          </table:table-cell>
          <table:table-cell table:style-name="ce95" office:value-type="string" calcext:value-type="string">
            <text:p><text:a xlink:href="https://doi.org/10.1111/jph.12774" xlink:type="simple">Zach</text:a></text:p>
          </table:table-cell>
          <table:table-cell table:style-name="ce95" office:value-type="string" calcext:value-type="string">
            <text:p><text:a xlink:href="https://doi.org/10.1111/jph.12774" xlink:type="simple">10.1111/jph.12774</text:a></text:p>
          </table:table-cell>
          <table:table-cell table:style-name="ce95" table:formula="of:=concat(&quot;https://dx.doi.org/&quot;; [.F134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34]; [$'Journal Lookup Tables'.$A$2:.$B$22])" office:value-type="string" office:string-value="BOTH" calcext:value-type="string">
            <text:p>BOTH</text:p>
          </table:table-cell>
          <table:table-cell table:style-name="ce107" table:formula="of:=LOOKUP([.A134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7" calcext:value-type="float">
            <text:p>10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5i1.004</text:p>
          </table:table-cell>
          <table:table-cell table:style-name="ce98" table:formula="of:=concat(&quot;https://dx.doi.org/&quot;; [.F13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35]; [$'Journal Lookup Tables'.$A$2:.$B$22])" office:value-type="string" office:string-value="BOTH" calcext:value-type="string">
            <text:p>BOTH</text:p>
          </table:table-cell>
          <table:table-cell table:style-name="ce103" table:formula="of:=LOOKUP([.A135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4" draw:text-style-name="P2" svg:width="25.628cm" svg:height="1.535cm" svg:x="48.051cm" svg:y="66.359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hoto-Cap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8i1.028</text:p>
          </table:table-cell>
          <table:table-cell table:style-name="ce98" table:formula="of:=concat(&quot;https://dx.doi.org/&quot;; [.F136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next sequential article selected</text:p>
          </table:table-cell>
          <table:table-cell table:style-name="ce103" table:formula="of:=LOOKUP([.A136]; [$'Journal Lookup Tables'.$A$2:.$B$22])" office:value-type="string" office:string-value="BOTH" calcext:value-type="string">
            <text:p>BOTH</text:p>
          </table:table-cell>
          <table:table-cell table:style-name="ce103" table:formula="of:=LOOKUP([.A136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18" draw:text-style-name="P2" svg:width="24.23cm" svg:height="1.534cm" svg:x="56.873cm" svg:y="66.825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DNAMA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5-6</text:p>
          </table:table-cell>
          <table:table-cell table:style-name="ce98" table:formula="of:=concat(&quot;https://dx.doi.org/&quot;; [.F137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37]; [$'Journal Lookup Tables'.$A$2:.$B$22])" office:value-type="string" office:string-value="BOTH" calcext:value-type="string">
            <text:p>BOTH</text:p>
          </table:table-cell>
          <table:table-cell table:style-name="ce103" table:formula="of:=LOOKUP([.A137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77" calcext:value-type="float">
            <text:p>7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8-0138-3</text:p>
          </table:table-cell>
          <table:table-cell table:style-name="ce98" table:formula="of:=concat(&quot;https://dx.doi.org/&quot;; [.F138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38]; [$'Journal Lookup Tables'.$A$2:.$B$22])" office:value-type="string" office:string-value="BOTH" calcext:value-type="string">
            <text:p>BOTH</text:p>
          </table:table-cell>
          <table:table-cell table:style-name="ce103" table:formula="of:=LOOKUP([.A138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ARwi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2161-019-00373-9</text:p>
          </table:table-cell>
          <table:table-cell table:style-name="ce98" table:formula="of:=concat(&quot;https://dx.doi.org/&quot;; [.F139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39]; [$'Journal Lookup Tables'.$A$2:.$B$22])" office:value-type="string" office:string-value="BOTH" calcext:value-type="string">
            <text:p>BOTH</text:p>
          </table:table-cell>
          <table:table-cell table:style-name="ce103" table:formula="of:=LOOKUP([.A13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OPGENE, 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Journal of Plant Pathology</text:p>
          </table:table-cell>
          <table:table-cell table:style-name="ce86" office:value-type="string" calcext:value-type="string">
            <text:p>J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4454/jpp.v97i1.013</text:p>
          </table:table-cell>
          <table:table-cell table:style-name="ce98" table:formula="of:=concat(&quot;https://dx.doi.org/&quot;; [.F14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40]; [$'Journal Lookup Tables'.$A$2:.$B$22])" office:value-type="string" office:string-value="BOTH" calcext:value-type="string">
            <text:p>BOTH</text:p>
          </table:table-cell>
          <table:table-cell table:style-name="ce103" table:formula="of:=LOOKUP([.A140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string" calcext:value-type="string">
            <text:p>NA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02</text:p>
          </table:table-cell>
          <table:table-cell table:style-name="ce96" table:formula="of:=concat(&quot;https://dx.doi.org/&quot;; [.F14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1]; [$'Journal Lookup Tables'.$A$2:.$B$22])" office:value-type="string" office:string-value="BOTH" calcext:value-type="string">
            <text:p>BOTH</text:p>
          </table:table-cell>
          <table:table-cell table:style-name="ce104" table:formula="of:=LOOKUP([.A14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9i1.3771</text:p>
          </table:table-cell>
          <table:table-cell table:style-name="ce96" table:formula="of:=concat(&quot;https://dx.doi.org/&quot;; [.F142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from page 13 (review) to 17</text:p>
          </table:table-cell>
          <table:table-cell table:style-name="ce104" table:formula="of:=LOOKUP([.A142]; [$'Journal Lookup Tables'.$A$2:.$B$22])" office:value-type="string" office:string-value="BOTH" calcext:value-type="string">
            <text:p>BOTH</text:p>
          </table:table-cell>
          <table:table-cell table:style-name="ce104" table:formula="of:=LOOKUP([.A14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8i1.071</text:p>
          </table:table-cell>
          <table:table-cell table:style-name="ce96" table:formula="of:=concat(&quot;https://dx.doi.org/&quot;; [.F14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3]; [$'Journal Lookup Tables'.$A$2:.$B$22])" office:value-type="string" office:string-value="BOTH" calcext:value-type="string">
            <text:p>BOTH</text:p>
          </table:table-cell>
          <table:table-cell table:style-name="ce104" table:formula="of:=LOOKUP([.A14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5" draw:text-style-name="P2" svg:width="11.565cm" svg:height="1.508cm" svg:x="43.053cm" svg:y="70.084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fa.2012.019</text:p>
          </table:table-cell>
          <table:table-cell table:style-name="ce96" table:formula="of:=concat(&quot;https://dx.doi.org/&quot;; [.F14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4]; [$'Journal Lookup Tables'.$A$2:.$B$22])" office:value-type="string" office:string-value="BOTH" calcext:value-type="string">
            <text:p>BOTH</text:p>
          </table:table-cell>
          <table:table-cell table:style-name="ce104" table:formula="of:=LOOKUP([.A14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19" draw:text-style-name="P2" svg:width="25.162cm" svg:height="2.434cm" svg:x="50.992cm" svg:y="70.55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Make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03</text:p>
          </table:table-cell>
          <table:table-cell table:style-name="ce96" table:formula="of:=concat(&quot;https://dx.doi.org/&quot;; [.F14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5]; [$'Journal Lookup Tables'.$A$2:.$B$22])" office:value-type="string" office:string-value="BOTH" calcext:value-type="string">
            <text:p>BOTH</text:p>
          </table:table-cell>
          <table:table-cell table:style-name="ce104" table:formula="of:=LOOKUP([.A14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office:annotation draw:style-name="gr20" draw:text-style-name="P2" svg:width="11.565cm" svg:height="1.323cm" svg:x="43.053cm" svg:y="71.016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2" calcext:value-type="float">
            <office:annotation draw:style-name="gr20" draw:text-style-name="P2" svg:width="25.162cm" svg:height="1.323cm" svg:x="50.992cm" svg:y="71.016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4454/jpp.v95i1.013</text:p>
          </table:table-cell>
          <table:table-cell table:style-name="ce96" table:formula="of:=concat(&quot;https://dx.doi.org/&quot;; [.F14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6]; [$'Journal Lookup Tables'.$A$2:.$B$22])" office:value-type="string" office:string-value="BOTH" calcext:value-type="string">
            <text:p>BOTH</text:p>
          </table:table-cell>
          <table:table-cell table:style-name="ce104" table:formula="of:=LOOKUP([.A14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office:annotation draw:style-name="gr21" draw:text-style-name="P2" svg:width="25.162cm" svg:height="1.322cm" svg:x="50.992cm" svg:y="71.481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Journal of Plant Pathology</text:p>
          </table:table-cell>
          <table:table-cell table:style-name="ce87" office:value-type="string" calcext:value-type="string">
            <text:p>J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2161-018-0054-6</text:p>
          </table:table-cell>
          <table:table-cell table:style-name="ce96" table:formula="of:=concat(&quot;https://dx.doi.org/&quot;; [.F14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47]; [$'Journal Lookup Tables'.$A$2:.$B$22])" office:value-type="string" office:string-value="BOTH" calcext:value-type="string">
            <text:p>BOTH</text:p>
          </table:table-cell>
          <table:table-cell table:style-name="ce104" table:formula="of:=LOOKUP([.A14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DNAMAN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3" calcext:value-type="float">
            <text:p>10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9-00390-8</text:p>
          </table:table-cell>
          <table:table-cell table:style-name="ce97" table:formula="of:=concat(&quot;https://dx.doi.org/&quot;; [.F148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article because page 103 was a methods paper</text:p>
          </table:table-cell>
          <table:table-cell table:style-name="ce105" table:formula="of:=LOOKUP([.A148]; [$'Journal Lookup Tables'.$A$2:.$B$22])" office:value-type="string" office:string-value="BOTH" calcext:value-type="string">
            <text:p>BOTH</text:p>
          </table:table-cell>
          <table:table-cell table:style-name="ce105" table:formula="of:=LOOKUP([.A148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62" calcext:value-type="float">
            <text:p>6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8-8</text:p>
          </table:table-cell>
          <table:table-cell table:style-name="ce97" table:formula="of:=concat(&quot;https://dx.doi.org/&quot;; [.F14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49]; [$'Journal Lookup Tables'.$A$2:.$B$22])" office:value-type="string" office:string-value="BOTH" calcext:value-type="string">
            <text:p>BOTH</text:p>
          </table:table-cell>
          <table:table-cell table:style-name="ce105" table:formula="of:=LOOKUP([.A149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, MEGA, 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Journal of Plant Pathology</text:p>
          </table:table-cell>
          <table:table-cell table:style-name="ce88" office:value-type="string" calcext:value-type="string">
            <text:p>J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70" calcext:value-type="float">
            <text:p>7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2161-018-0029-7</text:p>
          </table:table-cell>
          <table:table-cell table:style-name="ce97" table:formula="of:=concat(&quot;https://dx.doi.org/&quot;; [.F150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50]; [$'Journal Lookup Tables'.$A$2:.$B$22])" office:value-type="string" office:string-value="BOTH" calcext:value-type="string">
            <text:p>BOTH</text:p>
          </table:table-cell>
          <table:table-cell table:style-name="ce105" table:formula="of:=LOOKUP([.A150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,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00" calcext:value-type="float">
            <text:p>100</text:p>
          </table:table-cell>
          <table:table-cell table:style-name="ce94" office:value-type="string" calcext:value-type="string">
            <text:p><text:a xlink:href="https://doi.org/10.1111/jph.12779" xlink:type="simple">Nik</text:a></text:p>
          </table:table-cell>
          <table:table-cell table:style-name="ce99" office:value-type="string" calcext:value-type="string">
            <text:p><text:a xlink:href="https://doi.org/10.1111/jph.12779" xlink:type="simple">10.1111/jph.12779</text:a></text:p>
          </table:table-cell>
          <table:table-cell table:style-name="ce100" table:formula="of:=concat(&quot;https://dx.doi.org/&quot;; [.F151])" office:value-type="string" office:string-value="" calcext:value-type="error">
            <text:p>#NAME?</text:p>
          </table:table-cell>
          <table:table-cell table:style-name="ce89" office:value-type="string" calcext:value-type="string">
            <text:p>PP100 is in article already assigned to Emerson, this is the next research article</text:p>
          </table:table-cell>
          <table:table-cell table:style-name="ce106" table:formula="of:=LOOKUP([.A151]; [$'Journal Lookup Tables'.$A$2:.$B$22])" office:value-type="string" office:string-value="BOTH" calcext:value-type="string">
            <text:p>BOTH</text:p>
          </table:table-cell>
          <table:table-cell table:style-name="ce106" table:formula="of:=LOOKUP([.A151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11/jph.12777" xlink:type="simple">Nik</text:a></text:p>
          </table:table-cell>
          <table:table-cell table:style-name="ce99" office:value-type="string" calcext:value-type="string">
            <text:p><text:a xlink:href="https://doi.org/10.1111/jph.12777" xlink:type="simple">10.1111/jph.12777</text:a></text:p>
          </table:table-cell>
          <table:table-cell table:style-name="ce100" table:formula="of:=concat(&quot;https://dx.doi.org/&quot;; [.F152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52]; [$'Journal Lookup Tables'.$A$2:.$B$22])" office:value-type="string" office:string-value="BOTH" calcext:value-type="string">
            <text:p>BOTH</text:p>
          </table:table-cell>
          <table:table-cell table:style-name="ce106" table:formula="of:=LOOKUP([.A152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" calcext:value-type="float">
            <text:p>6</text:p>
          </table:table-cell>
          <table:table-cell table:style-name="ce94" office:value-type="string" calcext:value-type="string">
            <text:p><text:a xlink:href="https://doi.org/10.1111/jph.12862" xlink:type="simple">Nik</text:a></text:p>
          </table:table-cell>
          <table:table-cell table:style-name="ce99" office:value-type="string" calcext:value-type="string">
            <text:p><text:a xlink:href="https://doi.org/10.1111/jph.12862" xlink:type="simple">10.1111/jph.12862</text:a></text:p>
          </table:table-cell>
          <table:table-cell table:style-name="ce100" table:formula="of:=concat(&quot;https://dx.doi.org/&quot;; [.F153])" office:value-type="string" office:string-value="" calcext:value-type="error">
            <text:p>#NAME?</text:p>
          </table:table-cell>
          <table:table-cell table:style-name="ce89" office:value-type="string" calcext:value-type="string">
            <text:p>PP6 was a review. This is second research article.</text:p>
          </table:table-cell>
          <table:table-cell table:style-name="ce106" table:formula="of:=LOOKUP([.A153]; [$'Journal Lookup Tables'.$A$2:.$B$22])" office:value-type="string" office:string-value="BOTH" calcext:value-type="string">
            <text:p>BOTH</text:p>
          </table:table-cell>
          <table:table-cell table:style-name="ce106" table:formula="of:=LOOKUP([.A153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axML, BEAST , Figtree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Journal of Plant Pathology</text:p>
          </table:table-cell>
          <table:table-cell table:style-name="ce89" office:value-type="string" calcext:value-type="string">
            <text:p>J Plant Path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8" calcext:value-type="float">
            <text:p>128</text:p>
          </table:table-cell>
          <table:table-cell table:style-name="ce94" office:value-type="string" calcext:value-type="string">
            <text:p><text:a xlink:href="https://doi.org/10.1111/jph.12876" xlink:type="simple">Nik</text:a></text:p>
          </table:table-cell>
          <table:table-cell table:style-name="ce99" office:value-type="string" calcext:value-type="string">
            <text:p><text:a xlink:href="https://doi.org/10.1111/jph.12876" xlink:type="simple">10.1111/jph.12876</text:a></text:p>
          </table:table-cell>
          <table:table-cell table:style-name="ce100" table:formula="of:=concat(&quot;https://dx.doi.org/&quot;; [.F154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154]; [$'Journal Lookup Tables'.$A$2:.$B$22])" office:value-type="string" office:string-value="BOTH" calcext:value-type="string">
            <text:p>BOTH</text:p>
          </table:table-cell>
          <table:table-cell table:style-name="ce106" table:formula="of:=LOOKUP([.A154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PowerMarker, Darwin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fa.2012.003</text:p>
          </table:table-cell>
          <table:table-cell table:style-name="ce95" table:formula="of:=concat(&quot;https://dx.doi.org/&quot;; [.F155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155]; [$'Journal Lookup Tables'.$A$2:.$B$22])" office:value-type="string" office:string-value="BOTH" calcext:value-type="string">
            <text:p>BOTH</text:p>
          </table:table-cell>
          <table:table-cell table:style-name="ce107" table:formula="of:=LOOKUP([.A155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48.051cm" svg:y="75.672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25" calcext:value-type="float">
            <text:p>12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5i1.028</text:p>
          </table:table-cell>
          <table:table-cell table:style-name="ce95" table:formula="of:=concat(&quot;https://dx.doi.org/&quot;; [.F156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56]; [$'Journal Lookup Tables'.$A$2:.$B$22])" office:value-type="string" office:string-value="BOTH" calcext:value-type="string">
            <text:p>BOTH</text:p>
          </table:table-cell>
          <table:table-cell table:style-name="ce107" table:formula="of:=LOOKUP([.A156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48.051cm" svg:y="76.138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Journal of Plant Pathology</text:p>
          </table:table-cell>
          <table:table-cell table:style-name="ce90" office:value-type="string" calcext:value-type="string">
            <text:p>J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5" calcext:value-type="float">
            <text:p>10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4454/jpp.v98i1.030</text:p>
          </table:table-cell>
          <table:table-cell table:style-name="ce95" table:formula="of:=concat(&quot;https://dx.doi.org/&quot;; [.F15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57]; [$'Journal Lookup Tables'.$A$2:.$B$22])" office:value-type="string" office:string-value="BOTH" calcext:value-type="string">
            <text:p>BOTH</text:p>
          </table:table-cell>
          <table:table-cell table:style-name="ce107" table:formula="of:=LOOKUP([.A157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7" draw:text-style-name="P2" svg:width="25.162cm" svg:height="1.56cm" svg:x="50.992cm" svg:y="76.605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57" calcext:value-type="float">
            <text:p>5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2.00826.x</text:p>
          </table:table-cell>
          <table:table-cell table:style-name="ce98" table:formula="of:=concat(&quot;https://dx.doi.org/&quot;; [.F158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58]; [$'Journal Lookup Tables'.$A$2:.$B$22])" office:value-type="string" office:string-value="BOTH" calcext:value-type="string">
            <text:p>BOTH</text:p>
          </table:table-cell>
          <table:table-cell table:style-name="ce103" table:formula="of:=LOOKUP([.A15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1" draw:text-style-name="P2" svg:width="16.639cm" svg:height="2.619cm" svg:x="23.131cm" svg:y="77.588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98" table:formula="of:=concat(&quot;https://dx.doi.org/&quot;; [.F15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59]; [$'Journal Lookup Tables'.$A$2:.$B$22])" office:value-type="string" office:string-value="BOTH" calcext:value-type="string">
            <text:p>BOTH</text:p>
          </table:table-cell>
          <table:table-cell table:style-name="ce103" table:formula="of:=LOOKUP([.A15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3"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4.23cm" svg:height="1.508cm" svg:x="56.873cm" svg:y="77.588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9" calcext:value-type="float">
            <text:p>13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5" draw:text-style-name="P2" svg:width="16.639cm" svg:height="1.508cm" svg:x="23.131cm" svg:y="78.001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98" table:formula="of:=concat(&quot;https://dx.doi.org/&quot;; [.F1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0]; [$'Journal Lookup Tables'.$A$2:.$B$22])" office:value-type="string" office:string-value="BOTH" calcext:value-type="string">
            <text:p>BOTH</text:p>
          </table:table-cell>
          <table:table-cell table:style-name="ce103" table:formula="of:=LOOKUP([.A16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0</text:p>
          </table:table-cell>
          <table:table-cell table:style-name="ce98" table:formula="of:=concat(&quot;https://dx.doi.org/&quot;; [.F161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first research article of 2021</text:p>
          </table:table-cell>
          <table:table-cell table:style-name="ce103" table:formula="of:=LOOKUP([.A161]; [$'Journal Lookup Tables'.$A$2:.$B$22])" office:value-type="string" office:string-value="BOTH" calcext:value-type="string">
            <text:p>BOTH</text:p>
          </table:table-cell>
          <table:table-cell table:style-name="ce103" table:formula="of:=LOOKUP([.A16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owtie, Tophat, edg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23.x</text:p>
          </table:table-cell>
          <table:table-cell table:style-name="ce98" table:formula="of:=concat(&quot;https://dx.doi.org/&quot;; [.F16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2]; [$'Journal Lookup Tables'.$A$2:.$B$22])" office:value-type="string" office:string-value="BOTH" calcext:value-type="string">
            <text:p>BOTH</text:p>
          </table:table-cell>
          <table:table-cell table:style-name="ce103" table:formula="of:=LOOKUP([.A16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9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2" calcext:value-type="float">
            <text:p>14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22" draw:text-style-name="P2" svg:width="16.639cm" svg:height="2.966cm" svg:x="23.131cm" svg:y="79.226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98" table:formula="of:=concat(&quot;https://dx.doi.org/&quot;; [.F16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in previous article, selected next article</text:p>
          </table:table-cell>
          <table:table-cell table:style-name="ce103" table:formula="of:=LOOKUP([.A163]; [$'Journal Lookup Tables'.$A$2:.$B$22])" office:value-type="string" office:string-value="BOTH" calcext:value-type="string">
            <text:p>BOTH</text:p>
          </table:table-cell>
          <table:table-cell table:style-name="ce103" table:formula="of:=LOOKUP([.A16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0" calcext:value-type="float">
            <text:p>1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4-3703.2011.00736.x</text:p>
          </table:table-cell>
          <table:table-cell table:style-name="ce98" table:formula="of:=concat(&quot;https://dx.doi.org/&quot;; [.F16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64]; [$'Journal Lookup Tables'.$A$2:.$B$22])" office:value-type="string" office:string-value="BOTH" calcext:value-type="string">
            <text:p>BOTH</text:p>
          </table:table-cell>
          <table:table-cell table:style-name="ce103" table:formula="of:=LOOKUP([.A16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REST, NJPLO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 Pathology</text:p>
          </table:table-cell>
          <table:table-cell table:style-name="ce86" office:value-type="string" calcext:value-type="string">
            <text:p>Mol Plant Path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19" calcext:value-type="float">
            <text:p>1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mpp.13032</text:p>
          </table:table-cell>
          <table:table-cell table:style-name="ce98" table:formula="of:=concat(&quot;https://dx.doi.org/&quot;; [.F165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300s at first of Jan 2021, this is the second research article of 2021</text:p>
          </table:table-cell>
          <table:table-cell table:style-name="ce103" table:formula="of:=LOOKUP([.A165]; [$'Journal Lookup Tables'.$A$2:.$B$22])" office:value-type="string" office:string-value="BOTH" calcext:value-type="string">
            <text:p>BOTH</text:p>
          </table:table-cell>
          <table:table-cell table:style-name="ce103" table:formula="of:=LOOKUP([.A16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31.x</text:p>
          </table:table-cell>
          <table:table-cell table:style-name="ce96" table:formula="of:=concat(&quot;https://dx.doi.org/&quot;; [.F16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6]; [$'Journal Lookup Tables'.$A$2:.$B$22])" office:value-type="string" office:string-value="BOTH" calcext:value-type="string">
            <text:p>BOTH</text:p>
          </table:table-cell>
          <table:table-cell table:style-name="ce104" table:formula="of:=LOOKUP([.A16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4-3703.2011.00726.x</text:p>
          </table:table-cell>
          <table:table-cell table:style-name="ce96" table:formula="of:=concat(&quot;https://dx.doi.org/&quot;; [.F1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7]; [$'Journal Lookup Tables'.$A$2:.$B$22])" office:value-type="string" office:string-value="BOTH" calcext:value-type="string">
            <text:p>BOTH</text:p>
          </table:table-cell>
          <table:table-cell table:style-name="ce104" table:formula="of:=LOOKUP([.A16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office:annotation draw:style-name="gr5" draw:text-style-name="P2" svg:width="25.162cm" svg:height="1.508cm" svg:x="50.992cm" svg:y="81.483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2</text:p>
          </table:table-cell>
          <table:table-cell table:style-name="ce96" table:formula="of:=concat(&quot;https://dx.doi.org/&quot;; [.F16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68]; [$'Journal Lookup Tables'.$A$2:.$B$22])" office:value-type="string" office:string-value="BOTH" calcext:value-type="string">
            <text:p>BOTH</text:p>
          </table:table-cell>
          <table:table-cell table:style-name="ce104" table:formula="of:=LOOKUP([.A16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JM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743</text:p>
          </table:table-cell>
          <table:table-cell table:style-name="ce96" table:formula="of:=concat(&quot;https://dx.doi.org/&quot;; [.F16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69]; [$'Journal Lookup Tables'.$A$2:.$B$22])" office:value-type="string" office:string-value="BOTH" calcext:value-type="string">
            <text:p>BOTH</text:p>
          </table:table-cell>
          <table:table-cell table:style-name="ce104" table:formula="of:=LOOKUP([.A169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33" calcext:value-type="float">
            <text:p>3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877</text:p>
          </table:table-cell>
          <table:table-cell table:style-name="ce96" table:formula="of:=concat(&quot;https://dx.doi.org/&quot;; [.F17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70]; [$'Journal Lookup Tables'.$A$2:.$B$22])" office:value-type="string" office:string-value="BOTH" calcext:value-type="string">
            <text:p>BOTH</text:p>
          </table:table-cell>
          <table:table-cell table:style-name="ce104" table:formula="of:=LOOKUP([.A170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Pytho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3010</text:p>
          </table:table-cell>
          <table:table-cell table:style-name="ce96" table:formula="of:=concat(&quot;https://dx.doi.org/&quot;; [.F17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71]; [$'Journal Lookup Tables'.$A$2:.$B$22])" office:value-type="string" office:string-value="BOTH" calcext:value-type="string">
            <text:p>BOTH</text:p>
          </table:table-cell>
          <table:table-cell table:style-name="ce104" table:formula="of:=LOOKUP([.A17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GraphPad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 Pathology</text:p>
          </table:table-cell>
          <table:table-cell table:style-name="ce87" office:value-type="string" calcext:value-type="string">
            <text:p>Mol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mpp.12374</text:p>
          </table:table-cell>
          <table:table-cell table:style-name="ce96" table:formula="of:=concat(&quot;https://dx.doi.org/&quot;; [.F17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72]; [$'Journal Lookup Tables'.$A$2:.$B$22])" office:value-type="string" office:string-value="BOTH" calcext:value-type="string">
            <text:p>BOTH</text:p>
          </table:table-cell>
          <table:table-cell table:style-name="ce104" table:formula="of:=LOOKUP([.A17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23" draw:text-style-name="P2" svg:width="25.162cm" svg:height="1.641cm" svg:x="50.992cm" svg:y="83.927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mpp.12504</text:p>
          </table:table-cell>
          <table:table-cell table:style-name="ce97" table:formula="of:=concat(&quot;https://dx.doi.org/&quot;; [.F17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173]; [$'Journal Lookup Tables'.$A$2:.$B$22])" office:value-type="string" office:string-value="BOTH" calcext:value-type="string">
            <text:p>BOTH</text:p>
          </table:table-cell>
          <table:table-cell table:style-name="ce105" table:formula="of:=LOOKUP([.A173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2" calcext:value-type="float">
            <text:p>2</text:p>
          </table:table-cell>
          <table:table-cell table:style-name="ce97" office:value-type="string" calcext:value-type="string">
            <text:p><text:a xlink:href="https://doi.org/10.1111/mpp.12739" xlink:type="simple">Kaique</text:a></text:p>
          </table:table-cell>
          <table:table-cell table:style-name="ce97" office:value-type="string" calcext:value-type="string">
            <text:p><text:a xlink:href="https://doi.org/10.1111/mpp.12739" xlink:type="simple">10.1111/mpp.12739</text:a></text:p>
          </table:table-cell>
          <table:table-cell table:style-name="ce97" table:formula="of:=concat(&quot;https://dx.doi.org/&quot;; [.F174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105" table:formula="of:=LOOKUP([.A174]; [$'Journal Lookup Tables'.$A$2:.$B$22])" office:value-type="string" office:string-value="BOTH" calcext:value-type="string">
            <text:p>BOTH</text:p>
          </table:table-cell>
          <table:table-cell table:style-name="ce105" table:formula="of:=LOOKUP([.A174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30" calcext:value-type="float">
            <text:p>30</text:p>
          </table:table-cell>
          <table:table-cell table:style-name="ce97" office:value-type="string" calcext:value-type="string">
            <text:p><text:a xlink:href="https://doi.org/10.1111/mpp.12878" xlink:type="simple">Kaique</text:a></text:p>
          </table:table-cell>
          <table:table-cell table:style-name="ce97" office:value-type="string" calcext:value-type="string">
            <text:p><text:a xlink:href="https://doi.org/10.1111/mpp.12878" xlink:type="simple">10.1111/mpp.12878</text:a></text:p>
          </table:table-cell>
          <table:table-cell table:style-name="ce97" table:formula="of:=concat(&quot;https://dx.doi.org/&quot;; [.F175])" office:value-type="string" office:string-value="" calcext:value-type="error">
            <text:p>#NAME?</text:p>
          </table:table-cell>
          <table:table-cell table:style-name="ce88" office:value-type="string" calcext:value-type="string">
            <text:p>PP30 is in article already assigned to Emerson, this is the next article</text:p>
          </table:table-cell>
          <table:table-cell table:style-name="ce105" table:formula="of:=LOOKUP([.A175]; [$'Journal Lookup Tables'.$A$2:.$B$22])" office:value-type="string" office:string-value="BOTH" calcext:value-type="string">
            <text:p>BOTH</text:p>
          </table:table-cell>
          <table:table-cell table:style-name="ce105" table:formula="of:=LOOKUP([.A175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10">
          <table:table-cell table:style-name="ce88" office:value-type="string" calcext:value-type="string">
            <text:p>Molecular Plant Pathology</text:p>
          </table:table-cell>
          <table:table-cell table:style-name="ce88" office:value-type="string" calcext:value-type="string">
            <text:p>Mol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84" calcext:value-type="float">
            <text:p>84</text:p>
          </table:table-cell>
          <table:table-cell table:style-name="ce97" office:value-type="string" calcext:value-type="string">
            <text:p><text:a xlink:href="https://doi.org/10.1111/mpp.12882" xlink:type="simple">Kaique</text:a></text:p>
          </table:table-cell>
          <table:table-cell table:style-name="ce97" office:value-type="string" calcext:value-type="string">
            <text:p><text:a xlink:href="https://doi.org/10.1111/mpp.12882" xlink:type="simple">10.1111/mpp.12882</text:a></text:p>
          </table:table-cell>
          <table:table-cell table:style-name="ce97" table:formula="of:=concat(&quot;https://dx.doi.org/&quot;; [.F176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176]; [$'Journal Lookup Tables'.$A$2:.$B$22])" office:value-type="string" office:string-value="BOTH" calcext:value-type="string">
            <text:p>BOTH</text:p>
          </table:table-cell>
          <table:table-cell table:style-name="ce105" table:formula="of:=LOOKUP([.A176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BLAST2GO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41" calcext:value-type="float">
            <text:p>14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j.1364-3703.2012.00836.x</text:p>
          </table:table-cell>
          <table:table-cell table:style-name="ce95" table:formula="of:=concat(&quot;https://dx.doi.org/&quot;; [.F177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77]; [$'Journal Lookup Tables'.$A$2:.$B$22])" office:value-type="string" office:string-value="BOTH" calcext:value-type="string">
            <text:p>BOTH</text:p>
          </table:table-cell>
          <table:table-cell table:style-name="ce107" table:formula="of:=LOOKUP([.A17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3" draw:text-style-name="P2" svg:width="25.162cm" svg:height="1.561cm" svg:x="50.992cm" svg:y="86.425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24" draw:text-style-name="P2" svg:width="16.639cm" svg:height="3.783cm" svg:x="23.131cm" svg:y="86.891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95" table:formula="of:=concat(&quot;https://dx.doi.org/&quot;; [.F178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pathogen profile, next sequential article selected</text:p>
          </table:table-cell>
          <table:table-cell table:style-name="ce107" table:formula="of:=LOOKUP([.A178]; [$'Journal Lookup Tables'.$A$2:.$B$22])" office:value-type="string" office:string-value="BOTH" calcext:value-type="string">
            <text:p>BOTH</text:p>
          </table:table-cell>
          <table:table-cell table:style-name="ce107" table:formula="of:=LOOKUP([.A17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7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08" calcext:value-type="float">
            <text:p>108</text:p>
          </table:table-cell>
          <table:table-cell table:style-name="ce90" office:value-type="string" calcext:value-type="string">
            <text:p>Zach</text:p>
          </table:table-cell>
          <table:table-cell table:style-name="ce95" office:value-type="string" calcext:value-type="string">
            <office:annotation draw:style-name="gr25" draw:text-style-name="P2" svg:width="16.639cm" svg:height="11.509cm" svg:x="23.131cm" svg:y="87.409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95" table:formula="of:=concat(&quot;https://dx.doi.org/&quot;; [.F17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179]; [$'Journal Lookup Tables'.$A$2:.$B$22])" office:value-type="string" office:string-value="BOTH" calcext:value-type="string">
            <text:p>BOTH</text:p>
          </table:table-cell>
          <table:table-cell table:style-name="ce107" table:formula="of:=LOOKUP([.A179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48.051cm" svg:y="87.409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1" calcext:value-type="float">
            <office:annotation draw:style-name="gr26" draw:text-style-name="P2" svg:width="25.162cm" svg:height="3.175cm" svg:x="50.992cm" svg:y="87.409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56.873cm" svg:y="87.409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3" calcext:value-type="float">
            <text:p>5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064</text:p>
          </table:table-cell>
          <table:table-cell table:style-name="ce95" table:formula="of:=concat(&quot;https://dx.doi.org/&quot;; [.F180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80]; [$'Journal Lookup Tables'.$A$2:.$B$22])" office:value-type="string" office:string-value="BOTH" calcext:value-type="string">
            <text:p>BOTH</text:p>
          </table:table-cell>
          <table:table-cell table:style-name="ce107" table:formula="of:=LOOKUP([.A180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50.992cm" svg:y="88.238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SAS, R, GenePix Pro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16" calcext:value-type="float">
            <text:p>1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267</text:p>
          </table:table-cell>
          <table:table-cell table:style-name="ce95" table:formula="of:=concat(&quot;https://dx.doi.org/&quot;; [.F18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81]; [$'Journal Lookup Tables'.$A$2:.$B$22])" office:value-type="string" office:string-value="BOTH" calcext:value-type="string">
            <text:p>BOTH</text:p>
          </table:table-cell>
          <table:table-cell table:style-name="ce107" table:formula="of:=LOOKUP([.A181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6" draw:text-style-name="P2" svg:width="25.628cm" svg:height="1.507cm" svg:x="48.051cm" svg:y="88.705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1" calcext:value-type="float">
            <office:annotation draw:style-name="gr6" draw:text-style-name="P2" svg:width="25.162cm" svg:height="1.507cm" svg:x="50.992cm" svg:y="88.705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, PDQuest, MASCO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167</text:p>
          </table:table-cell>
          <table:table-cell table:style-name="ce95" table:formula="of:=concat(&quot;https://dx.doi.org/&quot;; [.F182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82]; [$'Journal Lookup Tables'.$A$2:.$B$22])" office:value-type="string" office:string-value="BOTH" calcext:value-type="string">
            <text:p>BOTH</text:p>
          </table:table-cell>
          <table:table-cell table:style-name="ce107" table:formula="of:=LOOKUP([.A182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office:annotation draw:style-name="gr5" draw:text-style-name="P2" svg:width="25.162cm" svg:height="1.508cm" svg:x="50.992cm" svg:y="89.17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56.873cm" svg:y="89.17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92" calcext:value-type="float">
            <text:p>92</text:p>
          </table:table-cell>
          <table:table-cell table:style-name="ce95" office:value-type="string" calcext:value-type="string">
            <text:p><text:a xlink:href="https://doi.org/10.1111/mpp.12883" xlink:type="simple">Zach</text:a></text:p>
          </table:table-cell>
          <table:table-cell table:style-name="ce95" office:value-type="string" calcext:value-type="string">
            <text:p><text:a xlink:href="https://doi.org/10.1111/mpp.12883" xlink:type="simple">10.1111/mpp.12883</text:a></text:p>
          </table:table-cell>
          <table:table-cell table:style-name="ce95" table:formula="of:=concat(&quot;https://dx.doi.org/&quot;; [.F183])" office:value-type="string" office:string-value="" calcext:value-type="error">
            <text:p>#NAME?</text:p>
          </table:table-cell>
          <table:table-cell table:style-name="ce90" office:value-type="string" calcext:value-type="string">
            <text:p>Page 92 article falls within range of another article previously selected, this is the next article</text:p>
          </table:table-cell>
          <table:table-cell table:style-name="ce107" table:formula="of:=LOOKUP([.A183]; [$'Journal Lookup Tables'.$A$2:.$B$22])" office:value-type="string" office:string-value="BOTH" calcext:value-type="string">
            <text:p>BOTH</text:p>
          </table:table-cell>
          <table:table-cell table:style-name="ce107" table:formula="of:=LOOKUP([.A183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8" calcext:value-type="float">
            <text:p>12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mpp.12318</text:p>
          </table:table-cell>
          <table:table-cell table:style-name="ce95" table:formula="of:=concat(&quot;https://dx.doi.org/&quot;; [.F18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184]; [$'Journal Lookup Tables'.$A$2:.$B$22])" office:value-type="string" office:string-value="BOTH" calcext:value-type="string">
            <text:p>BOTH</text:p>
          </table:table-cell>
          <table:table-cell table:style-name="ce107" table:formula="of:=LOOKUP([.A18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office:annotation draw:style-name="gr5" draw:text-style-name="P2" svg:width="25.628cm" svg:height="1.508cm" svg:x="48.051cm" svg:y="90.101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3" calcext:value-type="float">
            <office:annotation draw:style-name="gr5" draw:text-style-name="P2" svg:width="25.162cm" svg:height="1.508cm" svg:x="50.992cm" svg:y="90.101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office:annotation draw:style-name="gr5" draw:text-style-name="P2" svg:width="24.23cm" svg:height="1.508cm" svg:x="56.873cm" svg:y="90.101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string" calcext:value-type="string">
            <text:p>sgRNA Designer, BLASTN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45" calcext:value-type="float">
            <text:p>45</text:p>
          </table:table-cell>
          <table:table-cell table:style-name="ce95" office:value-type="string" calcext:value-type="string">
            <text:p><text:a xlink:href="https://doi.org/10.1111/mpp.12737" xlink:type="simple">Zach</text:a></text:p>
          </table:table-cell>
          <table:table-cell table:style-name="ce95" office:value-type="string" calcext:value-type="string">
            <text:p><text:a xlink:href="https://doi.org/10.1111/mpp.12737" xlink:type="simple">10.1111/mpp.12737</text:a></text:p>
          </table:table-cell>
          <table:table-cell table:style-name="ce95" table:formula="of:=concat(&quot;https://dx.doi.org/&quot;; [.F185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85]; [$'Journal Lookup Tables'.$A$2:.$B$22])" office:value-type="string" office:string-value="BOTH" calcext:value-type="string">
            <text:p>BOTH</text:p>
          </table:table-cell>
          <table:table-cell table:style-name="ce107" table:formula="of:=LOOKUP([.A18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 Pathology</text:p>
          </table:table-cell>
          <table:table-cell table:style-name="ce90" office:value-type="string" calcext:value-type="string">
            <text:p>Mol 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6" calcext:value-type="float">
            <text:p>16</text:p>
          </table:table-cell>
          <table:table-cell table:style-name="ce95" office:value-type="string" calcext:value-type="string">
            <text:p><text:a xlink:href="https://doi.org/10.1111/mpp.12874" xlink:type="simple">Zach</text:a></text:p>
          </table:table-cell>
          <table:table-cell table:style-name="ce95" office:value-type="string" calcext:value-type="string">
            <text:p><text:a xlink:href="https://doi.org/10.1111/mpp.12874" xlink:type="simple">10.1111/mpp.12874</text:a></text:p>
          </table:table-cell>
          <table:table-cell table:style-name="ce95" table:formula="of:=concat(&quot;https://dx.doi.org/&quot;; [.F18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186]; [$'Journal Lookup Tables'.$A$2:.$B$22])" office:value-type="string" office:string-value="BOTH" calcext:value-type="string">
            <text:p>BOTH</text:p>
          </table:table-cell>
          <table:table-cell table:style-name="ce107" table:formula="of:=LOOKUP([.A18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36" calcext:value-type="float">
            <text:p>3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98" table:formula="of:=concat(&quot;https://dx.doi.org/&quot;; [.F187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a review, selected second sequential article</text:p>
          </table:table-cell>
          <table:table-cell table:style-name="ce103" table:formula="of:=LOOKUP([.A187]; [$'Journal Lookup Tables'.$A$2:.$B$22])" office:value-type="float" office:value="1" calcext:value-type="float">
            <text:p>1</text:p>
          </table:table-cell>
          <table:table-cell table:style-name="ce103" table:formula="of:=LOOKUP([.A187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5" draw:text-style-name="P2" svg:width="24.01cm" svg:height="1.508cm" svg:x="54.618cm" svg:y="91.498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98" table:formula="of:=concat(&quot;https://dx.doi.org/&quot;; [.F188])" office:value-type="string" office:string-value="" calcext:value-type="error">
            <text:p>#NAME?</text:p>
          </table:table-cell>
          <table:table-cell table:style-name="ce86" office:value-type="string" calcext:value-type="string">
            <text:p>Duplicate article was selected initially. This is the article following 10.1094/mpmi-08-13-0225-r</text:p>
          </table:table-cell>
          <table:table-cell table:style-name="ce103" table:formula="of:=LOOKUP([.A188]; [$'Journal Lookup Tables'.$A$2:.$B$22])" office:value-type="float" office:value="1" calcext:value-type="float">
            <text:p>1</text:p>
          </table:table-cell>
          <table:table-cell table:style-name="ce103" table:formula="of:=LOOKUP([.A188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56.873cm" svg:y="91.964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text:p>JM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9-18-0265-TA</text:p>
          </table:table-cell>
          <table:table-cell table:style-name="ce98" table:formula="of:=concat(&quot;https://dx.doi.org/&quot;; [.F189])" office:value-type="string" office:string-value="" calcext:value-type="error">
            <text:p>#NAME?</text:p>
          </table:table-cell>
          <table:table-cell table:style-name="ce86" office:value-type="string" calcext:value-type="string">
            <text:p>Page numbers start in the 900s, this is the first research article of 2019</text:p>
          </table:table-cell>
          <table:table-cell table:style-name="ce103" table:formula="of:=LOOKUP([.A189]; [$'Journal Lookup Tables'.$A$2:.$B$22])" office:value-type="float" office:value="1" calcext:value-type="float">
            <text:p>1</text:p>
          </table:table-cell>
          <table:table-cell table:style-name="ce103" table:formula="of:=LOOKUP([.A189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20-0201-R</text:p>
          </table:table-cell>
          <table:table-cell table:style-name="ce98" table:formula="of:=concat(&quot;https://dx.doi.org/&quot;; [.F19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190]; [$'Journal Lookup Tables'.$A$2:.$B$22])" office:value-type="float" office:value="1" calcext:value-type="float">
            <text:p>1</text:p>
          </table:table-cell>
          <table:table-cell table:style-name="ce103" table:formula="of:=LOOKUP([.A190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56.873cm" svg:y="92.895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103" office:value-type="string" calcext:value-type="string">
            <text:p>BLASTp, MATLAB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05-11-0121" xlink:type="simple">10.1094/MPMI-05-11-0121</text:a></text:p>
          </table:table-cell>
          <table:table-cell table:style-name="ce98" table:formula="of:=concat(&quot;https://dx.doi.org/&quot;; [.F19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103" table:formula="of:=LOOKUP([.A191]; [$'Journal Lookup Tables'.$A$2:.$B$22])" office:value-type="float" office:value="1" calcext:value-type="float">
            <text:p>1</text:p>
          </table:table-cell>
          <table:table-cell table:style-name="ce103" table:formula="of:=LOOKUP([.A191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0" calcext:value-type="float">
            <office:annotation draw:style-name="gr5" draw:text-style-name="P2" svg:width="24.23cm" svg:height="1.508cm" svg:x="56.873cm" svg:y="93.361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string" calcext:value-type="string">
            <office:annotation draw:style-name="gr12" draw:text-style-name="P2" svg:width="9.899cm" svg:height="1.781cm" svg:x="73.68cm" svg:y="93.225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5" calcext:value-type="float">
            <text:p>1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mpmi-07-11-0193</text:p>
          </table:table-cell>
          <table:table-cell table:style-name="ce98" table:formula="of:=concat(&quot;https://dx.doi.org/&quot;; [.F19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192]; [$'Journal Lookup Tables'.$A$2:.$B$22])" office:value-type="float" office:value="1" calcext:value-type="float">
            <text:p>1</text:p>
          </table:table-cell>
          <table:table-cell table:style-name="ce103" table:formula="of:=LOOKUP([.A192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office:annotation draw:style-name="gr6" draw:text-style-name="P2" svg:width="11.565cm" svg:height="1.507cm" svg:x="43.053cm" svg:y="93.827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6" draw:text-style-name="P2" svg:width="25.628cm" svg:height="1.507cm" svg:x="48.051cm" svg:y="93.827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Molecular Plant-Microbe Interactions</text:p>
          </table:table-cell>
          <table:table-cell table:style-name="ce86" office:value-type="string" calcext:value-type="string">
            <text:p>Mol Plant Micro In</text:p>
          </table:table-cell>
          <table:table-cell table:style-name="ce86" office:value-type="float" office:value="2017" calcext:value-type="float">
            <text:p>2017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98" table:formula="of:=concat(&quot;https://dx.doi.org/&quot;; [.F19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is review, second sequential article selected as first was assigned to Emerson</text:p>
          </table:table-cell>
          <table:table-cell table:style-name="ce103" table:formula="of:=LOOKUP([.A193]; [$'Journal Lookup Tables'.$A$2:.$B$22])" office:value-type="float" office:value="1" calcext:value-type="float">
            <text:p>1</text:p>
          </table:table-cell>
          <table:table-cell table:style-name="ce103" table:formula="of:=LOOKUP([.A193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aGe, Ap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04-r</text:p>
          </table:table-cell>
          <table:table-cell table:style-name="ce96" table:formula="of:=concat(&quot;https://dx.doi.org/&quot;; [.F19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94]; [$'Journal Lookup Tables'.$A$2:.$B$22])" office:value-type="float" office:value="1" calcext:value-type="float">
            <text:p>1</text:p>
          </table:table-cell>
          <table:table-cell table:style-name="ce104" table:formula="of:=LOOKUP([.A194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6-17-0138-R</text:p>
          </table:table-cell>
          <table:table-cell table:style-name="ce96" table:formula="of:=concat(&quot;https://dx.doi.org/&quot;; [.F195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195]; [$'Journal Lookup Tables'.$A$2:.$B$22])" office:value-type="float" office:value="1" calcext:value-type="float">
            <text:p>1</text:p>
          </table:table-cell>
          <table:table-cell table:style-name="ce104" table:formula="of:=LOOKUP([.A195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52" calcext:value-type="float">
            <text:p>5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7-0203-FI</text:p>
          </table:table-cell>
          <table:table-cell table:style-name="ce96" table:formula="of:=concat(&quot;https://dx.doi.org/&quot;; [.F196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was picked</text:p>
          </table:table-cell>
          <table:table-cell table:style-name="ce104" table:formula="of:=LOOKUP([.A196]; [$'Journal Lookup Tables'.$A$2:.$B$22])" office:value-type="float" office:value="1" calcext:value-type="float">
            <text:p>1</text:p>
          </table:table-cell>
          <table:table-cell table:style-name="ce104" table:formula="of:=LOOKUP([.A196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3-0225-r</text:p>
          </table:table-cell>
          <table:table-cell table:style-name="ce96" table:formula="of:=concat(&quot;https://dx.doi.org/&quot;; [.F19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197]; [$'Journal Lookup Tables'.$A$2:.$B$22])" office:value-type="float" office:value="1" calcext:value-type="float">
            <text:p>1</text:p>
          </table:table-cell>
          <table:table-cell table:style-name="ce104" table:formula="of:=LOOKUP([.A197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5" draw:text-style-name="P2" svg:width="25.628cm" svg:height="1.508cm" svg:x="48.051cm" svg:y="96.155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8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1" calcext:value-type="float">
            <text:p>10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20-0224-R</text:p>
          </table:table-cell>
          <table:table-cell table:style-name="ce96" table:formula="of:=concat(&quot;https://dx.doi.org/&quot;; [.F19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198]; [$'Journal Lookup Tables'.$A$2:.$B$22])" office:value-type="float" office:value="1" calcext:value-type="float">
            <text:p>1</text:p>
          </table:table-cell>
          <table:table-cell table:style-name="ce104" table:formula="of:=LOOKUP([.A198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JMP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5-17-0121-FI</text:p>
          </table:table-cell>
          <table:table-cell table:style-name="ce96" table:formula="of:=concat(&quot;https://dx.doi.org/&quot;; [.F199])" office:value-type="string" office:string-value="" calcext:value-type="error">
            <text:p>#NAME?</text:p>
          </table:table-cell>
          <table:table-cell table:style-name="ce87" office:value-type="string" calcext:value-type="string">
            <text:p>16 was a review. 46 is next research article</text:p>
          </table:table-cell>
          <table:table-cell table:style-name="ce104" table:formula="of:=LOOKUP([.A199]; [$'Journal Lookup Tables'.$A$2:.$B$22])" office:value-type="float" office:value="1" calcext:value-type="float">
            <text:p>1</text:p>
          </table:table-cell>
          <table:table-cell table:style-name="ce104" table:formula="of:=LOOKUP([.A199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7-18-0208-R</text:p>
          </table:table-cell>
          <table:table-cell table:style-name="ce96" table:formula="of:=concat(&quot;https://dx.doi.org/&quot;; [.F20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00]; [$'Journal Lookup Tables'.$A$2:.$B$22])" office:value-type="float" office:value="1" calcext:value-type="float">
            <text:p>1</text:p>
          </table:table-cell>
          <table:table-cell table:style-name="ce104" table:formula="of:=LOOKUP([.A200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9-15-0219-r</text:p>
          </table:table-cell>
          <table:table-cell table:style-name="ce96" table:formula="of:=concat(&quot;https://dx.doi.org/&quot;; [.F20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01]; [$'Journal Lookup Tables'.$A$2:.$B$22])" office:value-type="float" office:value="1" calcext:value-type="float">
            <text:p>1</text:p>
          </table:table-cell>
          <table:table-cell table:style-name="ce104" table:formula="of:=LOOKUP([.A201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Molecular Plant-Microbe Interactions</text:p>
          </table:table-cell>
          <table:table-cell table:style-name="ce87" office:value-type="string" calcext:value-type="string">
            <text:p>Mol Plant Micro In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MPMI-08-16-0157-R</text:p>
          </table:table-cell>
          <table:table-cell table:style-name="ce96" table:formula="of:=concat(&quot;https://dx.doi.org/&quot;; [.F202])" office:value-type="string" office:string-value="" calcext:value-type="error">
            <text:p>#NAME?</text:p>
          </table:table-cell>
          <table:table-cell table:style-name="ce87" office:value-type="string" calcext:value-type="string">
            <text:p>13 was a review. Changed to page 16</text:p>
          </table:table-cell>
          <table:table-cell table:style-name="ce104" table:formula="of:=LOOKUP([.A202]; [$'Journal Lookup Tables'.$A$2:.$B$22])" office:value-type="float" office:value="1" calcext:value-type="float">
            <text:p>1</text:p>
          </table:table-cell>
          <table:table-cell table:style-name="ce104" table:formula="of:=LOOKUP([.A202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apMan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3" calcext:value-type="float">
            <text:p>1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MPMI-07-17-0164-R</text:p>
          </table:table-cell>
          <table:table-cell table:style-name="ce97" table:formula="of:=concat(&quot;https://dx.doi.org/&quot;; [.F20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03]; [$'Journal Lookup Tables'.$A$2:.$B$22])" office:value-type="float" office:value="1" calcext:value-type="float">
            <text:p>1</text:p>
          </table:table-cell>
          <table:table-cell table:style-name="ce105" table:formula="of:=LOOKUP([.A203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Molecular Plant-Microbe Interactions</text:p>
          </table:table-cell>
          <table:table-cell table:style-name="ce88" office:value-type="string" calcext:value-type="string">
            <text:p>Mol Plant Micro In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9" calcext:value-type="float">
            <text:p>109</text:p>
          </table:table-cell>
          <table:table-cell table:style-name="ce97" office:value-type="string" calcext:value-type="string">
            <text:p><text:a xlink:href="https://doi.org/10.1094/MPMI-08-20-0227-R" xlink:type="simple">Kaique</text:a></text:p>
          </table:table-cell>
          <table:table-cell table:style-name="ce97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97" table:formula="of:=concat(&quot;https://dx.doi.org/&quot;; [.F20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04]; [$'Journal Lookup Tables'.$A$2:.$B$22])" office:value-type="float" office:value="1" calcext:value-type="float">
            <text:p>1</text:p>
          </table:table-cell>
          <table:table-cell table:style-name="ce105" table:formula="of:=LOOKUP([.A204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Molecular Plant-Microbe Interactions</text:p>
          </table:table-cell>
          <table:table-cell table:style-name="ce89" office:value-type="string" calcext:value-type="string">
            <text:p>Mol Plant Micro In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44" calcext:value-type="float">
            <text:p>44</text:p>
          </table:table-cell>
          <table:table-cell table:style-name="ce94" office:value-type="string" calcext:value-type="string">
            <text:p><text:a xlink:href="https://doi.org/10.1094/MPMI-06-20-0164-R" xlink:type="simple">Nik</text:a></text:p>
          </table:table-cell>
          <table:table-cell table:style-name="ce99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00" table:formula="of:=concat(&quot;https://dx.doi.org/&quot;; [.F205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205]; [$'Journal Lookup Tables'.$A$2:.$B$22])" office:value-type="float" office:value="1" calcext:value-type="float">
            <text:p>1</text:p>
          </table:table-cell>
          <table:table-cell table:style-name="ce106" table:formula="of:=LOOKUP([.A205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1" calcext:value-type="float">
            <text:p>5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3-15-0047-r</text:p>
          </table:table-cell>
          <table:table-cell table:style-name="ce95" table:formula="of:=concat(&quot;https://dx.doi.org/&quot;; [.F206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06]; [$'Journal Lookup Tables'.$A$2:.$B$22])" office:value-type="float" office:value="1" calcext:value-type="float">
            <text:p>1</text:p>
          </table:table-cell>
          <table:table-cell table:style-name="ce107" table:formula="of:=LOOKUP([.A206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5" draw:text-style-name="P2" svg:width="25.162cm" svg:height="1.508cm" svg:x="50.992cm" svg:y="100.473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5-12-0121-fi</text:p>
          </table:table-cell>
          <table:table-cell table:style-name="ce95" table:formula="of:=concat(&quot;https://dx.doi.org/&quot;; [.F207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s review, next sequential article selected</text:p>
          </table:table-cell>
          <table:table-cell table:style-name="ce107" table:formula="of:=LOOKUP([.A207]; [$'Journal Lookup Tables'.$A$2:.$B$22])" office:value-type="float" office:value="1" calcext:value-type="float">
            <text:p>1</text:p>
          </table:table-cell>
          <table:table-cell table:style-name="ce107" table:formula="of:=LOOKUP([.A207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office:annotation draw:style-name="gr5" draw:text-style-name="P2" svg:width="25.628cm" svg:height="1.508cm" svg:x="48.051cm" svg:y="100.938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float" office:value="1" calcext:value-type="float">
            <office:annotation draw:style-name="gr5" draw:text-style-name="P2" svg:width="25.162cm" svg:height="1.508cm" svg:x="50.992cm" svg:y="100.938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0" calcext:value-type="float">
            <office:annotation draw:style-name="gr5" draw:text-style-name="P2" svg:width="24.23cm" svg:height="1.508cm" svg:x="56.873cm" svg:y="100.938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00.938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Molecular Plant-Microbe Interactions</text:p>
          </table:table-cell>
          <table:table-cell table:style-name="ce90" office:value-type="string" calcext:value-type="string">
            <text:p>Mol Plant Micro In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21" calcext:value-type="float">
            <text:p>12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mpmi-07-15-0153-r</text:p>
          </table:table-cell>
          <table:table-cell table:style-name="ce95" table:formula="of:=concat(&quot;https://dx.doi.org/&quot;; [.F20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08]; [$'Journal Lookup Tables'.$A$2:.$B$22])" office:value-type="float" office:value="1" calcext:value-type="float">
            <text:p>1</text:p>
          </table:table-cell>
          <table:table-cell table:style-name="ce107" table:formula="of:=LOOKUP([.A208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lstat2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3</text:p>
          </table:table-cell>
          <table:table-cell table:style-name="ce98" table:formula="of:=concat(&quot;https://dx.doi.org/&quot;; [.F209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09]; [$'Journal Lookup Tables'.$A$2:.$B$22])" office:value-type="string" office:string-value="BOTH" calcext:value-type="string">
            <text:p>BOTH</text:p>
          </table:table-cell>
          <table:table-cell table:style-name="ce103" table:formula="of:=LOOKUP([.A20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56" calcext:value-type="float">
            <text:p>5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6</text:p>
          </table:table-cell>
          <table:table-cell table:style-name="ce98" table:formula="of:=concat(&quot;https://dx.doi.org/&quot;; [.F210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only plant parasitic nematode articles</text:p>
          </table:table-cell>
          <table:table-cell table:style-name="ce103" table:formula="of:=LOOKUP([.A210]; [$'Journal Lookup Tables'.$A$2:.$B$22])" office:value-type="string" office:string-value="BOTH" calcext:value-type="string">
            <text:p>BOTH</text:p>
          </table:table-cell>
          <table:table-cell table:style-name="ce103" table:formula="of:=LOOKUP([.A21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2" calcext:value-type="float">
            <text:p>7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2x643914</text:p>
          </table:table-cell>
          <table:table-cell table:style-name="ce98" table:formula="of:=concat(&quot;https://dx.doi.org/&quot;; [.F211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previous plant parasitic nematode article</text:p>
          </table:table-cell>
          <table:table-cell table:style-name="ce103" table:formula="of:=LOOKUP([.A211]; [$'Journal Lookup Tables'.$A$2:.$B$22])" office:value-type="string" office:string-value="BOTH" calcext:value-type="string">
            <text:p>BOTH</text:p>
          </table:table-cell>
          <table:table-cell table:style-name="ce103" table:formula="of:=LOOKUP([.A211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3" draw:text-style-name="P2" svg:width="25.628cm" svg:height="1.561cm" svg:x="48.051cm" svg:y="102.944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PHYLIP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745</text:p>
          </table:table-cell>
          <table:table-cell table:style-name="ce98" table:formula="of:=concat(&quot;https://dx.doi.org/&quot;; [.F212])" office:value-type="string" office:string-value="" calcext:value-type="error">
            <text:p>#NAME?</text:p>
          </table:table-cell>
          <table:table-cell table:style-name="ce86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103" table:formula="of:=LOOKUP([.A212]; [$'Journal Lookup Tables'.$A$2:.$B$22])" office:value-type="string" office:string-value="BOTH" calcext:value-type="string">
            <text:p>BOTH</text:p>
          </table:table-cell>
          <table:table-cell table:style-name="ce103" table:formula="of:=LOOKUP([.A212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7" draw:text-style-name="P2" svg:width="25.628cm" svg:height="1.56cm" svg:x="48.051cm" svg:y="103.41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3205</text:p>
          </table:table-cell>
          <table:table-cell table:style-name="ce98" table:formula="of:=concat(&quot;https://dx.doi.org/&quot;; [.F213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13]; [$'Journal Lookup Tables'.$A$2:.$B$22])" office:value-type="string" office:string-value="BOTH" calcext:value-type="string">
            <text:p>BOTH</text:p>
          </table:table-cell>
          <table:table-cell table:style-name="ce103" table:formula="of:=LOOKUP([.A213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imer3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Nemat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63/15685411-00002938</text:p>
          </table:table-cell>
          <table:table-cell table:style-name="ce98" table:formula="of:=concat(&quot;https://dx.doi.org/&quot;; [.F214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next plant parasitic nematode article</text:p>
          </table:table-cell>
          <table:table-cell table:style-name="ce103" table:formula="of:=LOOKUP([.A214]; [$'Journal Lookup Tables'.$A$2:.$B$22])" office:value-type="string" office:string-value="BOTH" calcext:value-type="string">
            <text:p>BOTH</text:p>
          </table:table-cell>
          <table:table-cell table:style-name="ce103" table:formula="of:=LOOKUP([.A214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5.628cm" svg:height="1.508cm" svg:x="48.051cm" svg:y="104.627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2x645606</text:p>
          </table:table-cell>
          <table:table-cell table:style-name="ce96" table:formula="of:=concat(&quot;https://dx.doi.org/&quot;; [.F2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5]; [$'Journal Lookup Tables'.$A$2:.$B$22])" office:value-type="string" office:string-value="BOTH" calcext:value-type="string">
            <text:p>BOTH</text:p>
          </table:table-cell>
          <table:table-cell table:style-name="ce104" table:formula="of:=LOOKUP([.A21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49" calcext:value-type="float">
            <text:p>1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2753</text:p>
          </table:table-cell>
          <table:table-cell table:style-name="ce96" table:formula="of:=concat(&quot;https://dx.doi.org/&quot;; [.F21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6]; [$'Journal Lookup Tables'.$A$2:.$B$22])" office:value-type="string" office:string-value="BOTH" calcext:value-type="string">
            <text:p>BOTH</text:p>
          </table:table-cell>
          <table:table-cell table:style-name="ce104" table:formula="of:=LOOKUP([.A21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Nemat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63/15685411-00003036</text:p>
          </table:table-cell>
          <table:table-cell table:style-name="ce96" table:formula="of:=concat(&quot;https://dx.doi.org/&quot;; [.F21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17]; [$'Journal Lookup Tables'.$A$2:.$B$22])" office:value-type="string" office:string-value="BOTH" calcext:value-type="string">
            <text:p>BOTH</text:p>
          </table:table-cell>
          <table:table-cell table:style-name="ce104" table:formula="of:=LOOKUP([.A21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00" calcext:value-type="float">
            <text:p>10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27</text:p>
          </table:table-cell>
          <table:table-cell table:style-name="ce97" table:formula="of:=concat(&quot;https://dx.doi.org/&quot;; [.F218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8]; [$'Journal Lookup Tables'.$A$2:.$B$22])" office:value-type="string" office:string-value="BOTH" calcext:value-type="string">
            <text:p>BOTH</text:p>
          </table:table-cell>
          <table:table-cell table:style-name="ce105" table:formula="of:=LOOKUP([.A218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1" calcext:value-type="float">
            <text:p>1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2</text:p>
          </table:table-cell>
          <table:table-cell table:style-name="ce97" table:formula="of:=concat(&quot;https://dx.doi.org/&quot;; [.F21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19]; [$'Journal Lookup Tables'.$A$2:.$B$22])" office:value-type="string" office:string-value="BOTH" calcext:value-type="string">
            <text:p>BOTH</text:p>
          </table:table-cell>
          <table:table-cell table:style-name="ce105" table:formula="of:=LOOKUP([.A219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rBayes, TreeGraph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4" calcext:value-type="float">
            <text:p>104</text:p>
          </table:table-cell>
          <table:table-cell table:style-name="ce97" office:value-type="string" calcext:value-type="string">
            <text:p><text:a xlink:href="https://doi.org/10.1163/15685411-bja10032" xlink:type="simple">Kaique</text:a></text:p>
          </table:table-cell>
          <table:table-cell table:style-name="ce97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97" table:formula="of:=concat(&quot;https://dx.doi.org/&quot;; [.F220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20]; [$'Journal Lookup Tables'.$A$2:.$B$22])" office:value-type="string" office:string-value="BOTH" calcext:value-type="string">
            <text:p>BOTH</text:p>
          </table:table-cell>
          <table:table-cell table:style-name="ce105" table:formula="of:=LOOKUP([.A22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Nemat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63/15685411-00003133</text:p>
          </table:table-cell>
          <table:table-cell table:style-name="ce97" table:formula="of:=concat(&quot;https://dx.doi.org/&quot;; [.F22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21]; [$'Journal Lookup Tables'.$A$2:.$B$22])" office:value-type="string" office:string-value="BOTH" calcext:value-type="string">
            <text:p>BOTH</text:p>
          </table:table-cell>
          <table:table-cell table:style-name="ce105" table:formula="of:=LOOKUP([.A22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11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38" calcext:value-type="float">
            <text:p>138</text:p>
          </table:table-cell>
          <table:table-cell table:style-name="ce94" office:value-type="string" calcext:value-type="string">
            <text:p><text:a xlink:href="https://doi.org/10.1163/15685411-00003203" xlink:type="simple">Nik</text:a></text:p>
          </table:table-cell>
          <table:table-cell table:style-name="ce99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00" table:formula="of:=concat(&quot;https://dx.doi.org/&quot;; [.F222])" office:value-type="string" office:string-value="" calcext:value-type="error">
            <text:p>#NAME?</text:p>
          </table:table-cell>
          <table:table-cell table:style-name="ce89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106" table:formula="of:=LOOKUP([.A222]; [$'Journal Lookup Tables'.$A$2:.$B$22])" office:value-type="string" office:string-value="BOTH" calcext:value-type="string">
            <text:p>BOTH</text:p>
          </table:table-cell>
          <table:table-cell table:style-name="ce106" table:formula="of:=LOOKUP([.A222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Nematology</text:p>
          </table:table-cell>
          <table:table-cell table:style-name="ce92" office:value-type="string" calcext:value-type="string">
            <text:p>Nematology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29" calcext:value-type="float">
            <text:p>129</text:p>
          </table:table-cell>
          <table:table-cell table:style-name="ce94" office:value-type="string" calcext:value-type="string">
            <text:p><text:a xlink:href="https://doi.org/10.1163/15685411-00003297" xlink:type="simple">Nik</text:a></text:p>
          </table:table-cell>
          <table:table-cell table:style-name="ce99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00" table:formula="of:=concat(&quot;https://dx.doi.org/&quot;; [.F223])" office:value-type="string" office:string-value="" calcext:value-type="error">
            <text:p>#NAME?</text:p>
          </table:table-cell>
          <table:table-cell table:style-name="ce89" office:value-type="string" calcext:value-type="string">
            <text:p>PP129 was characterisation. This is the first research article following.</text:p>
          </table:table-cell>
          <table:table-cell table:style-name="ce106" table:formula="of:=LOOKUP([.A223]; [$'Journal Lookup Tables'.$A$2:.$B$22])" office:value-type="string" office:string-value="BOTH" calcext:value-type="string">
            <text:p>BOTH</text:p>
          </table:table-cell>
          <table:table-cell table:style-name="ce106" table:formula="of:=LOOKUP([.A223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GelCompar, PERMTEST, R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Nematology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93" calcext:value-type="float">
            <text:p>93</text:p>
          </table:table-cell>
          <table:table-cell table:style-name="ce95" office:value-type="string" calcext:value-type="string">
            <text:p><text:a xlink:href="https://doi.org/10.1163/15685411-bja10031" xlink:type="simple">Zach</text:a></text:p>
          </table:table-cell>
          <table:table-cell table:style-name="ce95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95" table:formula="of:=concat(&quot;https://dx.doi.org/&quot;; [.F224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24]; [$'Journal Lookup Tables'.$A$2:.$B$22])" office:value-type="string" office:string-value="BOTH" calcext:value-type="string">
            <text:p>BOTH</text:p>
          </table:table-cell>
          <table:table-cell table:style-name="ce107" table:formula="of:=LOOKUP([.A22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39" calcext:value-type="float">
            <text:p>139</text:p>
          </table:table-cell>
          <table:table-cell table:style-name="ce98" office:value-type="string" calcext:value-type="string">
            <text:p><text:a xlink:href="https://doi.org/10.1016/j.pmpp.2020.101567" xlink:type="simple">Adam</text:a></text:p>
          </table:table-cell>
          <table:table-cell table:style-name="ce98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98" table:formula="of:=concat(&quot;https://dx.doi.org/&quot;; [.F225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second research article of 2021</text:p>
          </table:table-cell>
          <table:table-cell table:style-name="ce103" table:formula="of:=LOOKUP([.A225]; [$'Journal Lookup Tables'.$A$2:.$B$22])" office:value-type="string" office:string-value="BOTH" calcext:value-type="string">
            <text:p>BOTH</text:p>
          </table:table-cell>
          <table:table-cell table:style-name="ce103" table:formula="of:=LOOKUP([.A225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5" draw:text-style-name="P2" svg:width="25.628cm" svg:height="1.508cm" svg:x="48.051cm" svg:y="109.763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70" calcext:value-type="float">
            <text:p>70</text:p>
          </table:table-cell>
          <table:table-cell table:style-name="ce98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98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98" table:formula="of:=concat(&quot;https://dx.doi.org/&quot;; [.F226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this is the first research article of 2021</text:p>
          </table:table-cell>
          <table:table-cell table:style-name="ce103" table:formula="of:=LOOKUP([.A226]; [$'Journal Lookup Tables'.$A$2:.$B$22])" office:value-type="string" office:string-value="BOTH" calcext:value-type="string">
            <text:p>BOTH</text:p>
          </table:table-cell>
          <table:table-cell table:style-name="ce103" table:formula="of:=LOOKUP([.A226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48.051cm" svg:y="110.229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text:p>AlphaView SA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6" calcext:value-type="float">
            <text:p>8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1.12.003</text:p>
          </table:table-cell>
          <table:table-cell table:style-name="ce98" table:formula="of:=concat(&quot;https://dx.doi.org/&quot;; [.F227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April 2012</text:p>
          </table:table-cell>
          <table:table-cell table:style-name="ce103" table:formula="of:=LOOKUP([.A227]; [$'Journal Lookup Tables'.$A$2:.$B$22])" office:value-type="string" office:string-value="BOTH" calcext:value-type="string">
            <text:p>BOTH</text:p>
          </table:table-cell>
          <table:table-cell table:style-name="ce103" table:formula="of:=LOOKUP([.A227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48.051cm" svg:y="110.694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4.23cm" svg:height="1.508cm" svg:x="56.873cm" svg:y="110.694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string" calcext:value-type="string">
            <office:annotation draw:style-name="gr12" draw:text-style-name="P2" svg:width="9.899cm" svg:height="1.781cm" svg:x="73.68cm" svg:y="110.558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2" calcext:value-type="float">
            <text:p>9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2.03.001</text:p>
          </table:table-cell>
          <table:table-cell table:style-name="ce98" table:formula="of:=concat(&quot;https://dx.doi.org/&quot;; [.F228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number does not exist, selected first article from July 2012</text:p>
          </table:table-cell>
          <table:table-cell table:style-name="ce103" table:formula="of:=LOOKUP([.A228]; [$'Journal Lookup Tables'.$A$2:.$B$22])" office:value-type="string" office:string-value="BOTH" calcext:value-type="string">
            <text:p>BOTH</text:p>
          </table:table-cell>
          <table:table-cell table:style-name="ce103" table:formula="of:=LOOKUP([.A228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128" calcext:value-type="float">
            <office:annotation draw:style-name="gr3" draw:text-style-name="P2" svg:width="20.607cm" svg:height="1.561cm" svg:x="15.462cm" svg:y="111.626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office:annotation draw:style-name="gr27" draw:text-style-name="P2" svg:width="16.639cm" svg:height="2.672cm" svg:x="23.131cm" svg:y="111.626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98" table:formula="of:=concat(&quot;https://dx.doi.org/&quot;; [.F22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29]; [$'Journal Lookup Tables'.$A$2:.$B$22])" office:value-type="string" office:string-value="BOTH" calcext:value-type="string">
            <text:p>BOTH</text:p>
          </table:table-cell>
          <table:table-cell table:style-name="ce103" table:formula="of:=LOOKUP([.A229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office:annotation draw:style-name="gr3" draw:text-style-name="P2" svg:width="25.628cm" svg:height="1.561cm" svg:x="48.051cm" svg:y="111.626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office:annotation draw:style-name="gr3" draw:text-style-name="P2" svg:width="25.162cm" svg:height="1.561cm" svg:x="50.992cm" svg:y="111.626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3" draw:text-style-name="P2" svg:width="24.23cm" svg:height="1.561cm" svg:x="56.873cm" svg:y="111.626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pOne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siological and Molecular Plant Pathology</text:p>
          </table:table-cell>
          <table:table-cell table:style-name="ce86" office:value-type="string" calcext:value-type="string">
            <text:p>Physiol Mol Plant P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16/j.pmpp.2015.12.002</text:p>
          </table:table-cell>
          <table:table-cell table:style-name="ce98" table:formula="of:=concat(&quot;https://dx.doi.org/&quot;; [.F23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30]; [$'Journal Lookup Tables'.$A$2:.$B$22])" office:value-type="string" office:string-value="BOTH" calcext:value-type="string">
            <text:p>BOTH</text:p>
          </table:table-cell>
          <table:table-cell table:style-name="ce103" table:formula="of:=LOOKUP([.A230]; [$'Journal Lookup Tables'.$F$2:.$G$22])" office:value-type="float" office:value="2" calcext:value-type="float">
            <text:p>2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7" draw:text-style-name="P2" svg:width="25.628cm" svg:height="1.56cm" svg:x="48.051cm" svg:y="112.092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8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20.101566</text:p>
          </table:table-cell>
          <table:table-cell table:style-name="ce96" table:formula="of:=concat(&quot;https://dx.doi.org/&quot;; [.F231])" office:value-type="string" office:string-value="" calcext:value-type="error">
            <text:p>#NAME?</text:p>
          </table:table-cell>
          <table:table-cell table:style-name="ce87" office:value-type="string" calcext:value-type="string">
            <text:p>First article for continuous numbering system</text:p>
          </table:table-cell>
          <table:table-cell table:style-name="ce104" table:formula="of:=LOOKUP([.A231]; [$'Journal Lookup Tables'.$A$2:.$B$22])" office:value-type="string" office:string-value="BOTH" calcext:value-type="string">
            <text:p>BOTH</text:p>
          </table:table-cell>
          <table:table-cell table:style-name="ce104" table:formula="of:=LOOKUP([.A231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1.11.003</text:p>
          </table:table-cell>
          <table:table-cell table:style-name="ce96" table:formula="of:=concat(&quot;https://dx.doi.org/&quot;; [.F23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2]; [$'Journal Lookup Tables'.$A$2:.$B$22])" office:value-type="string" office:string-value="BOTH" calcext:value-type="string">
            <text:p>BOTH</text:p>
          </table:table-cell>
          <table:table-cell table:style-name="ce104" table:formula="of:=LOOKUP([.A232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2.002</text:p>
          </table:table-cell>
          <table:table-cell table:style-name="ce96" table:formula="of:=concat(&quot;https://dx.doi.org/&quot;; [.F23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3]; [$'Journal Lookup Tables'.$A$2:.$B$22])" office:value-type="string" office:string-value="BOTH" calcext:value-type="string">
            <text:p>BOTH</text:p>
          </table:table-cell>
          <table:table-cell table:style-name="ce104" table:formula="of:=LOOKUP([.A233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28" draw:text-style-name="P2" svg:width="25.162cm" svg:height="1.587cm" svg:x="50.992cm" svg:y="113.526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rimer3, AlphaEase FC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36" calcext:value-type="float">
            <text:p>13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4.03.005</text:p>
          </table:table-cell>
          <table:table-cell table:style-name="ce96" table:formula="of:=concat(&quot;https://dx.doi.org/&quot;; [.F234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 136, last article of first issue for 2014 selected</text:p>
          </table:table-cell>
          <table:table-cell table:style-name="ce104" table:formula="of:=LOOKUP([.A234]; [$'Journal Lookup Tables'.$A$2:.$B$22])" office:value-type="string" office:string-value="BOTH" calcext:value-type="string">
            <text:p>BOTH</text:p>
          </table:table-cell>
          <table:table-cell table:style-name="ce104" table:formula="of:=LOOKUP([.A234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office:annotation draw:style-name="gr6" draw:text-style-name="P2" svg:width="25.162cm" svg:height="1.507cm" svg:x="50.992cm" svg:y="114.071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6.11.003</text:p>
          </table:table-cell>
          <table:table-cell table:style-name="ce96" table:formula="of:=concat(&quot;https://dx.doi.org/&quot;; [.F23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5]; [$'Journal Lookup Tables'.$A$2:.$B$22])" office:value-type="string" office:string-value="BOTH" calcext:value-type="string">
            <text:p>BOTH</text:p>
          </table:table-cell>
          <table:table-cell table:style-name="ce104" table:formula="of:=LOOKUP([.A235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01.001</text:p>
          </table:table-cell>
          <table:table-cell table:style-name="ce96" table:formula="of:=concat(&quot;https://dx.doi.org/&quot;; [.F236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6]; [$'Journal Lookup Tables'.$A$2:.$B$22])" office:value-type="string" office:string-value="BOTH" calcext:value-type="string">
            <text:p>BOTH</text:p>
          </table:table-cell>
          <table:table-cell table:style-name="ce104" table:formula="of:=LOOKUP([.A236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2" calcext:value-type="float">
            <text:p>10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2.002</text:p>
          </table:table-cell>
          <table:table-cell table:style-name="ce96" table:formula="of:=concat(&quot;https://dx.doi.org/&quot;; [.F23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7]; [$'Journal Lookup Tables'.$A$2:.$B$22])" office:value-type="string" office:string-value="BOTH" calcext:value-type="string">
            <text:p>BOTH</text:p>
          </table:table-cell>
          <table:table-cell table:style-name="ce104" table:formula="of:=LOOKUP([.A237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siological and Molecular Plant Pathology</text:p>
          </table:table-cell>
          <table:table-cell table:style-name="ce87" office:value-type="string" calcext:value-type="string">
            <text:p>Physiol Mol Plant P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16/j.pmpp.2017.10.008</text:p>
          </table:table-cell>
          <table:table-cell table:style-name="ce96" table:formula="of:=concat(&quot;https://dx.doi.org/&quot;; [.F23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38]; [$'Journal Lookup Tables'.$A$2:.$B$22])" office:value-type="string" office:string-value="BOTH" calcext:value-type="string">
            <text:p>BOTH</text:p>
          </table:table-cell>
          <table:table-cell table:style-name="ce104" table:formula="of:=LOOKUP([.A238]; [$'Journal Lookup Tables'.$F$2:.$G$22])" office:value-type="float" office:value="2" calcext:value-type="float">
            <text:p>2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6.12.004</text:p>
          </table:table-cell>
          <table:table-cell table:style-name="ce97" table:formula="of:=concat(&quot;https://dx.doi.org/&quot;; [.F23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39]; [$'Journal Lookup Tables'.$A$2:.$B$22])" office:value-type="string" office:string-value="BOTH" calcext:value-type="string">
            <text:p>BOTH</text:p>
          </table:table-cell>
          <table:table-cell table:style-name="ce105" table:formula="of:=LOOKUP([.A239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23" calcext:value-type="float">
            <text:p>123</text:p>
          </table:table-cell>
          <table:table-cell table:style-name="ce97" office:value-type="string" calcext:value-type="string">
            <text:p><text:a xlink:href="https://doi.org/10.1016/j.pmpp.2020.101562" xlink:type="simple">Kaique</text:a></text:p>
          </table:table-cell>
          <table:table-cell table:style-name="ce97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97" table:formula="of:=concat(&quot;https://dx.doi.org/&quot;; [.F240])" office:value-type="string" office:string-value="" calcext:value-type="error">
            <text:p>#NAME?</text:p>
          </table:table-cell>
          <table:table-cell table:style-name="ce88" office:value-type="string" calcext:value-type="string">
            <text:p>Sequential numbering. Third research article for 2021.</text:p>
          </table:table-cell>
          <table:table-cell table:style-name="ce105" table:formula="of:=LOOKUP([.A240]; [$'Journal Lookup Tables'.$A$2:.$B$22])" office:value-type="string" office:string-value="BOTH" calcext:value-type="string">
            <text:p>BOTH</text:p>
          </table:table-cell>
          <table:table-cell table:style-name="ce105" table:formula="of:=LOOKUP([.A240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8.02.002</text:p>
          </table:table-cell>
          <table:table-cell table:style-name="ce97" table:formula="of:=concat(&quot;https://dx.doi.org/&quot;; [.F24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41]; [$'Journal Lookup Tables'.$A$2:.$B$22])" office:value-type="string" office:string-value="BOTH" calcext:value-type="string">
            <text:p>BOTH</text:p>
          </table:table-cell>
          <table:table-cell table:style-name="ce105" table:formula="of:=LOOKUP([.A241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siological and Molecular Plant Pathology</text:p>
          </table:table-cell>
          <table:table-cell table:style-name="ce88" office:value-type="string" calcext:value-type="string">
            <text:p>Physiol Mol Plant P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16/j.pmpp.2017.11.001</text:p>
          </table:table-cell>
          <table:table-cell table:style-name="ce97" table:formula="of:=concat(&quot;https://dx.doi.org/&quot;; [.F242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105" table:formula="of:=LOOKUP([.A242]; [$'Journal Lookup Tables'.$A$2:.$B$22])" office:value-type="string" office:string-value="BOTH" calcext:value-type="string">
            <text:p>BOTH</text:p>
          </table:table-cell>
          <table:table-cell table:style-name="ce105" table:formula="of:=LOOKUP([.A242]; [$'Journal Lookup Tables'.$F$2:.$G$22])" office:value-type="float" office:value="2" calcext:value-type="float">
            <text:p>2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RING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hysiological and Molecular Plant Pathology</text:p>
          </table:table-cell>
          <table:table-cell table:style-name="ce92" office:value-type="string" calcext:value-type="string">
            <text:p>Physiol Mol Plant P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132" calcext:value-type="float">
            <text:p>132</text:p>
          </table:table-cell>
          <table:table-cell table:style-name="ce94" office:value-type="string" calcext:value-type="string">
            <text:p><text:a xlink:href="https://doi.org/10.1016/j.pmpp.2020.101587" xlink:type="simple">Nik</text:a></text:p>
          </table:table-cell>
          <table:table-cell table:style-name="ce99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00" table:formula="of:=concat(&quot;https://dx.doi.org/&quot;; [.F243])" office:value-type="string" office:string-value="" calcext:value-type="error">
            <text:p>#NAME?</text:p>
          </table:table-cell>
          <table:table-cell table:style-name="ce89" office:value-type="string" calcext:value-type="string">
            <text:p>Sequential numbering. Sixth research article for 2021.</text:p>
          </table:table-cell>
          <table:table-cell table:style-name="ce106" table:formula="of:=LOOKUP([.A243]; [$'Journal Lookup Tables'.$A$2:.$B$22])" office:value-type="string" office:string-value="BOTH" calcext:value-type="string">
            <text:p>BOTH</text:p>
          </table:table-cell>
          <table:table-cell table:style-name="ce106" table:formula="of:=LOOKUP([.A243]; [$'Journal Lookup Tables'.$F$2:.$G$22])" office:value-type="float" office:value="2" calcext:value-type="float">
            <text:p>2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TRUE()" office:value-type="float" office:value="1" calcext:value-type="float">
            <text:p>1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2.03.002</text:p>
          </table:table-cell>
          <table:table-cell table:style-name="ce95" table:formula="of:=concat(&quot;https://dx.doi.org/&quot;; [.F244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number does not exist, selected second article from July 2012</text:p>
          </table:table-cell>
          <table:table-cell table:style-name="ce107" table:formula="of:=LOOKUP([.A244]; [$'Journal Lookup Tables'.$A$2:.$B$22])" office:value-type="string" office:string-value="BOTH" calcext:value-type="string">
            <text:p>BOTH</text:p>
          </table:table-cell>
          <table:table-cell table:style-name="ce107" table:formula="of:=LOOKUP([.A244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44" calcext:value-type="float">
            <text:p>14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5</text:p>
          </table:table-cell>
          <table:table-cell table:style-name="ce95" table:formula="of:=concat(&quot;https://dx.doi.org/&quot;; [.F245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44, first article of second issue for 2014 selected</text:p>
          </table:table-cell>
          <table:table-cell table:style-name="ce107" table:formula="of:=LOOKUP([.A245]; [$'Journal Lookup Tables'.$A$2:.$B$22])" office:value-type="string" office:string-value="BOTH" calcext:value-type="string">
            <text:p>BOTH</text:p>
          </table:table-cell>
          <table:table-cell table:style-name="ce107" table:formula="of:=LOOKUP([.A245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19.113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131" calcext:value-type="float">
            <text:p>13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4.04.004</text:p>
          </table:table-cell>
          <table:table-cell table:style-name="ce95" table:formula="of:=concat(&quot;https://dx.doi.org/&quot;; [.F246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 131, second to last article of first issue for 2014 selected</text:p>
          </table:table-cell>
          <table:table-cell table:style-name="ce107" table:formula="of:=LOOKUP([.A246]; [$'Journal Lookup Tables'.$A$2:.$B$22])" office:value-type="string" office:string-value="BOTH" calcext:value-type="string">
            <text:p>BOTH</text:p>
          </table:table-cell>
          <table:table-cell table:style-name="ce107" table:formula="of:=LOOKUP([.A246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19.579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52" calcext:value-type="float">
            <text:p>5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15.12.005</text:p>
          </table:table-cell>
          <table:table-cell table:style-name="ce95" table:formula="of:=concat(&quot;https://dx.doi.org/&quot;; [.F247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included in previous article. Next sequential article selected</text:p>
          </table:table-cell>
          <table:table-cell table:style-name="ce107" table:formula="of:=LOOKUP([.A247]; [$'Journal Lookup Tables'.$A$2:.$B$22])" office:value-type="string" office:string-value="BOTH" calcext:value-type="string">
            <text:p>BOTH</text:p>
          </table:table-cell>
          <table:table-cell table:style-name="ce107" table:formula="of:=LOOKUP([.A247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office:annotation draw:style-name="gr5" draw:text-style-name="P2" svg:width="25.628cm" svg:height="1.508cm" svg:x="48.051cm" svg:y="120.045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PLAC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siological and Molecular Plant Pathology</text:p>
          </table:table-cell>
          <table:table-cell table:style-name="ce90" office:value-type="string" calcext:value-type="string">
            <text:p>Physiol Mol Plant P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46" calcext:value-type="float">
            <text:p>4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16/j.pmpp.2020.101584</text:p>
          </table:table-cell>
          <table:table-cell table:style-name="ce95" table:formula="of:=concat(&quot;https://dx.doi.org/&quot;; [.F24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fourth research article of 2021</text:p>
          </table:table-cell>
          <table:table-cell table:style-name="ce107" table:formula="of:=LOOKUP([.A248]; [$'Journal Lookup Tables'.$A$2:.$B$22])" office:value-type="string" office:string-value="BOTH" calcext:value-type="string">
            <text:p>BOTH</text:p>
          </table:table-cell>
          <table:table-cell table:style-name="ce107" table:formula="of:=LOOKUP([.A248]; [$'Journal Lookup Tables'.$F$2:.$G$22])" office:value-type="float" office:value="2" calcext:value-type="float">
            <text:p>2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LAST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1" calcext:value-type="float">
            <text:p>7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64-y</text:p>
          </table:table-cell>
          <table:table-cell table:style-name="ce98" table:formula="of:=concat(&quot;https://dx.doi.org/&quot;; [.F249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49]; [$'Journal Lookup Tables'.$A$2:.$B$22])" office:value-type="string" office:string-value="BOTH" calcext:value-type="string">
            <text:p>BOTH</text:p>
          </table:table-cell>
          <table:table-cell table:style-name="ce103" table:formula="of:=LOOKUP([.A249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75-8</text:p>
          </table:table-cell>
          <table:table-cell table:style-name="ce98" table:formula="of:=concat(&quot;https://dx.doi.org/&quot;; [.F25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0]; [$'Journal Lookup Tables'.$A$2:.$B$22])" office:value-type="string" office:string-value="BOTH" calcext:value-type="string">
            <text:p>BOTH</text:p>
          </table:table-cell>
          <table:table-cell table:style-name="ce103" table:formula="of:=LOOKUP([.A250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47" calcext:value-type="float">
            <text:p>47</text:p>
          </table:table-cell>
          <table:table-cell table:style-name="ce98" office:value-type="string" calcext:value-type="string">
            <text:p><text:a xlink:href="https://doi.org/10.1007/s12600-018-00708-9" xlink:type="simple">Adam</text:a></text:p>
          </table:table-cell>
          <table:table-cell table:style-name="ce98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98" table:formula="of:=concat(&quot;https://dx.doi.org/&quot;; [.F251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plant pathogenic article in 2019</text:p>
          </table:table-cell>
          <table:table-cell table:style-name="ce103" table:formula="of:=LOOKUP([.A251]; [$'Journal Lookup Tables'.$A$2:.$B$22])" office:value-type="string" office:string-value="BOTH" calcext:value-type="string">
            <text:p>BOTH</text:p>
          </table:table-cell>
          <table:table-cell table:style-name="ce103" table:formula="of:=LOOKUP([.A251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31-4</text:p>
          </table:table-cell>
          <table:table-cell table:style-name="ce98" table:formula="of:=concat(&quot;https://dx.doi.org/&quot;; [.F25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103" table:formula="of:=LOOKUP([.A252]; [$'Journal Lookup Tables'.$A$2:.$B$22])" office:value-type="string" office:string-value="BOTH" calcext:value-type="string">
            <text:p>BOTH</text:p>
          </table:table-cell>
          <table:table-cell table:style-name="ce103" table:formula="of:=LOOKUP([.A252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18" draw:text-style-name="P2" svg:width="24.23cm" svg:height="1.534cm" svg:x="56.873cm" svg:y="122.373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18-1</text:p>
          </table:table-cell>
          <table:table-cell table:style-name="ce98" table:formula="of:=concat(&quot;https://dx.doi.org/&quot;; [.F25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3]; [$'Journal Lookup Tables'.$A$2:.$B$22])" office:value-type="string" office:string-value="BOTH" calcext:value-type="string">
            <text:p>BOTH</text:p>
          </table:table-cell>
          <table:table-cell table:style-name="ce103" table:formula="of:=LOOKUP([.A253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0" calcext:value-type="float">
            <office:annotation draw:style-name="gr8" draw:text-style-name="P2" svg:width="25.628cm" svg:height="1.481cm" svg:x="48.051cm" svg:y="122.892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84" calcext:value-type="float">
            <text:p>8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4-0423-4</text:p>
          </table:table-cell>
          <table:table-cell table:style-name="ce98" table:formula="of:=concat(&quot;https://dx.doi.org/&quot;; [.F25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4]; [$'Journal Lookup Tables'.$A$2:.$B$22])" office:value-type="string" office:string-value="BOTH" calcext:value-type="string">
            <text:p>BOTH</text:p>
          </table:table-cell>
          <table:table-cell table:style-name="ce103" table:formula="of:=LOOKUP([.A254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rasitica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12600-012-0256-y</text:p>
          </table:table-cell>
          <table:table-cell table:style-name="ce98" table:formula="of:=concat(&quot;https://dx.doi.org/&quot;; [.F25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55]; [$'Journal Lookup Tables'.$A$2:.$B$22])" office:value-type="string" office:string-value="BOTH" calcext:value-type="string">
            <text:p>BOTH</text:p>
          </table:table-cell>
          <table:table-cell table:style-name="ce103" table:formula="of:=LOOKUP([.A255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48.051cm" svg:y="123.743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12" draw:text-style-name="P2" svg:width="9.899cm" svg:height="1.781cm" svg:x="73.68cm" svg:y="123.607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1" calcext:value-type="float">
            <text:p>1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49-7</text:p>
          </table:table-cell>
          <table:table-cell table:style-name="ce96" table:formula="of:=concat(&quot;https://dx.doi.org/&quot;; [.F256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256]; [$'Journal Lookup Tables'.$A$2:.$B$22])" office:value-type="string" office:string-value="BOTH" calcext:value-type="string">
            <text:p>BOTH</text:p>
          </table:table-cell>
          <table:table-cell table:style-name="ce104" table:formula="of:=LOOKUP([.A25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55" calcext:value-type="float">
            <text:p>25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50-1</text:p>
          </table:table-cell>
          <table:table-cell table:style-name="ce96" table:formula="of:=concat(&quot;https://dx.doi.org/&quot;; [.F257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257]; [$'Journal Lookup Tables'.$A$2:.$B$22])" office:value-type="string" office:string-value="BOTH" calcext:value-type="string">
            <text:p>BOTH</text:p>
          </table:table-cell>
          <table:table-cell table:style-name="ce104" table:formula="of:=LOOKUP([.A25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206-0</text:p>
          </table:table-cell>
          <table:table-cell table:style-name="ce96" table:formula="of:=concat(&quot;https://dx.doi.org/&quot;; [.F258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258]; [$'Journal Lookup Tables'.$A$2:.$B$22])" office:value-type="string" office:string-value="BOTH" calcext:value-type="string">
            <text:p>BOTH</text:p>
          </table:table-cell>
          <table:table-cell table:style-name="ce104" table:formula="of:=LOOKUP([.A25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73" calcext:value-type="float">
            <text:p>17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3-9</text:p>
          </table:table-cell>
          <table:table-cell table:style-name="ce96" table:formula="of:=concat(&quot;https://dx.doi.org/&quot;; [.F259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plant disease article</text:p>
          </table:table-cell>
          <table:table-cell table:style-name="ce104" table:formula="of:=LOOKUP([.A259]; [$'Journal Lookup Tables'.$A$2:.$B$22])" office:value-type="string" office:string-value="BOTH" calcext:value-type="string">
            <text:p>BOTH</text:p>
          </table:table-cell>
          <table:table-cell table:style-name="ce104" table:formula="of:=LOOKUP([.A25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1-0194-0</text:p>
          </table:table-cell>
          <table:table-cell table:style-name="ce96" table:formula="of:=concat(&quot;https://dx.doi.org/&quot;; [.F26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prior plant pathology article</text:p>
          </table:table-cell>
          <table:table-cell table:style-name="ce104" table:formula="of:=LOOKUP([.A260]; [$'Journal Lookup Tables'.$A$2:.$B$22])" office:value-type="string" office:string-value="BOTH" calcext:value-type="string">
            <text:p>BOTH</text:p>
          </table:table-cell>
          <table:table-cell table:style-name="ce104" table:formula="of:=LOOKUP([.A26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07" calcext:value-type="float">
            <text:p>10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5-0493-y</text:p>
          </table:table-cell>
          <table:table-cell table:style-name="ce96" table:formula="of:=concat(&quot;https://dx.doi.org/&quot;; [.F261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261]; [$'Journal Lookup Tables'.$A$2:.$B$22])" office:value-type="string" office:string-value="BOTH" calcext:value-type="string">
            <text:p>BOTH</text:p>
          </table:table-cell>
          <table:table-cell table:style-name="ce104" table:formula="of:=LOOKUP([.A26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, 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4-0424-3</text:p>
          </table:table-cell>
          <table:table-cell table:style-name="ce96" table:formula="of:=concat(&quot;https://dx.doi.org/&quot;; [.F262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article not applicable, selected first prior article that was plant pathology</text:p>
          </table:table-cell>
          <table:table-cell table:style-name="ce104" table:formula="of:=LOOKUP([.A262]; [$'Journal Lookup Tables'.$A$2:.$B$22])" office:value-type="string" office:string-value="BOTH" calcext:value-type="string">
            <text:p>BOTH</text:p>
          </table:table-cell>
          <table:table-cell table:style-name="ce104" table:formula="of:=LOOKUP([.A26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rasitica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46" calcext:value-type="float">
            <text:p>14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12600-018-0669-3</text:p>
          </table:table-cell>
          <table:table-cell table:style-name="ce96" table:formula="of:=concat(&quot;https://dx.doi.org/&quot;; [.F26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63]; [$'Journal Lookup Tables'.$A$2:.$B$22])" office:value-type="string" office:string-value="BOTH" calcext:value-type="string">
            <text:p>BOTH</text:p>
          </table:table-cell>
          <table:table-cell table:style-name="ce104" table:formula="of:=LOOKUP([.A26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Primer Explore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7-0570-5</text:p>
          </table:table-cell>
          <table:table-cell table:style-name="ce97" table:formula="of:=concat(&quot;https://dx.doi.org/&quot;; [.F26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64]; [$'Journal Lookup Tables'.$A$2:.$B$22])" office:value-type="string" office:string-value="BOTH" calcext:value-type="string">
            <text:p>BOTH</text:p>
          </table:table-cell>
          <table:table-cell table:style-name="ce105" table:formula="of:=LOOKUP([.A264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0-00864-x</text:p>
          </table:table-cell>
          <table:table-cell table:style-name="ce97" table:formula="of:=concat(&quot;https://dx.doi.org/&quot;; [.F265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0.</text:p>
          </table:table-cell>
          <table:table-cell table:style-name="ce105" table:formula="of:=LOOKUP([.A265]; [$'Journal Lookup Tables'.$A$2:.$B$22])" office:value-type="string" office:string-value="BOTH" calcext:value-type="string">
            <text:p>BOTH</text:p>
          </table:table-cell>
          <table:table-cell table:style-name="ce105" table:formula="of:=LOOKUP([.A265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rism Windows</text:p>
          </table:table-cell>
          <table:table-cell table:number-columns-repeated="1007"/>
        </table:table-row>
        <table:table-row table:style-name="ro6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21-00902-2</text:p>
          </table:table-cell>
          <table:table-cell table:style-name="ce97" table:formula="of:=concat(&quot;https://dx.doi.org/&quot;; [.F266])" office:value-type="string" office:string-value="" calcext:value-type="error">
            <text:p>#NAME?</text:p>
          </table:table-cell>
          <table:table-cell table:style-name="ce88" office:value-type="string" calcext:value-type="string">
            <text:p>First plant disease article of 2021.</text:p>
          </table:table-cell>
          <table:table-cell table:style-name="ce105" table:formula="of:=LOOKUP([.A266]; [$'Journal Lookup Tables'.$A$2:.$B$22])" office:value-type="string" office:string-value="BOTH" calcext:value-type="string">
            <text:p>BOTH</text:p>
          </table:table-cell>
          <table:table-cell table:style-name="ce105" table:formula="of:=LOOKUP([.A266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DS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rasitica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12600-018-0644-z</text:p>
          </table:table-cell>
          <table:table-cell table:style-name="ce97" table:formula="of:=concat(&quot;https://dx.doi.org/&quot;; [.F26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267]; [$'Journal Lookup Tables'.$A$2:.$B$22])" office:value-type="string" office:string-value="BOTH" calcext:value-type="string">
            <text:p>BOTH</text:p>
          </table:table-cell>
          <table:table-cell table:style-name="ce105" table:formula="of:=LOOKUP([.A267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00" calcext:value-type="float">
            <text:p>10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2-y</text:p>
          </table:table-cell>
          <table:table-cell table:style-name="ce95" table:formula="of:=concat(&quot;https://dx.doi.org/&quot;; [.F26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8]; [$'Journal Lookup Tables'.$A$2:.$B$22])" office:value-type="string" office:string-value="BOTH" calcext:value-type="string">
            <text:p>BOTH</text:p>
          </table:table-cell>
          <table:table-cell table:style-name="ce107" table:formula="of:=LOOKUP([.A26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2-0271-z</text:p>
          </table:table-cell>
          <table:table-cell table:style-name="ce95" table:formula="of:=concat(&quot;https://dx.doi.org/&quot;; [.F26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69]; [$'Journal Lookup Tables'.$A$2:.$B$22])" office:value-type="string" office:string-value="BOTH" calcext:value-type="string">
            <text:p>BOTH</text:p>
          </table:table-cell>
          <table:table-cell table:style-name="ce107" table:formula="of:=LOOKUP([.A269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6" draw:text-style-name="P2" svg:width="9.899cm" svg:height="1.507cm" svg:x="73.68cm" svg:y="130.354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91" calcext:value-type="float">
            <text:p>9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5-0497-7</text:p>
          </table:table-cell>
          <table:table-cell table:style-name="ce95" table:formula="of:=concat(&quot;https://dx.doi.org/&quot;; [.F270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random page number not applicable, selected first previous article that was plant pathology</text:p>
          </table:table-cell>
          <table:table-cell table:style-name="ce107" table:formula="of:=LOOKUP([.A270]; [$'Journal Lookup Tables'.$A$2:.$B$22])" office:value-type="string" office:string-value="BOTH" calcext:value-type="string">
            <text:p>BOTH</text:p>
          </table:table-cell>
          <table:table-cell table:style-name="ce107" table:formula="of:=LOOKUP([.A27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5" draw:text-style-name="P2" svg:width="24.23cm" svg:height="1.508cm" svg:x="56.873cm" svg:y="130.819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office:annotation draw:style-name="gr29" draw:text-style-name="P2" svg:width="9.899cm" svg:height="14.421cm" svg:x="73.68cm" svg:y="130.752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rasitica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12600-019-00715-4</text:p>
          </table:table-cell>
          <table:table-cell table:style-name="ce95" table:formula="of:=concat(&quot;https://dx.doi.org/&quot;; [.F271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71]; [$'Journal Lookup Tables'.$A$2:.$B$22])" office:value-type="string" office:string-value="BOTH" calcext:value-type="string">
            <text:p>BOTH</text:p>
          </table:table-cell>
          <table:table-cell table:style-name="ce107" table:formula="of:=LOOKUP([.A271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Bioedit, MEGA, WASP</text:p>
          </table:table-cell>
          <table:table-cell table:number-columns-repeated="1007"/>
        </table:table-row>
        <table:table-row table:style-name="ro4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98" table:formula="of:=concat(&quot;https://dx.doi.org/&quot;; [.F272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was in previous article, next article selected</text:p>
          </table:table-cell>
          <table:table-cell table:style-name="ce103" table:formula="of:=LOOKUP([.A272]; [$'Journal Lookup Tables'.$A$2:.$B$22])" office:value-type="float" office:value="1" calcext:value-type="float">
            <text:p>1</text:p>
          </table:table-cell>
          <table:table-cell table:style-name="ce103" table:formula="of:=LOOKUP([.A27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3" calcext:value-type="float">
            <office:annotation draw:style-name="gr5" draw:text-style-name="P2" svg:width="24.23cm" svg:height="1.508cm" svg:x="56.873cm" svg:y="131.75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103" office:value-type="string" calcext:value-type="string">
            <text:p>ArcGIS, Maxen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98" table:formula="of:=concat(&quot;https://dx.doi.org/&quot;; [.F273])" office:value-type="string" office:string-value="" calcext:value-type="error">
            <text:p>#NAME?</text:p>
          </table:table-cell>
          <table:table-cell table:style-name="ce86" office:value-type="string" calcext:value-type="string">
            <text:p>Original random page number not applicable, selected first following article that was plant pathology</text:p>
          </table:table-cell>
          <table:table-cell table:style-name="ce103" table:formula="of:=LOOKUP([.A273]; [$'Journal Lookup Tables'.$A$2:.$B$22])" office:value-type="float" office:value="1" calcext:value-type="float">
            <text:p>1</text:p>
          </table:table-cell>
          <table:table-cell table:style-name="ce103" table:formula="of:=LOOKUP([.A27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5" calcext:value-type="float">
            <text:p>95</text:p>
          </table:table-cell>
          <table:table-cell table:style-name="ce98" office:value-type="string" calcext:value-type="string">
            <text:p><text:a xlink:href="https://doi.org/10.36253/phyto-10911" xlink:type="simple">Adam</text:a></text:p>
          </table:table-cell>
          <table:table-cell table:style-name="ce98" office:value-type="string" calcext:value-type="string">
            <text:p><text:a xlink:href="https://doi.org/10.36253/phyto-10911" xlink:type="simple">10.36253/phyto-10911</text:a></text:p>
          </table:table-cell>
          <table:table-cell table:style-name="ce98" table:formula="of:=concat(&quot;https://dx.doi.org/&quot;; [.F27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74]; [$'Journal Lookup Tables'.$A$2:.$B$22])" office:value-type="float" office:value="1" calcext:value-type="float">
            <text:p>1</text:p>
          </table:table-cell>
          <table:table-cell table:style-name="ce103" table:formula="of:=LOOKUP([.A27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56.873cm" svg:y="132.798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12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07" calcext:value-type="float">
            <text:p>107</text:p>
          </table:table-cell>
          <table:table-cell table:style-name="ce98" office:value-type="string" calcext:value-type="string">
            <text:p><text:a xlink:href="https://doi.org/10.36253/phyto-10720" xlink:type="simple">Adam</text:a></text:p>
          </table:table-cell>
          <table:table-cell table:style-name="ce98" office:value-type="string" calcext:value-type="string">
            <text:p><text:a xlink:href="https://doi.org/10.36253/phyto-10720" xlink:type="simple">10.36253/phyto-10720</text:a></text:p>
          </table:table-cell>
          <table:table-cell table:style-name="ce98" table:formula="of:=concat(&quot;https://dx.doi.org/&quot;; [.F27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75]; [$'Journal Lookup Tables'.$A$2:.$B$22])" office:value-type="float" office:value="1" calcext:value-type="float">
            <text:p>1</text:p>
          </table:table-cell>
          <table:table-cell table:style-name="ce103" table:formula="of:=LOOKUP([.A27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56.873cm" svg:y="133.263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Prism, Statistix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hytopathologia Mediterranea</text:p>
          </table:table-cell>
          <table:table-cell table:style-name="ce86" office:value-type="string" calcext:value-type="string">
            <text:p>Phytopathol Mediterr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36253/phyto-11840</text:p>
          </table:table-cell>
          <table:table-cell table:style-name="ce98" table:formula="of:=concat(&quot;https://dx.doi.org/&quot;; [.F27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76]; [$'Journal Lookup Tables'.$A$2:.$B$22])" office:value-type="float" office:value="1" calcext:value-type="float">
            <text:p>1</text:p>
          </table:table-cell>
          <table:table-cell table:style-name="ce103" table:formula="of:=LOOKUP([.A27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4.23cm" svg:height="1.508cm" svg:x="56.873cm" svg:y="133.713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96" table:formula="of:=concat(&quot;https://dx.doi.org/&quot;; [.F27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77]; [$'Journal Lookup Tables'.$A$2:.$B$22])" office:value-type="float" office:value="1" calcext:value-type="float">
            <text:p>1</text:p>
          </table:table-cell>
          <table:table-cell table:style-name="ce104" table:formula="of:=LOOKUP([.A277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23cm" svg:height="1.508cm" svg:x="56.873cm" svg:y="134.179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0512</text:p>
          </table:table-cell>
          <table:table-cell table:style-name="ce96" table:formula="of:=concat(&quot;https://dx.doi.org/&quot;; [.F278])" office:value-type="string" office:string-value="" calcext:value-type="error">
            <text:p>#NAME?</text:p>
          </table:table-cell>
          <table:table-cell table:style-name="ce87" office:value-type="string" calcext:value-type="string">
            <text:p>back to 2013 article</text:p>
          </table:table-cell>
          <table:table-cell table:style-name="ce104" table:formula="of:=LOOKUP([.A278]; [$'Journal Lookup Tables'.$A$2:.$B$22])" office:value-type="float" office:value="1" calcext:value-type="float">
            <text:p>1</text:p>
          </table:table-cell>
          <table:table-cell table:style-name="ce104" table:formula="of:=LOOKUP([.A27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20358</text:p>
          </table:table-cell>
          <table:table-cell table:style-name="ce96" table:formula="of:=concat(&quot;https://dx.doi.org/&quot;; [.F27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79]; [$'Journal Lookup Tables'.$A$2:.$B$22])" office:value-type="float" office:value="1" calcext:value-type="float">
            <text:p>1</text:p>
          </table:table-cell>
          <table:table-cell table:style-name="ce104" table:formula="of:=LOOKUP([.A27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Xcalibur, 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" calcext:value-type="float">
            <text:p>1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8769</text:p>
          </table:table-cell>
          <table:table-cell table:style-name="ce96" table:formula="of:=concat(&quot;https://dx.doi.org/&quot;; [.F28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0]; [$'Journal Lookup Tables'.$A$2:.$B$22])" office:value-type="float" office:value="1" calcext:value-type="float">
            <text:p>1</text:p>
          </table:table-cell>
          <table:table-cell table:style-name="ce104" table:formula="of:=LOOKUP([.A28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2183</text:p>
          </table:table-cell>
          <table:table-cell table:style-name="ce96" table:formula="of:=concat(&quot;https://dx.doi.org/&quot;; [.F28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81]; [$'Journal Lookup Tables'.$A$2:.$B$22])" office:value-type="float" office:value="1" calcext:value-type="float">
            <text:p>1</text:p>
          </table:table-cell>
          <table:table-cell table:style-name="ce104" table:formula="of:=LOOKUP([.A28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, MrModelTes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4601/Phytopathol_Mediterr-15776</text:p>
          </table:table-cell>
          <table:table-cell table:style-name="ce96" table:formula="of:=concat(&quot;https://dx.doi.org/&quot;; [.F28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282]; [$'Journal Lookup Tables'.$A$2:.$B$22])" office:value-type="float" office:value="1" calcext:value-type="float">
            <text:p>1</text:p>
          </table:table-cell>
          <table:table-cell table:style-name="ce104" table:formula="of:=LOOKUP([.A28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23cm" svg:height="1.508cm" svg:x="56.873cm" svg:y="136.597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hytopathologia Mediterranea</text:p>
          </table:table-cell>
          <table:table-cell table:style-name="ce87" office:value-type="string" calcext:value-type="string">
            <text:p>Phytopathol Mediterr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36253/phyto-11098</text:p>
          </table:table-cell>
          <table:table-cell table:style-name="ce96" table:formula="of:=concat(&quot;https://dx.doi.org/&quot;; [.F283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283]; [$'Journal Lookup Tables'.$A$2:.$B$22])" office:value-type="float" office:value="1" calcext:value-type="float">
            <text:p>1</text:p>
          </table:table-cell>
          <table:table-cell table:style-name="ce104" table:formula="of:=LOOKUP([.A283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6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32" calcext:value-type="float">
            <text:p>132</text:p>
          </table:table-cell>
          <table:table-cell table:style-name="ce97" office:value-type="string" calcext:value-type="string">
            <text:p><text:a xlink:href="https://doi.org/10.36253/phyto-12170" xlink:type="simple">Kaique</text:a></text:p>
          </table:table-cell>
          <table:table-cell table:style-name="ce97" office:value-type="string" calcext:value-type="string">
            <text:p><text:a xlink:href="https://doi.org/10.36253/phyto-12170" xlink:type="simple">10.36253/phyto-12170</text:a></text:p>
          </table:table-cell>
          <table:table-cell table:style-name="ce97" table:formula="of:=concat(&quot;https://dx.doi.org/&quot;; [.F28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84]; [$'Journal Lookup Tables'.$A$2:.$B$22])" office:value-type="float" office:value="1" calcext:value-type="float">
            <text:p>1</text:p>
          </table:table-cell>
          <table:table-cell table:style-name="ce105" table:formula="of:=LOOKUP([.A284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artan'18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1" calcext:value-type="float">
            <text:p>101</text:p>
          </table:table-cell>
          <table:table-cell table:style-name="ce97" office:value-type="string" calcext:value-type="string">
            <text:p><text:a xlink:href="https://doi.org/10.36253/phyto-12207" xlink:type="simple">Kaique</text:a></text:p>
          </table:table-cell>
          <table:table-cell table:style-name="ce97" office:value-type="string" calcext:value-type="string">
            <text:p><text:a xlink:href="https://doi.org/10.36253/phyto-12207" xlink:type="simple">10.36253/phyto-12207</text:a></text:p>
          </table:table-cell>
          <table:table-cell table:style-name="ce97" table:formula="of:=concat(&quot;https://dx.doi.org/&quot;; [.F285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85]; [$'Journal Lookup Tables'.$A$2:.$B$22])" office:value-type="float" office:value="1" calcext:value-type="float">
            <text:p>1</text:p>
          </table:table-cell>
          <table:table-cell table:style-name="ce105" table:formula="of:=LOOKUP([.A285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 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hytopathologia Mediterranea</text:p>
          </table:table-cell>
          <table:table-cell table:style-name="ce88" office:value-type="string" calcext:value-type="string">
            <text:p>Phytopathol Mediterr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36253/phyto-11821" xlink:type="simple">Kaique</text:a></text:p>
          </table:table-cell>
          <table:table-cell table:style-name="ce97" office:value-type="string" calcext:value-type="string">
            <text:p><text:a xlink:href="https://doi.org/10.36253/phyto-11821" xlink:type="simple">10.36253/phyto-11821</text:a></text:p>
          </table:table-cell>
          <table:table-cell table:style-name="ce97" table:formula="of:=concat(&quot;https://dx.doi.org/&quot;; [.F286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286]; [$'Journal Lookup Tables'.$A$2:.$B$22])" office:value-type="float" office:value="1" calcext:value-type="float">
            <text:p>1</text:p>
          </table:table-cell>
          <table:table-cell table:style-name="ce105" table:formula="of:=LOOKUP([.A286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84" calcext:value-type="float">
            <text:p>8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5" draw:text-style-name="P2" svg:width="16.639cm" svg:height="1.508cm" svg:x="23.131cm" svg:y="138.989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90" office:value-type="string" calcext:value-type="string">
            <text:p>NA</text:p>
          </table:table-cell>
          <table:table-cell table:style-name="ce107" table:formula="of:=LOOKUP([.A287]; [$'Journal Lookup Tables'.$A$2:.$B$22])" office:value-type="float" office:value="1" calcext:value-type="float">
            <text:p>1</text:p>
          </table:table-cell>
          <table:table-cell table:style-name="ce107" table:formula="of:=LOOKUP([.A28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Stat</text:p>
          </table:table-cell>
          <table:table-cell table:number-columns-repeated="1007"/>
        </table:table-row>
        <table:table-row table:style-name="ro5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-11143</text:p>
          </table:table-cell>
          <table:table-cell table:style-name="ce95" table:formula="of:=concat(&quot;https://dx.doi.org/&quot;; [.F288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288]; [$'Journal Lookup Tables'.$A$2:.$B$22])" office:value-type="float" office:value="1" calcext:value-type="float">
            <text:p>1</text:p>
          </table:table-cell>
          <table:table-cell table:style-name="ce107" table:formula="of:=LOOKUP([.A28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, SPSS</text:p>
          </table:table-cell>
          <table:table-cell table:number-columns-repeated="1007"/>
        </table:table-row>
        <table:table-row table:style-name="ro10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4601/Phytopathol_Mediterr-11776</text:p>
          </table:table-cell>
          <table:table-cell table:style-name="ce95" table:formula="of:=concat(&quot;https://dx.doi.org/&quot;; [.F289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289]; [$'Journal Lookup Tables'.$A$2:.$B$22])" office:value-type="float" office:value="1" calcext:value-type="float">
            <text:p>1</text:p>
          </table:table-cell>
          <table:table-cell table:style-name="ce107" table:formula="of:=LOOKUP([.A289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40.063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" calcext:value-type="float">
            <text:p>1</text:p>
          </table:table-cell>
          <table:table-cell table:style-name="ce95" office:value-type="string" calcext:value-type="string">
            <text:p><text:a xlink:href="https://doi.org/10.36253/phyto-11616" xlink:type="simple">Zach</text:a></text:p>
          </table:table-cell>
          <table:table-cell table:style-name="ce95" office:value-type="string" calcext:value-type="string">
            <text:p><text:a xlink:href="https://doi.org/10.36253/phyto-11616" xlink:type="simple">10.36253/phyto-11616</text:a></text:p>
          </table:table-cell>
          <table:table-cell table:style-name="ce95" table:formula="of:=concat(&quot;https://dx.doi.org/&quot;; [.F290])" office:value-type="string" office:string-value="" calcext:value-type="error">
            <text:p>#NAME?</text:p>
          </table:table-cell>
          <table:table-cell table:style-name="ce90" office:value-type="string" calcext:value-type="string">
            <text:p>Closest article to page 1</text:p>
          </table:table-cell>
          <table:table-cell table:style-name="ce107" table:formula="of:=LOOKUP([.A290]; [$'Journal Lookup Tables'.$A$2:.$B$22])" office:value-type="float" office:value="1" calcext:value-type="float">
            <text:p>1</text:p>
          </table:table-cell>
          <table:table-cell table:style-name="ce107" table:formula="of:=LOOKUP([.A290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GENALEX, DARwin, STRUCTURE, Excel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hytopathologia Mediterranea</text:p>
          </table:table-cell>
          <table:table-cell table:style-name="ce90" office:value-type="string" calcext:value-type="string">
            <text:p>Phytopathol Mediterr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5" calcext:value-type="float">
            <text:p>5</text:p>
          </table:table-cell>
          <table:table-cell table:style-name="ce95" office:value-type="string" calcext:value-type="string">
            <text:p><text:a xlink:href="https://doi.org/10.36253/phyto-11840" xlink:type="simple">Zach</text:a></text:p>
          </table:table-cell>
          <table:table-cell table:style-name="ce95" office:value-type="string" calcext:value-type="string">
            <text:p><text:a xlink:href="https://doi.org/10.36253/phyto-11976" xlink:type="simple">10.36253/phyto-11976</text:a></text:p>
          </table:table-cell>
          <table:table-cell table:style-name="ce95" table:formula="of:=concat(&quot;https://dx.doi.org/&quot;; [.F291])" office:value-type="string" office:string-value="" calcext:value-type="error">
            <text:p>#NAME?</text:p>
          </table:table-cell>
          <table:table-cell table:style-name="ce90" office:value-type="string" calcext:value-type="string">
            <text:p>Fourth article as PP5 is included in the first article for 2021</text:p>
          </table:table-cell>
          <table:table-cell table:style-name="ce107" table:formula="of:=LOOKUP([.A291]; [$'Journal Lookup Tables'.$A$2:.$B$22])" office:value-type="float" office:value="1" calcext:value-type="float">
            <text:p>1</text:p>
          </table:table-cell>
          <table:table-cell table:style-name="ce107" table:formula="of:=LOOKUP([.A291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97" calcext:value-type="float">
            <text:p>9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3-11-0062</text:p>
          </table:table-cell>
          <table:table-cell table:style-name="ce98" table:formula="of:=concat(&quot;https://dx.doi.org/&quot;; [.F29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2]; [$'Journal Lookup Tables'.$A$2:.$B$22])" office:value-type="string" office:string-value="BOTH" calcext:value-type="string">
            <text:p>BOTH</text:p>
          </table:table-cell>
          <table:table-cell table:style-name="ce103" table:formula="of:=LOOKUP([.A292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89" calcext:value-type="float">
            <text:p>89</text:p>
          </table:table-cell>
          <table:table-cell table:style-name="ce86" office:value-type="string" calcext:value-type="string">
            <text:p>Adam</text:p>
          </table:table-cell>
          <table:table-cell table:style-name="ce98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98" table:formula="of:=concat(&quot;https://dx.doi.org/&quot;; [.F29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3]; [$'Journal Lookup Tables'.$A$2:.$B$22])" office:value-type="string" office:string-value="BOTH" calcext:value-type="string">
            <text:p>BOTH</text:p>
          </table:table-cell>
          <table:table-cell table:style-name="ce103" table:formula="of:=LOOKUP([.A293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4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5-13-0119-r</text:p>
          </table:table-cell>
          <table:table-cell table:style-name="ce98" table:formula="of:=concat(&quot;https://dx.doi.org/&quot;; [.F294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4]; [$'Journal Lookup Tables'.$A$2:.$B$22])" office:value-type="string" office:string-value="BOTH" calcext:value-type="string">
            <text:p>BOTH</text:p>
          </table:table-cell>
          <table:table-cell table:style-name="ce103" table:formula="of:=LOOKUP([.A294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tatistix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59" calcext:value-type="float">
            <text:p>59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5-0166-r</text:p>
          </table:table-cell>
          <table:table-cell table:style-name="ce98" table:formula="of:=concat(&quot;https://dx.doi.org/&quot;; [.F295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5]; [$'Journal Lookup Tables'.$A$2:.$B$22])" office:value-type="string" office:string-value="BOTH" calcext:value-type="string">
            <text:p>BOTH</text:p>
          </table:table-cell>
          <table:table-cell table:style-name="ce103" table:formula="of:=LOOKUP([.A295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7-19-0247-FI</text:p>
          </table:table-cell>
          <table:table-cell table:style-name="ce98" table:formula="of:=concat(&quot;https://dx.doi.org/&quot;; [.F29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96]; [$'Journal Lookup Tables'.$A$2:.$B$22])" office:value-type="string" office:string-value="BOTH" calcext:value-type="string">
            <text:p>BOTH</text:p>
          </table:table-cell>
          <table:table-cell table:style-name="ce103" table:formula="of:=LOOKUP([.A296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PSS, MEGA, DNASP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4-14-0096-r</text:p>
          </table:table-cell>
          <table:table-cell table:style-name="ce98" table:formula="of:=concat(&quot;https://dx.doi.org/&quot;; [.F297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297]; [$'Journal Lookup Tables'.$A$2:.$B$22])" office:value-type="string" office:string-value="BOTH" calcext:value-type="string">
            <text:p>BOTH</text:p>
          </table:table-cell>
          <table:table-cell table:style-name="ce103" table:formula="of:=LOOKUP([.A297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7" calcext:value-type="float">
            <text:p>67</text:p>
          </table:table-cell>
          <table:table-cell table:style-name="ce98" office:value-type="string" calcext:value-type="string">
            <text:p><text:a xlink:href="https://doi.org/10.1094/PHYTO-08-17-0287-R" xlink:type="simple">Adam</text:a></text:p>
          </table:table-cell>
          <table:table-cell table:style-name="ce98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98" table:formula="of:=concat(&quot;https://dx.doi.org/&quot;; [.F298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98]; [$'Journal Lookup Tables'.$A$2:.$B$22])" office:value-type="string" office:string-value="BOTH" calcext:value-type="string">
            <text:p>BOTH</text:p>
          </table:table-cell>
          <table:table-cell table:style-name="ce103" table:formula="of:=LOOKUP([.A298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nfoStat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0-17-0357-R</text:p>
          </table:table-cell>
          <table:table-cell table:style-name="ce98" table:formula="of:=concat(&quot;https://dx.doi.org/&quot;; [.F299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299]; [$'Journal Lookup Tables'.$A$2:.$B$22])" office:value-type="string" office:string-value="BOTH" calcext:value-type="string">
            <text:p>BOTH</text:p>
          </table:table-cell>
          <table:table-cell table:style-name="ce103" table:formula="of:=LOOKUP([.A299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R, RStudio, Excel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11-17-0386-R</text:p>
          </table:table-cell>
          <table:table-cell table:style-name="ce98" table:formula="of:=concat(&quot;https://dx.doi.org/&quot;; [.F30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00]; [$'Journal Lookup Tables'.$A$2:.$B$22])" office:value-type="string" office:string-value="BOTH" calcext:value-type="string">
            <text:p>BOTH</text:p>
          </table:table-cell>
          <table:table-cell table:style-name="ce103" table:formula="of:=LOOKUP([.A300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office:annotation draw:style-name="gr5" draw:text-style-name="P2" svg:width="25.628cm" svg:height="1.508cm" svg:x="48.051cm" svg:y="145.535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float" office:value="1" calcext:value-type="float">
            <office:annotation draw:style-name="gr5" draw:text-style-name="P2" svg:width="25.162cm" svg:height="1.508cm" svg:x="50.992cm" svg:y="145.535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, Mathematica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75" calcext:value-type="float">
            <text:p>7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4-0156-r</text:p>
          </table:table-cell>
          <table:table-cell table:style-name="ce98" table:formula="of:=concat(&quot;https://dx.doi.org/&quot;; [.F30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01]; [$'Journal Lookup Tables'.$A$2:.$B$22])" office:value-type="string" office:string-value="BOTH" calcext:value-type="string">
            <text:p>BOTH</text:p>
          </table:table-cell>
          <table:table-cell table:style-name="ce103" table:formula="of:=LOOKUP([.A301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3"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office:annotation draw:style-name="gr1" draw:text-style-name="P2" svg:width="24.23cm" svg:height="2.619cm" svg:x="56.873cm" svg:y="146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103" office:value-type="string" calcext:value-type="string">
            <text:p>STEMRUST_G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hytopathology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43" calcext:value-type="float">
            <text:p>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yto-06-13-0175-r</text:p>
          </table:table-cell>
          <table:table-cell table:style-name="ce98" table:formula="of:=concat(&quot;https://dx.doi.org/&quot;; [.F30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02]; [$'Journal Lookup Tables'.$A$2:.$B$22])" office:value-type="string" office:string-value="BOTH" calcext:value-type="string">
            <text:p>BOTH</text:p>
          </table:table-cell>
          <table:table-cell table:style-name="ce103" table:formula="of:=LOOKUP([.A302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7-15-0171-r</text:p>
          </table:table-cell>
          <table:table-cell table:style-name="ce96" table:formula="of:=concat(&quot;https://dx.doi.org/&quot;; [.F30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3]; [$'Journal Lookup Tables'.$A$2:.$B$22])" office:value-type="string" office:string-value="BOTH" calcext:value-type="string">
            <text:p>BOTH</text:p>
          </table:table-cell>
          <table:table-cell table:style-name="ce104" table:formula="of:=LOOKUP([.A303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71" calcext:value-type="float">
            <text:p>7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2-11-0040</text:p>
          </table:table-cell>
          <table:table-cell table:style-name="ce96" table:formula="of:=concat(&quot;https://dx.doi.org/&quot;; [.F30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4]; [$'Journal Lookup Tables'.$A$2:.$B$22])" office:value-type="string" office:string-value="BOTH" calcext:value-type="string">
            <text:p>BOTH</text:p>
          </table:table-cell>
          <table:table-cell table:style-name="ce104" table:formula="of:=LOOKUP([.A304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14" draw:text-style-name="P2" svg:width="9.899cm" svg:height="1.455cm" svg:x="73.68cm" svg:y="147.397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2-0108-r</text:p>
          </table:table-cell>
          <table:table-cell table:style-name="ce96" table:formula="of:=concat(&quot;https://dx.doi.org/&quot;; [.F30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5]; [$'Journal Lookup Tables'.$A$2:.$B$22])" office:value-type="string" office:string-value="BOTH" calcext:value-type="string">
            <text:p>BOTH</text:p>
          </table:table-cell>
          <table:table-cell table:style-name="ce104" table:formula="of:=LOOKUP([.A305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MrBayes, FigTree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office:annotation draw:style-name="gr5" draw:text-style-name="P2" svg:width="16.639cm" svg:height="1.508cm" svg:x="23.131cm" svg:y="148.329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96" table:formula="of:=concat(&quot;https://dx.doi.org/&quot;; [.F306])" office:value-type="string" office:string-value="" calcext:value-type="error">
            <text:p>#NAME?</text:p>
          </table:table-cell>
          <table:table-cell table:style-name="ce87" office:value-type="string" calcext:value-type="string">
            <text:p>DOI did not match with page number. Picked the previous article that matched.</text:p>
          </table:table-cell>
          <table:table-cell table:style-name="ce104" table:formula="of:=LOOKUP([.A306]; [$'Journal Lookup Tables'.$A$2:.$B$22])" office:value-type="string" office:string-value="BOTH" calcext:value-type="string">
            <text:p>BOTH</text:p>
          </table:table-cell>
          <table:table-cell table:style-name="ce104" table:formula="of:=LOOKUP([.A306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80" calcext:value-type="float">
            <text:p>8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3-0129-r</text:p>
          </table:table-cell>
          <table:table-cell table:style-name="ce96" table:formula="of:=concat(&quot;https://dx.doi.org/&quot;; [.F30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7]; [$'Journal Lookup Tables'.$A$2:.$B$22])" office:value-type="string" office:string-value="BOTH" calcext:value-type="string">
            <text:p>BOTH</text:p>
          </table:table-cell>
          <table:table-cell table:style-name="ce104" table:formula="of:=LOOKUP([.A307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igmaStat</text:p>
          </table:table-cell>
          <table:table-cell table:number-columns-repeated="1007"/>
        </table:table-row>
        <table:table-row table:style-name="ro10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9-0185-FI</text:p>
          </table:table-cell>
          <table:table-cell table:style-name="ce96" table:formula="of:=concat(&quot;https://dx.doi.org/&quot;; [.F308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08]; [$'Journal Lookup Tables'.$A$2:.$B$22])" office:value-type="string" office:string-value="BOTH" calcext:value-type="string">
            <text:p>BOTH</text:p>
          </table:table-cell>
          <table:table-cell table:style-name="ce104" table:formula="of:=LOOKUP([.A308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initab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YTO-05-16-0209-R</text:p>
          </table:table-cell>
          <table:table-cell table:style-name="ce96" table:formula="of:=concat(&quot;https://dx.doi.org/&quot;; [.F30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09]; [$'Journal Lookup Tables'.$A$2:.$B$22])" office:value-type="string" office:string-value="BOTH" calcext:value-type="string">
            <text:p>BOTH</text:p>
          </table:table-cell>
          <table:table-cell table:style-name="ce104" table:formula="of:=LOOKUP([.A309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PopAR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hytopathology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96" table:formula="of:=concat(&quot;https://dx.doi.org/&quot;; [.F31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page number not applicable, selected first following plant pathology article</text:p>
          </table:table-cell>
          <table:table-cell table:style-name="ce104" table:formula="of:=LOOKUP([.A310]; [$'Journal Lookup Tables'.$A$2:.$B$22])" office:value-type="string" office:string-value="BOTH" calcext:value-type="string">
            <text:p>BOTH</text:p>
          </table:table-cell>
          <table:table-cell table:style-name="ce104" table:formula="of:=LOOKUP([.A310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3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93" calcext:value-type="float">
            <text:p>9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4-16-0170-R</text:p>
          </table:table-cell>
          <table:table-cell table:style-name="ce97" table:formula="of:=concat(&quot;https://dx.doi.org/&quot;; [.F31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11]; [$'Journal Lookup Tables'.$A$2:.$B$22])" office:value-type="string" office:string-value="BOTH" calcext:value-type="string">
            <text:p>BOTH</text:p>
          </table:table-cell>
          <table:table-cell table:style-name="ce105" table:formula="of:=LOOKUP([.A311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52" calcext:value-type="float">
            <text:p>5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YTO-03-17-0091-R</text:p>
          </table:table-cell>
          <table:table-cell table:style-name="ce97" table:formula="of:=concat(&quot;https://dx.doi.org/&quot;; [.F312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12]; [$'Journal Lookup Tables'.$A$2:.$B$22])" office:value-type="string" office:string-value="BOTH" calcext:value-type="string">
            <text:p>BOTH</text:p>
          </table:table-cell>
          <table:table-cell table:style-name="ce105" table:formula="of:=LOOKUP([.A312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hytopathology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108" calcext:value-type="float">
            <text:p>108</text:p>
          </table:table-cell>
          <table:table-cell table:style-name="ce97" office:value-type="string" calcext:value-type="string">
            <text:p><text:a xlink:href="https://doi.org/10.1094/PHYTO-06-20-0232-FI" xlink:type="simple">Kaique</text:a></text:p>
          </table:table-cell>
          <table:table-cell table:style-name="ce97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97" table:formula="of:=concat(&quot;https://dx.doi.org/&quot;; [.F31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13]; [$'Journal Lookup Tables'.$A$2:.$B$22])" office:value-type="string" office:string-value="BOTH" calcext:value-type="string">
            <text:p>BOTH</text:p>
          </table:table-cell>
          <table:table-cell table:style-name="ce105" table:formula="of:=LOOKUP([.A313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4-0044-r</text:p>
          </table:table-cell>
          <table:table-cell table:style-name="ce95" table:formula="of:=concat(&quot;https://dx.doi.org/&quot;; [.F314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14]; [$'Journal Lookup Tables'.$A$2:.$B$22])" office:value-type="string" office:string-value="BOTH" calcext:value-type="string">
            <text:p>BOTH</text:p>
          </table:table-cell>
          <table:table-cell table:style-name="ce107" table:formula="of:=LOOKUP([.A314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6" draw:text-style-name="P2" svg:width="9.899cm" svg:height="1.507cm" svg:x="73.68cm" svg:y="152.314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3" calcext:value-type="float">
            <text:p>73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02-13-0032-r</text:p>
          </table:table-cell>
          <table:table-cell table:style-name="ce95" table:formula="of:=concat(&quot;https://dx.doi.org/&quot;; [.F315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15]; [$'Journal Lookup Tables'.$A$2:.$B$22])" office:value-type="string" office:string-value="BOTH" calcext:value-type="string">
            <text:p>BOTH</text:p>
          </table:table-cell>
          <table:table-cell table:style-name="ce107" table:formula="of:=LOOKUP([.A315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12" draw:text-style-name="P2" svg:width="9.899cm" svg:height="1.781cm" svg:x="73.68cm" svg:y="152.643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56" calcext:value-type="float">
            <text:p>56</text:p>
          </table:table-cell>
          <table:table-cell table:style-name="ce95" office:value-type="string" calcext:value-type="string">
            <text:p><text:a xlink:href="https://doi.org/10.1094/PHYTO-05-18-0152-R" xlink:type="simple">Zach</text:a></text:p>
          </table:table-cell>
          <table:table-cell table:style-name="ce95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95" table:formula="of:=concat(&quot;https://dx.doi.org/&quot;; [.F31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16]; [$'Journal Lookup Tables'.$A$2:.$B$22])" office:value-type="string" office:string-value="BOTH" calcext:value-type="string">
            <text:p>BOTH</text:p>
          </table:table-cell>
          <table:table-cell table:style-name="ce107" table:formula="of:=LOOKUP([.A316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32" calcext:value-type="float">
            <text:p>132</text:p>
          </table:table-cell>
          <table:table-cell table:style-name="ce95" office:value-type="string" calcext:value-type="string">
            <text:p><text:a xlink:href="https://doi.org/10.1094/PHYTO-05-19-0183-FI" xlink:type="simple">Zach</text:a></text:p>
          </table:table-cell>
          <table:table-cell table:style-name="ce95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95" table:formula="of:=concat(&quot;https://dx.doi.org/&quot;; [.F317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17]; [$'Journal Lookup Tables'.$A$2:.$B$22])" office:value-type="string" office:string-value="BOTH" calcext:value-type="string">
            <text:p>BOTH</text:p>
          </table:table-cell>
          <table:table-cell table:style-name="ce107" table:formula="of:=LOOKUP([.A317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rcGIS, Excel, SA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29" calcext:value-type="float">
            <text:p>29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yto-12-11-0349</text:p>
          </table:table-cell>
          <table:table-cell table:style-name="ce95" table:formula="of:=concat(&quot;https://dx.doi.org/&quot;; [.F31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18]; [$'Journal Lookup Tables'.$A$2:.$B$22])" office:value-type="string" office:string-value="BOTH" calcext:value-type="string">
            <text:p>BOTH</text:p>
          </table:table-cell>
          <table:table-cell table:style-name="ce107" table:formula="of:=LOOKUP([.A318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" calcext:value-type="float">
            <office:annotation draw:style-name="gr5" draw:text-style-name="P2" svg:width="24.23cm" svg:height="1.508cm" svg:x="56.873cm" svg:y="154.176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107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hytopathology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3" calcext:value-type="float">
            <text:p>13</text:p>
          </table:table-cell>
          <table:table-cell table:style-name="ce95" office:value-type="string" calcext:value-type="string">
            <text:p><text:a xlink:href="https://doi.org/10.1094/PHYTO-06-18-0186-R" xlink:type="simple">Zach</text:a></text:p>
          </table:table-cell>
          <table:table-cell table:style-name="ce95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95" table:formula="of:=concat(&quot;https://dx.doi.org/&quot;; [.F319])" office:value-type="string" office:string-value="" calcext:value-type="error">
            <text:p>#NAME?</text:p>
          </table:table-cell>
          <table:table-cell table:style-name="ce90" office:value-type="string" calcext:value-type="string">
            <text:p>Original article w/ PP13 is review. This is the next article</text:p>
          </table:table-cell>
          <table:table-cell table:style-name="ce107" table:formula="of:=LOOKUP([.A319]; [$'Journal Lookup Tables'.$A$2:.$B$22])" office:value-type="string" office:string-value="BOTH" calcext:value-type="string">
            <text:p>BOTH</text:p>
          </table:table-cell>
          <table:table-cell table:style-name="ce107" table:formula="of:=LOOKUP([.A319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2-14-0122-re</text:p>
          </table:table-cell>
          <table:table-cell table:style-name="ce98" table:formula="of:=concat(&quot;https://dx.doi.org/&quot;; [.F32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20]; [$'Journal Lookup Tables'.$A$2:.$B$22])" office:value-type="string" office:string-value="BOTH" calcext:value-type="string">
            <text:p>BOTH</text:p>
          </table:table-cell>
          <table:table-cell table:style-name="ce103" table:formula="of:=LOOKUP([.A320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Disease</text:p>
          </table:table-cell>
          <table:table-cell table:style-name="ce86" office:value-type="string" calcext:value-type="string">
            <text:p>Plant Di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46" calcext:value-type="float">
            <text:p>14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DIS-05-18-0715-RE</text:p>
          </table:table-cell>
          <table:table-cell table:style-name="ce98" table:formula="of:=concat(&quot;https://dx.doi.org/&quot;; [.F321])" office:value-type="string" office:string-value="" calcext:value-type="error">
            <text:p>#NAME?</text:p>
          </table:table-cell>
          <table:table-cell table:style-name="ce86" office:value-type="string" calcext:value-type="string">
            <text:p>Last research article in issue, the remainder, including p146, are disease notes</text:p>
          </table:table-cell>
          <table:table-cell table:style-name="ce103" table:formula="of:=LOOKUP([.A321]; [$'Journal Lookup Tables'.$A$2:.$B$22])" office:value-type="string" office:string-value="BOTH" calcext:value-type="string">
            <text:p>BOTH</text:p>
          </table:table-cell>
          <table:table-cell table:style-name="ce103" table:formula="of:=LOOKUP([.A321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Blast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68" calcext:value-type="float">
            <text:p>6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2-11-0119</text:p>
          </table:table-cell>
          <table:table-cell table:style-name="ce96" table:formula="of:=concat(&quot;https://dx.doi.org/&quot;; [.F32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2]; [$'Journal Lookup Tables'.$A$2:.$B$22])" office:value-type="string" office:string-value="BOTH" calcext:value-type="string">
            <text:p>BOTH</text:p>
          </table:table-cell>
          <table:table-cell table:style-name="ce104" table:formula="of:=LOOKUP([.A322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float" office:value="0" calcext:value-type="float">
            <office:annotation draw:style-name="gr5" draw:text-style-name="P2" svg:width="24.01cm" svg:height="1.508cm" svg:x="54.618cm" svg:y="156.039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6-14-0572-re</text:p>
          </table:table-cell>
          <table:table-cell table:style-name="ce96" table:formula="of:=concat(&quot;https://dx.doi.org/&quot;; [.F32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3]; [$'Journal Lookup Tables'.$A$2:.$B$22])" office:value-type="string" office:string-value="BOTH" calcext:value-type="string">
            <text:p>BOTH</text:p>
          </table:table-cell>
          <table:table-cell table:style-name="ce104" table:formula="of:=LOOKUP([.A323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5-17-0689-RE</text:p>
          </table:table-cell>
          <table:table-cell table:style-name="ce96" table:formula="of:=concat(&quot;https://dx.doi.org/&quot;; [.F324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</text:p>
          </table:table-cell>
          <table:table-cell table:style-name="ce104" table:formula="of:=LOOKUP([.A324]; [$'Journal Lookup Tables'.$A$2:.$B$22])" office:value-type="string" office:string-value="BOTH" calcext:value-type="string">
            <text:p>BOTH</text:p>
          </table:table-cell>
          <table:table-cell table:style-name="ce104" table:formula="of:=LOOKUP([.A324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1-20-0130-RE</text:p>
          </table:table-cell>
          <table:table-cell table:style-name="ce96" table:formula="of:=concat(&quot;https://dx.doi.org/&quot;; [.F325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25]; [$'Journal Lookup Tables'.$A$2:.$B$22])" office:value-type="string" office:string-value="BOTH" calcext:value-type="string">
            <text:p>BOTH</text:p>
          </table:table-cell>
          <table:table-cell table:style-name="ce104" table:formula="of:=LOOKUP([.A325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24" calcext:value-type="float">
            <text:p>1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7-12-0646-re</text:p>
          </table:table-cell>
          <table:table-cell table:style-name="ce96" table:formula="of:=concat(&quot;https://dx.doi.org/&quot;; [.F326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26]; [$'Journal Lookup Tables'.$A$2:.$B$22])" office:value-type="string" office:string-value="BOTH" calcext:value-type="string">
            <text:p>BOTH</text:p>
          </table:table-cell>
          <table:table-cell table:style-name="ce104" table:formula="of:=LOOKUP([.A326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1-1071-re</text:p>
          </table:table-cell>
          <table:table-cell table:style-name="ce96" table:formula="of:=concat(&quot;https://dx.doi.org/&quot;; [.F327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27]; [$'Journal Lookup Tables'.$A$2:.$B$22])" office:value-type="string" office:string-value="BOTH" calcext:value-type="string">
            <text:p>BOTH</text:p>
          </table:table-cell>
          <table:table-cell table:style-name="ce104" table:formula="of:=LOOKUP([.A327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9-13-0936-re</text:p>
          </table:table-cell>
          <table:table-cell table:style-name="ce96" table:formula="of:=concat(&quot;https://dx.doi.org/&quot;; [.F32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8]; [$'Journal Lookup Tables'.$A$2:.$B$22])" office:value-type="string" office:string-value="BOTH" calcext:value-type="string">
            <text:p>BOTH</text:p>
          </table:table-cell>
          <table:table-cell table:style-name="ce104" table:formula="of:=LOOKUP([.A328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96" calcext:value-type="float">
            <text:p>9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12-13-1257-re</text:p>
          </table:table-cell>
          <table:table-cell table:style-name="ce96" table:formula="of:=concat(&quot;https://dx.doi.org/&quot;; [.F32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29]; [$'Journal Lookup Tables'.$A$2:.$B$22])" office:value-type="string" office:string-value="BOTH" calcext:value-type="string">
            <text:p>BOTH</text:p>
          </table:table-cell>
          <table:table-cell table:style-name="ce104" table:formula="of:=LOOKUP([.A329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1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129" calcext:value-type="float">
            <text:p>12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17-0593-RE</text:p>
          </table:table-cell>
          <table:table-cell table:style-name="ce96" table:formula="of:=concat(&quot;https://dx.doi.org/&quot;; [.F330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  <text:p/>
          </table:table-cell>
          <table:table-cell table:style-name="ce104" table:formula="of:=LOOKUP([.A330]; [$'Journal Lookup Tables'.$A$2:.$B$22])" office:value-type="string" office:string-value="BOTH" calcext:value-type="string">
            <text:p>BOTH</text:p>
          </table:table-cell>
          <table:table-cell table:style-name="ce104" table:formula="of:=LOOKUP([.A330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78" calcext:value-type="float">
            <text:p>78</text:p>
          </table:table-cell>
          <table:table-cell table:style-name="ce96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96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96" table:formula="of:=concat(&quot;https://dx.doi.org/&quot;; [.F331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31]; [$'Journal Lookup Tables'.$A$2:.$B$22])" office:value-type="string" office:string-value="BOTH" calcext:value-type="string">
            <text:p>BOTH</text:p>
          </table:table-cell>
          <table:table-cell table:style-name="ce104" table:formula="of:=LOOKUP([.A331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Plant Disease</text:p>
          </table:table-cell>
          <table:table-cell table:style-name="ce87" office:value-type="string" calcext:value-type="string">
            <text:p>Plant Dis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5" calcext:value-type="float">
            <text:p>8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DIS-04-20-0792-RE</text:p>
          </table:table-cell>
          <table:table-cell table:style-name="ce96" table:formula="of:=concat(&quot;https://dx.doi.org/&quot;; [.F332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32]; [$'Journal Lookup Tables'.$A$2:.$B$22])" office:value-type="string" office:string-value="BOTH" calcext:value-type="string">
            <text:p>BOTH</text:p>
          </table:table-cell>
          <table:table-cell table:style-name="ce104" table:formula="of:=LOOKUP([.A332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string" calcext:value-type="string">
            <text:p>NA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02" calcext:value-type="float">
            <text:p>102</text:p>
          </table:table-cell>
          <table:table-cell table:style-name="ce97" office:value-type="string" calcext:value-type="string">
            <text:p><text:a xlink:href="https://doi.org/10.1094/PDIS-03-19-0484-RE" xlink:type="simple">Kaique</text:a></text:p>
          </table:table-cell>
          <table:table-cell table:style-name="ce97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97" table:formula="of:=concat(&quot;https://dx.doi.org/&quot;; [.F33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33]; [$'Journal Lookup Tables'.$A$2:.$B$22])" office:value-type="string" office:string-value="BOTH" calcext:value-type="string">
            <text:p>BOTH</text:p>
          </table:table-cell>
          <table:table-cell table:style-name="ce105" table:formula="of:=LOOKUP([.A333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MAFFT, 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3" calcext:value-type="float">
            <text:p>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2-16-0144-RE</text:p>
          </table:table-cell>
          <table:table-cell table:style-name="ce97" table:formula="of:=concat(&quot;https://dx.doi.org/&quot;; [.F33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34]; [$'Journal Lookup Tables'.$A$2:.$B$22])" office:value-type="string" office:string-value="BOTH" calcext:value-type="string">
            <text:p>BOTH</text:p>
          </table:table-cell>
          <table:table-cell table:style-name="ce105" table:formula="of:=LOOKUP([.A334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, QGen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3-16-0332-RE</text:p>
          </table:table-cell>
          <table:table-cell table:style-name="ce97" table:formula="of:=concat(&quot;https://dx.doi.org/&quot;; [.F335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35]; [$'Journal Lookup Tables'.$A$2:.$B$22])" office:value-type="string" office:string-value="BOTH" calcext:value-type="string">
            <text:p>BOTH</text:p>
          </table:table-cell>
          <table:table-cell table:style-name="ce105" table:formula="of:=LOOKUP([.A335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MEG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13" calcext:value-type="float">
            <text:p>11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4-16-0527-RE</text:p>
          </table:table-cell>
          <table:table-cell table:style-name="ce97" table:formula="of:=concat(&quot;https://dx.doi.org/&quot;; [.F33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36]; [$'Journal Lookup Tables'.$A$2:.$B$22])" office:value-type="string" office:string-value="BOTH" calcext:value-type="string">
            <text:p>BOTH</text:p>
          </table:table-cell>
          <table:table-cell table:style-name="ce105" table:formula="of:=LOOKUP([.A336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Clustal, Treeview, 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Disease</text:p>
          </table:table-cell>
          <table:table-cell table:style-name="ce88" office:value-type="string" calcext:value-type="string">
            <text:p>Plant Di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35" calcext:value-type="float">
            <text:p>3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DIS-01-17-0062-RE</text:p>
          </table:table-cell>
          <table:table-cell table:style-name="ce97" table:formula="of:=concat(&quot;https://dx.doi.org/&quot;; [.F337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rticle</text:p>
          </table:table-cell>
          <table:table-cell table:style-name="ce105" table:formula="of:=LOOKUP([.A337]; [$'Journal Lookup Tables'.$A$2:.$B$22])" office:value-type="string" office:string-value="BOTH" calcext:value-type="string">
            <text:p>BOTH</text:p>
          </table:table-cell>
          <table:table-cell table:style-name="ce105" table:formula="of:=LOOKUP([.A337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17" calcext:value-type="float">
            <text:p>11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94/PDIS-02-18-0374-RE</text:p>
          </table:table-cell>
          <table:table-cell table:style-name="ce94" table:formula="of:=concat(&quot;https://dx.doi.org/&quot;; [.F338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38]; [$'Journal Lookup Tables'.$A$2:.$B$22])" office:value-type="string" office:string-value="BOTH" calcext:value-type="string">
            <text:p>BOTH</text:p>
          </table:table-cell>
          <table:table-cell table:style-name="ce106" table:formula="of:=LOOKUP([.A338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121" calcext:value-type="float">
            <text:p>121</text:p>
          </table:table-cell>
          <table:table-cell table:style-name="ce94" office:value-type="string" calcext:value-type="string">
            <text:p><text:a xlink:href="https://doi.org/10.1094/PDIS-04-18-0695-RE" xlink:type="simple">Nik</text:a></text:p>
          </table:table-cell>
          <table:table-cell table:style-name="ce99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99" table:formula="of:=concat(&quot;https://dx.doi.org/&quot;; [.F339])" office:value-type="string" office:string-value="" calcext:value-type="error">
            <text:p>#NAME?</text:p>
          </table:table-cell>
          <table:table-cell table:style-name="ce89" office:value-type="string" calcext:value-type="string">
            <text:p>Next article since page range fell within the first article already selected for 2019</text:p>
          </table:table-cell>
          <table:table-cell table:style-name="ce106" table:formula="of:=LOOKUP([.A339]; [$'Journal Lookup Tables'.$A$2:.$B$22])" office:value-type="string" office:string-value="BOTH" calcext:value-type="string">
            <text:p>BOTH</text:p>
          </table:table-cell>
          <table:table-cell table:style-name="ce106" table:formula="of:=LOOKUP([.A339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Plant Disease</text:p>
          </table:table-cell>
          <table:table-cell table:style-name="ce89" office:value-type="string" calcext:value-type="string">
            <text:p>Plant Di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34" calcext:value-type="float">
            <text:p>134</text:p>
          </table:table-cell>
          <table:table-cell table:style-name="ce94" office:value-type="string" calcext:value-type="string">
            <text:p><text:a xlink:href="https://doi.org/10.1094/PDIS-02-19-0370-RE" xlink:type="simple">Nik</text:a></text:p>
          </table:table-cell>
          <table:table-cell table:style-name="ce99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99" table:formula="of:=concat(&quot;https://dx.doi.org/&quot;; [.F340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40]; [$'Journal Lookup Tables'.$A$2:.$B$22])" office:value-type="string" office:string-value="BOTH" calcext:value-type="string">
            <text:p>BOTH</text:p>
          </table:table-cell>
          <table:table-cell table:style-name="ce106" table:formula="of:=LOOKUP([.A340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3" calcext:value-type="float">
            <text:p>3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75" calcext:value-type="float">
            <text:p>7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4-13-0449-re</text:p>
          </table:table-cell>
          <table:table-cell table:style-name="ce95" table:formula="of:=concat(&quot;https://dx.doi.org/&quot;; [.F341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41]; [$'Journal Lookup Tables'.$A$2:.$B$22])" office:value-type="string" office:string-value="BOTH" calcext:value-type="string">
            <text:p>BOTH</text:p>
          </table:table-cell>
          <table:table-cell table:style-name="ce107" table:formula="of:=LOOKUP([.A341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5" office:value-type="string" calcext:value-type="string">
            <text:p><text:a xlink:href="https://doi.org/10.1094/PDIS-01-19-0178-RE" xlink:type="simple">Zach</text:a></text:p>
          </table:table-cell>
          <table:table-cell table:style-name="ce95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95" table:formula="of:=concat(&quot;https://dx.doi.org/&quot;; [.F342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42]; [$'Journal Lookup Tables'.$A$2:.$B$22])" office:value-type="string" office:string-value="BOTH" calcext:value-type="string">
            <text:p>BOTH</text:p>
          </table:table-cell>
          <table:table-cell table:style-name="ce107" table:formula="of:=LOOKUP([.A342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Disease</text:p>
          </table:table-cell>
          <table:table-cell table:style-name="ce90" office:value-type="string" calcext:value-type="string">
            <text:p>Plant Dis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dis-05-13-0492-re</text:p>
          </table:table-cell>
          <table:table-cell table:style-name="ce95" table:formula="of:=concat(&quot;https://dx.doi.org/&quot;; [.F343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43]; [$'Journal Lookup Tables'.$A$2:.$B$22])" office:value-type="string" office:string-value="BOTH" calcext:value-type="string">
            <text:p>BOTH</text:p>
          </table:table-cell>
          <table:table-cell table:style-name="ce107" table:formula="of:=LOOKUP([.A343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11" calcext:value-type="float">
            <text:p>111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2013-0922-01-rs</text:p>
          </table:table-cell>
          <table:table-cell table:style-name="ce98" table:formula="of:=concat(&quot;https://dx.doi.org/&quot;; [.F344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44]; [$'Journal Lookup Tables'.$A$2:.$B$22])" office:value-type="string" office:string-value="BOTH" calcext:value-type="string">
            <text:p>BOTH</text:p>
          </table:table-cell>
          <table:table-cell table:style-name="ce103" table:formula="of:=LOOKUP([.A344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6" calcext:value-type="float">
            <text:p>2016</text:p>
          </table:table-cell>
          <table:table-cell table:style-name="ce86" office:value-type="float" office:value="38" calcext:value-type="float">
            <text:p>3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rs-15-0050</text:p>
          </table:table-cell>
          <table:table-cell table:style-name="ce98" table:formula="of:=concat(&quot;https://dx.doi.org/&quot;; [.F345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articles selected at random</text:p>
          </table:table-cell>
          <table:table-cell table:style-name="ce103" table:formula="of:=LOOKUP([.A345]; [$'Journal Lookup Tables'.$A$2:.$B$22])" office:value-type="string" office:string-value="BOTH" calcext:value-type="string">
            <text:p>BOTH</text:p>
          </table:table-cell>
          <table:table-cell table:style-name="ce103" table:formula="of:=LOOKUP([.A345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6" office:value-type="string" calcext:value-type="string">
            <text:p>Plant Health Progress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94/PHP-09-18-0054-RS</text:p>
          </table:table-cell>
          <table:table-cell table:style-name="ce98" table:formula="of:=concat(&quot;https://dx.doi.org/&quot;; [.F34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46]; [$'Journal Lookup Tables'.$A$2:.$B$22])" office:value-type="string" office:string-value="BOTH" calcext:value-type="string">
            <text:p>BOTH</text:p>
          </table:table-cell>
          <table:table-cell table:style-name="ce103" table:formula="of:=LOOKUP([.A346]; [$'Journal Lookup Tables'.$F$2:.$G$22])" office:value-type="float" office:value="2.5" calcext:value-type="float">
            <text:p>2.5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rs-14-0017</text:p>
          </table:table-cell>
          <table:table-cell table:style-name="ce96" table:formula="of:=concat(&quot;https://dx.doi.org/&quot;; [.F347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, articles selected at random</text:p>
          </table:table-cell>
          <table:table-cell table:style-name="ce104" table:formula="of:=LOOKUP([.A347]; [$'Journal Lookup Tables'.$A$2:.$B$22])" office:value-type="string" office:string-value="BOTH" calcext:value-type="string">
            <text:p>BOTH</text:p>
          </table:table-cell>
          <table:table-cell table:style-name="ce104" table:formula="of:=LOOKUP([.A347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ostat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12-16-0073-RS</text:p>
          </table:table-cell>
          <table:table-cell table:style-name="ce96" table:formula="of:=concat(&quot;https://dx.doi.org/&quot;; [.F34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48]; [$'Journal Lookup Tables'.$A$2:.$B$22])" office:value-type="string" office:string-value="BOTH" calcext:value-type="string">
            <text:p>BOTH</text:p>
          </table:table-cell>
          <table:table-cell table:style-name="ce104" table:formula="of:=LOOKUP([.A348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number-columns-repeated="2" table:style-name="ce87" office:value-type="string" calcext:value-type="string">
            <text:p>Plant Health Progress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94/PHP-09-19-0063-FI</text:p>
          </table:table-cell>
          <table:table-cell table:style-name="ce96" table:formula="of:=concat(&quot;https://dx.doi.org/&quot;; [.F349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49]; [$'Journal Lookup Tables'.$A$2:.$B$22])" office:value-type="string" office:string-value="BOTH" calcext:value-type="string">
            <text:p>BOTH</text:p>
          </table:table-cell>
          <table:table-cell table:style-name="ce104" table:formula="of:=LOOKUP([.A349]; [$'Journal Lookup Tables'.$F$2:.$G$22])" office:value-type="float" office:value="2.5" calcext:value-type="float">
            <text:p>2.5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37" calcext:value-type="float">
            <text:p>13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1-18-0005-BR</text:p>
          </table:table-cell>
          <table:table-cell table:style-name="ce97" table:formula="of:=concat(&quot;https://dx.doi.org/&quot;; [.F350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350]; [$'Journal Lookup Tables'.$A$2:.$B$22])" office:value-type="string" office:string-value="BOTH" calcext:value-type="string">
            <text:p>BOTH</text:p>
          </table:table-cell>
          <table:table-cell table:style-name="ce105" table:formula="of:=LOOKUP([.A350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06-17-0034-RS</text:p>
          </table:table-cell>
          <table:table-cell table:style-name="ce97" table:formula="of:=concat(&quot;https://dx.doi.org/&quot;; [.F351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1]; [$'Journal Lookup Tables'.$A$2:.$B$22])" office:value-type="string" office:string-value="BOTH" calcext:value-type="string">
            <text:p>BOTH</text:p>
          </table:table-cell>
          <table:table-cell table:style-name="ce105" table:formula="of:=LOOKUP([.A351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igmaPlot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37" calcext:value-type="float">
            <text:p>37</text:p>
          </table:table-cell>
          <table:table-cell table:style-name="ce97" office:value-type="string" calcext:value-type="string">
            <text:p><text:a xlink:href="https://doi.org/10.1094/PHP-11-18-0075-RS" xlink:type="simple">Kaique</text:a></text:p>
          </table:table-cell>
          <table:table-cell table:style-name="ce97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97" table:formula="of:=concat(&quot;https://dx.doi.org/&quot;; [.F352])" office:value-type="string" office:string-value="" calcext:value-type="error">
            <text:p>#NAME?</text:p>
          </table:table-cell>
          <table:table-cell table:style-name="ce88" office:value-type="string" calcext:value-type="string">
            <text:p>Page number was a first report. This is first research article.</text:p>
          </table:table-cell>
          <table:table-cell table:style-name="ce105" table:formula="of:=LOOKUP([.A352]; [$'Journal Lookup Tables'.$A$2:.$B$22])" office:value-type="string" office:string-value="BOTH" calcext:value-type="string">
            <text:p>BOTH</text:p>
          </table:table-cell>
          <table:table-cell table:style-name="ce105" table:formula="of:=LOOKUP([.A352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MEGA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126" calcext:value-type="float">
            <text:p>126</text:p>
          </table:table-cell>
          <table:table-cell table:style-name="ce97" office:value-type="string" calcext:value-type="string">
            <text:p><text:a xlink:href="https://doi.org/10.1094/PHP-11-18-0076-S" xlink:type="simple">Kaique</text:a></text:p>
          </table:table-cell>
          <table:table-cell table:style-name="ce97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97" table:formula="of:=concat(&quot;https://dx.doi.org/&quot;; [.F353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53]; [$'Journal Lookup Tables'.$A$2:.$B$22])" office:value-type="string" office:string-value="BOTH" calcext:value-type="string">
            <text:p>BOTH</text:p>
          </table:table-cell>
          <table:table-cell table:style-name="ce105" table:formula="of:=LOOKUP([.A353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BLASTn</text:p>
          </table:table-cell>
          <table:table-cell table:number-columns-repeated="1007"/>
        </table:table-row>
        <table:table-row table:style-name="ro3">
          <table:table-cell table:number-columns-repeated="2" table:style-name="ce88" office:value-type="string" calcext:value-type="string">
            <text:p>Plant Health Progress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94/PHP-RS-16-0050</text:p>
          </table:table-cell>
          <table:table-cell table:style-name="ce97" table:formula="of:=concat(&quot;https://dx.doi.org/&quot;; [.F354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54]; [$'Journal Lookup Tables'.$A$2:.$B$22])" office:value-type="string" office:string-value="BOTH" calcext:value-type="string">
            <text:p>BOTH</text:p>
          </table:table-cell>
          <table:table-cell table:style-name="ce105" table:formula="of:=LOOKUP([.A354]; [$'Journal Lookup Tables'.$F$2:.$G$22])" office:value-type="float" office:value="2.5" calcext:value-type="float">
            <text:p>2.5</text:p>
          </table:table-cell>
          <table:table-cell table:style-name="ce105" office:value-type="string" calcext:value-type="string">
            <text:p>Applied</text:p>
          </table:table-cell>
          <table:table-cell table:number-columns-repeated="4" table:style-name="ce105" office:value-type="string" calcext:value-type="string">
            <text:p>NA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19" calcext:value-type="float">
            <text:p>2019</text:p>
          </table:table-cell>
          <table:table-cell table:style-name="ce93" office:value-type="float" office:value="8" calcext:value-type="float">
            <text:p>8</text:p>
          </table:table-cell>
          <table:table-cell table:style-name="ce94" office:value-type="string" calcext:value-type="string">
            <text:p><text:a xlink:href="https://doi.org/10.1094/PHP-08-18-0047-RS" xlink:type="simple">Nik</text:a></text:p>
          </table:table-cell>
          <table:table-cell table:style-name="ce99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99" table:formula="of:=concat(&quot;https://dx.doi.org/&quot;; [.F355])" office:value-type="string" office:string-value="" calcext:value-type="error">
            <text:p>#NAME?</text:p>
          </table:table-cell>
          <table:table-cell table:style-name="ce89" office:value-type="string" calcext:value-type="string">
            <text:p>PP8 was a guide, not research article</text:p>
          </table:table-cell>
          <table:table-cell table:style-name="ce106" table:formula="of:=LOOKUP([.A355]; [$'Journal Lookup Tables'.$A$2:.$B$22])" office:value-type="string" office:string-value="BOTH" calcext:value-type="string">
            <text:p>BOTH</text:p>
          </table:table-cell>
          <table:table-cell table:style-name="ce106" table:formula="of:=LOOKUP([.A355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4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number-columns-repeated="2" table:style-name="ce89" office:value-type="string" calcext:value-type="string">
            <text:p>Plant Health Progress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1" calcext:value-type="float">
            <text:p>61</text:p>
          </table:table-cell>
          <table:table-cell table:style-name="ce94" office:value-type="string" calcext:value-type="string">
            <text:p><text:a xlink:href="https://doi.org/10.1094/PHP-11-19-0084-RS" xlink:type="simple">Nik</text:a></text:p>
          </table:table-cell>
          <table:table-cell table:style-name="ce99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99" table:formula="of:=concat(&quot;https://dx.doi.org/&quot;; [.F356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356]; [$'Journal Lookup Tables'.$A$2:.$B$22])" office:value-type="string" office:string-value="BOTH" calcext:value-type="string">
            <text:p>BOTH</text:p>
          </table:table-cell>
          <table:table-cell table:style-name="ce106" table:formula="of:=LOOKUP([.A356]; [$'Journal Lookup Tables'.$F$2:.$G$22])" office:value-type="float" office:value="2.5" calcext:value-type="float">
            <text:p>2.5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JMP Pro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3" calcext:value-type="float">
            <text:p>2013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3-0823-01-rs</text:p>
          </table:table-cell>
          <table:table-cell table:style-name="ce95" table:formula="of:=concat(&quot;https://dx.doi.org/&quot;; [.F357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357]; [$'Journal Lookup Tables'.$A$2:.$B$22])" office:value-type="string" office:string-value="BOTH" calcext:value-type="string">
            <text:p>BOTH</text:p>
          </table:table-cell>
          <table:table-cell table:style-name="ce107" table:formula="of:=LOOKUP([.A357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ASSESS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27" calcext:value-type="float">
            <text:p>1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2012-0402-01-rs</text:p>
          </table:table-cell>
          <table:table-cell table:style-name="ce95" table:formula="of:=concat(&quot;https://dx.doi.org/&quot;; [.F358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358]; [$'Journal Lookup Tables'.$A$2:.$B$22])" office:value-type="string" office:string-value="BOTH" calcext:value-type="string">
            <text:p>BOTH</text:p>
          </table:table-cell>
          <table:table-cell table:style-name="ce107" table:formula="of:=LOOKUP([.A358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73.044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3">
          <table:table-cell table:number-columns-repeated="2" table:style-name="ce90" office:value-type="string" calcext:value-type="string">
            <text:p>Plant Health Progress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76" calcext:value-type="float">
            <text:p>7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94/php-rs-15-0044</text:p>
          </table:table-cell>
          <table:table-cell table:style-name="ce95" table:formula="of:=concat(&quot;https://dx.doi.org/&quot;; [.F359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age numbers, articles selected at random</text:p>
          </table:table-cell>
          <table:table-cell table:style-name="ce107" table:formula="of:=LOOKUP([.A359]; [$'Journal Lookup Tables'.$A$2:.$B$22])" office:value-type="string" office:string-value="BOTH" calcext:value-type="string">
            <text:p>BOTH</text:p>
          </table:table-cell>
          <table:table-cell table:style-name="ce107" table:formula="of:=LOOKUP([.A359]; [$'Journal Lookup Tables'.$F$2:.$G$22])" office:value-type="float" office:value="2.5" calcext:value-type="float">
            <text:p>2.5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130" calcext:value-type="float">
            <text:p>13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26.x</text:p>
          </table:table-cell>
          <table:table-cell table:style-name="ce98" table:formula="of:=concat(&quot;https://dx.doi.org/&quot;; [.F36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0]; [$'Journal Lookup Tables'.$A$2:.$B$22])" office:value-type="string" office:string-value="BOTH" calcext:value-type="string">
            <text:p>BOTH</text:p>
          </table:table-cell>
          <table:table-cell table:style-name="ce103" table:formula="of:=LOOKUP([.A360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office:annotation draw:style-name="gr5" draw:text-style-name="P2" svg:width="9.899cm" svg:height="1.508cm" svg:x="73.68cm" svg:y="173.976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j.1365-3059.2012.02631.x</text:p>
          </table:table-cell>
          <table:table-cell table:style-name="ce98" table:formula="of:=concat(&quot;https://dx.doi.org/&quot;; [.F361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1]; [$'Journal Lookup Tables'.$A$2:.$B$22])" office:value-type="string" office:string-value="BOTH" calcext:value-type="string">
            <text:p>BOTH</text:p>
          </table:table-cell>
          <table:table-cell table:style-name="ce103" table:formula="of:=LOOKUP([.A361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Y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37" calcext:value-type="float">
            <text:p>137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4</text:p>
          </table:table-cell>
          <table:table-cell table:style-name="ce98" table:formula="of:=concat(&quot;https://dx.doi.org/&quot;; [.F362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2]; [$'Journal Lookup Tables'.$A$2:.$B$22])" office:value-type="string" office:string-value="BOTH" calcext:value-type="string">
            <text:p>BOTH</text:p>
          </table:table-cell>
          <table:table-cell table:style-name="ce103" table:formula="of:=LOOKUP([.A362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Plant Pathology</text:p>
          </table:table-cell>
          <table:table-cell table:style-name="ce86" office:value-type="string" calcext:value-type="string">
            <text:p>Plant Path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126" calcext:value-type="float">
            <text:p>12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11/ppa.12085</text:p>
          </table:table-cell>
          <table:table-cell table:style-name="ce98" table:formula="of:=concat(&quot;https://dx.doi.org/&quot;; [.F363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363]; [$'Journal Lookup Tables'.$A$2:.$B$22])" office:value-type="string" office:string-value="BOTH" calcext:value-type="string">
            <text:p>BOTH</text:p>
          </table:table-cell>
          <table:table-cell table:style-name="ce103" table:formula="of:=LOOKUP([.A363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503.x</text:p>
          </table:table-cell>
          <table:table-cell table:style-name="ce96" table:formula="of:=concat(&quot;https://dx.doi.org/&quot;; [.F36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4]; [$'Journal Lookup Tables'.$A$2:.$B$22])" office:value-type="string" office:string-value="BOTH" calcext:value-type="string">
            <text:p>BOTH</text:p>
          </table:table-cell>
          <table:table-cell table:style-name="ce104" table:formula="of:=LOOKUP([.A36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LU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58</text:p>
          </table:table-cell>
          <table:table-cell table:style-name="ce96" table:formula="of:=concat(&quot;https://dx.doi.org/&quot;; [.F36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5]; [$'Journal Lookup Tables'.$A$2:.$B$22])" office:value-type="string" office:string-value="BOTH" calcext:value-type="string">
            <text:p>BOTH</text:p>
          </table:table-cell>
          <table:table-cell table:style-name="ce104" table:formula="of:=LOOKUP([.A365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241</text:p>
          </table:table-cell>
          <table:table-cell table:style-name="ce96" table:formula="of:=concat(&quot;https://dx.doi.org/&quot;; [.F366])" office:value-type="string" office:string-value="" calcext:value-type="error">
            <text:p>#NAME?</text:p>
          </table:table-cell>
          <table:table-cell table:style-name="ce87" office:value-type="string" calcext:value-type="string">
            <text:p>changed page from 25 to 24</text:p>
          </table:table-cell>
          <table:table-cell table:style-name="ce104" table:formula="of:=LOOKUP([.A366]; [$'Journal Lookup Tables'.$A$2:.$B$22])" office:value-type="string" office:string-value="BOTH" calcext:value-type="string">
            <text:p>BOTH</text:p>
          </table:table-cell>
          <table:table-cell table:style-name="ce104" table:formula="of:=LOOKUP([.A36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graphics Plu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89</text:p>
          </table:table-cell>
          <table:table-cell table:style-name="ce96" table:formula="of:=concat(&quot;https://dx.doi.org/&quot;; [.F36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7]; [$'Journal Lookup Tables'.$A$2:.$B$22])" office:value-type="string" office:string-value="BOTH" calcext:value-type="string">
            <text:p>BOTH</text:p>
          </table:table-cell>
          <table:table-cell table:style-name="ce104" table:formula="of:=LOOKUP([.A36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0</text:p>
          </table:table-cell>
          <table:table-cell table:style-name="ce96" table:formula="of:=concat(&quot;https://dx.doi.org/&quot;; [.F36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8]; [$'Journal Lookup Tables'.$A$2:.$B$22])" office:value-type="string" office:string-value="BOTH" calcext:value-type="string">
            <text:p>BOTH</text:p>
          </table:table-cell>
          <table:table-cell table:style-name="ce104" table:formula="of:=LOOKUP([.A36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Excel, JM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6</text:p>
          </table:table-cell>
          <table:table-cell table:style-name="ce96" table:formula="of:=concat(&quot;https://dx.doi.org/&quot;; [.F36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69]; [$'Journal Lookup Tables'.$A$2:.$B$22])" office:value-type="string" office:string-value="BOTH" calcext:value-type="string">
            <text:p>BOTH</text:p>
          </table:table-cell>
          <table:table-cell table:style-name="ce104" table:formula="of:=LOOKUP([.A36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, STATISTIX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45</text:p>
          </table:table-cell>
          <table:table-cell table:style-name="ce96" table:formula="of:=concat(&quot;https://dx.doi.org/&quot;; [.F370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0]; [$'Journal Lookup Tables'.$A$2:.$B$22])" office:value-type="string" office:string-value="BOTH" calcext:value-type="string">
            <text:p>BOTH</text:p>
          </table:table-cell>
          <table:table-cell table:style-name="ce104" table:formula="of:=LOOKUP([.A37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401</text:p>
          </table:table-cell>
          <table:table-cell table:style-name="ce96" table:formula="of:=concat(&quot;https://dx.doi.org/&quot;; [.F37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1]; [$'Journal Lookup Tables'.$A$2:.$B$22])" office:value-type="string" office:string-value="BOTH" calcext:value-type="string">
            <text:p>BOTH</text:p>
          </table:table-cell>
          <table:table-cell table:style-name="ce104" table:formula="of:=LOOKUP([.A37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1.02491.x</text:p>
          </table:table-cell>
          <table:table-cell table:style-name="ce96" table:formula="of:=concat(&quot;https://dx.doi.org/&quot;; [.F372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2]; [$'Journal Lookup Tables'.$A$2:.$B$22])" office:value-type="string" office:string-value="BOTH" calcext:value-type="string">
            <text:p>BOTH</text:p>
          </table:table-cell>
          <table:table-cell table:style-name="ce104" table:formula="of:=LOOKUP([.A37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18" calcext:value-type="float">
            <text:p>11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41</text:p>
          </table:table-cell>
          <table:table-cell table:style-name="ce96" table:formula="of:=concat(&quot;https://dx.doi.org/&quot;; [.F373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3]; [$'Journal Lookup Tables'.$A$2:.$B$22])" office:value-type="string" office:string-value="BOTH" calcext:value-type="string">
            <text:p>BOTH</text:p>
          </table:table-cell>
          <table:table-cell table:style-name="ce104" table:formula="of:=LOOKUP([.A37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2</text:p>
          </table:table-cell>
          <table:table-cell table:style-name="ce96" table:formula="of:=concat(&quot;https://dx.doi.org/&quot;; [.F37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4]; [$'Journal Lookup Tables'.$A$2:.$B$22])" office:value-type="string" office:string-value="BOTH" calcext:value-type="string">
            <text:p>BOTH</text:p>
          </table:table-cell>
          <table:table-cell table:style-name="ce104" table:formula="of:=LOOKUP([.A37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ImageJ, Photosho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934</text:p>
          </table:table-cell>
          <table:table-cell table:style-name="ce96" table:formula="of:=concat(&quot;https://dx.doi.org/&quot;; [.F375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because page 5 was a review</text:p>
          </table:table-cell>
          <table:table-cell table:style-name="ce104" table:formula="of:=LOOKUP([.A375]; [$'Journal Lookup Tables'.$A$2:.$B$22])" office:value-type="string" office:string-value="BOTH" calcext:value-type="string">
            <text:p>BOTH</text:p>
          </table:table-cell>
          <table:table-cell table:style-name="ce104" table:formula="of:=LOOKUP([.A375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lustal, 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6" calcext:value-type="float">
            <text:p>116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3099</text:p>
          </table:table-cell>
          <table:table-cell table:style-name="ce96" table:formula="of:=concat(&quot;https://dx.doi.org/&quot;; [.F376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376]; [$'Journal Lookup Tables'.$A$2:.$B$22])" office:value-type="string" office:string-value="BOTH" calcext:value-type="string">
            <text:p>BOTH</text:p>
          </table:table-cell>
          <table:table-cell table:style-name="ce104" table:formula="of:=LOOKUP([.A37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559</text:p>
          </table:table-cell>
          <table:table-cell table:style-name="ce96" table:formula="of:=concat(&quot;https://dx.doi.org/&quot;; [.F37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7]; [$'Journal Lookup Tables'.$A$2:.$B$22])" office:value-type="string" office:string-value="BOTH" calcext:value-type="string">
            <text:p>BOTH</text:p>
          </table:table-cell>
          <table:table-cell table:style-name="ce104" table:formula="of:=LOOKUP([.A37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64" calcext:value-type="float">
            <text:p>6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j.1365-3059.2012.02625.x</text:p>
          </table:table-cell>
          <table:table-cell table:style-name="ce96" table:formula="of:=concat(&quot;https://dx.doi.org/&quot;; [.F378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8]; [$'Journal Lookup Tables'.$A$2:.$B$22])" office:value-type="string" office:string-value="BOTH" calcext:value-type="string">
            <text:p>BOTH</text:p>
          </table:table-cell>
          <table:table-cell table:style-name="ce104" table:formula="of:=LOOKUP([.A37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office:annotation draw:style-name="gr5" draw:text-style-name="P2" svg:width="9.899cm" svg:height="1.508cm" svg:x="73.68cm" svg:y="182.564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24" calcext:value-type="float">
            <text:p>2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083</text:p>
          </table:table-cell>
          <table:table-cell table:style-name="ce96" table:formula="of:=concat(&quot;https://dx.doi.org/&quot;; [.F37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379]; [$'Journal Lookup Tables'.$A$2:.$B$22])" office:value-type="string" office:string-value="BOTH" calcext:value-type="string">
            <text:p>BOTH</text:p>
          </table:table-cell>
          <table:table-cell table:style-name="ce104" table:formula="of:=LOOKUP([.A379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Plant Pathology</text:p>
          </table:table-cell>
          <table:table-cell table:style-name="ce87" office:value-type="string" calcext:value-type="string">
            <text:p>Plant Pathol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11/ppa.12392</text:p>
          </table:table-cell>
          <table:table-cell table:style-name="ce96" table:formula="of:=concat(&quot;https://dx.doi.org/&quot;; [.F380])" office:value-type="string" office:string-value="" calcext:value-type="error">
            <text:p>#NAME?</text:p>
          </table:table-cell>
          <table:table-cell table:style-name="ce87" office:value-type="string" calcext:value-type="string">
            <text:p>Original random number a review, selected next article</text:p>
          </table:table-cell>
          <table:table-cell table:style-name="ce104" table:formula="of:=LOOKUP([.A380]; [$'Journal Lookup Tables'.$A$2:.$B$22])" office:value-type="string" office:string-value="BOTH" calcext:value-type="string">
            <text:p>BOTH</text:p>
          </table:table-cell>
          <table:table-cell table:style-name="ce104" table:formula="of:=LOOKUP([.A380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POPPR, FigTree, Popgene, Multilocus, GenAlEx, Polysat, Exce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5</text:p>
          </table:table-cell>
          <table:table-cell table:style-name="ce97" table:formula="of:=concat(&quot;https://dx.doi.org/&quot;; [.F381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number a review, selected next available article</text:p>
          </table:table-cell>
          <table:table-cell table:style-name="ce105" table:formula="of:=LOOKUP([.A381]; [$'Journal Lookup Tables'.$A$2:.$B$22])" office:value-type="string" office:string-value="BOTH" calcext:value-type="string">
            <text:p>BOTH</text:p>
          </table:table-cell>
          <table:table-cell table:style-name="ce105" table:formula="of:=LOOKUP([.A381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1</text:p>
          </table:table-cell>
          <table:table-cell table:style-name="ce97" table:formula="of:=concat(&quot;https://dx.doi.org/&quot;; [.F382])" office:value-type="string" office:string-value="" calcext:value-type="error">
            <text:p>#NAME?</text:p>
          </table:table-cell>
          <table:table-cell table:style-name="ce88" office:value-type="string" calcext:value-type="string">
            <text:p>Original random page number included in previous article. Next sequential article selected</text:p>
          </table:table-cell>
          <table:table-cell table:style-name="ce105" table:formula="of:=LOOKUP([.A382]; [$'Journal Lookup Tables'.$A$2:.$B$22])" office:value-type="string" office:string-value="BOTH" calcext:value-type="string">
            <text:p>BOTH</text:p>
          </table:table-cell>
          <table:table-cell table:style-name="ce105" table:formula="of:=LOOKUP([.A382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TATISTIX, PAST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0</text:p>
          </table:table-cell>
          <table:table-cell table:style-name="ce97" table:formula="of:=concat(&quot;https://dx.doi.org/&quot;; [.F38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83]; [$'Journal Lookup Tables'.$A$2:.$B$22])" office:value-type="string" office:string-value="BOTH" calcext:value-type="string">
            <text:p>BOTH</text:p>
          </table:table-cell>
          <table:table-cell table:style-name="ce105" table:formula="of:=LOOKUP([.A383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51" calcext:value-type="float">
            <text:p>51</text:p>
          </table:table-cell>
          <table:table-cell table:style-name="ce97" office:value-type="string" calcext:value-type="string">
            <text:p><text:a xlink:href="https://doi.org/10.1111/ppa.13105" xlink:type="simple">Kaique</text:a></text:p>
          </table:table-cell>
          <table:table-cell table:style-name="ce97" office:value-type="string" calcext:value-type="string">
            <text:p><text:a xlink:href="https://doi.org/10.1111/ppa.13105" xlink:type="simple">10.1111/ppa.13105</text:a></text:p>
          </table:table-cell>
          <table:table-cell table:style-name="ce97" table:formula="of:=concat(&quot;https://dx.doi.org/&quot;; [.F384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84]; [$'Journal Lookup Tables'.$A$2:.$B$22])" office:value-type="string" office:string-value="BOTH" calcext:value-type="string">
            <text:p>BOTH</text:p>
          </table:table-cell>
          <table:table-cell table:style-name="ce105" table:formula="of:=LOOKUP([.A384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35" calcext:value-type="float">
            <text:p>35</text:p>
          </table:table-cell>
          <table:table-cell table:style-name="ce97" office:value-type="string" calcext:value-type="string">
            <text:p><text:a xlink:href="https://doi.org/10.1111/ppa.13273" xlink:type="simple">Kaique</text:a></text:p>
          </table:table-cell>
          <table:table-cell table:style-name="ce97" office:value-type="string" calcext:value-type="string">
            <text:p><text:a xlink:href="https://doi.org/10.1111/ppa.13273" xlink:type="simple">10.1111/ppa.13273</text:a></text:p>
          </table:table-cell>
          <table:table-cell table:style-name="ce97" table:formula="of:=concat(&quot;https://dx.doi.org/&quot;; [.F385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385]; [$'Journal Lookup Tables'.$A$2:.$B$22])" office:value-type="string" office:string-value="BOTH" calcext:value-type="string">
            <text:p>BOTH</text:p>
          </table:table-cell>
          <table:table-cell table:style-name="ce105" table:formula="of:=LOOKUP([.A385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98" calcext:value-type="float">
            <text:p>98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06</text:p>
          </table:table-cell>
          <table:table-cell table:style-name="ce97" table:formula="of:=concat(&quot;https://dx.doi.org/&quot;; [.F386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86]; [$'Journal Lookup Tables'.$A$2:.$B$22])" office:value-type="string" office:string-value="BOTH" calcext:value-type="string">
            <text:p>BOTH</text:p>
          </table:table-cell>
          <table:table-cell table:style-name="ce105" table:formula="of:=LOOKUP([.A386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Plant Pathology</text:p>
          </table:table-cell>
          <table:table-cell table:style-name="ce88" office:value-type="string" calcext:value-type="string">
            <text:p>Plant Path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11/ppa.12724</text:p>
          </table:table-cell>
          <table:table-cell table:style-name="ce97" table:formula="of:=concat(&quot;https://dx.doi.org/&quot;; [.F387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387]; [$'Journal Lookup Tables'.$A$2:.$B$22])" office:value-type="string" office:string-value="BOTH" calcext:value-type="string">
            <text:p>BOTH</text:p>
          </table:table-cell>
          <table:table-cell table:style-name="ce105" table:formula="of:=LOOKUP([.A387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STAN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16" calcext:value-type="float">
            <text:p>2016</text:p>
          </table:table-cell>
          <table:table-cell table:style-name="ce90" office:value-type="float" office:value="106" calcext:value-type="float">
            <text:p>10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11/ppa.12385</text:p>
          </table:table-cell>
          <table:table-cell table:style-name="ce95" table:formula="of:=concat(&quot;https://dx.doi.org/&quot;; [.F388])" office:value-type="string" office:string-value="" calcext:value-type="error">
            <text:p>#NAME?</text:p>
          </table:table-cell>
          <table:table-cell table:style-name="ce90" office:value-type="string" calcext:value-type="string">
            <text:p>NA</text:p>
          </table:table-cell>
          <table:table-cell table:style-name="ce107" table:formula="of:=LOOKUP([.A388]; [$'Journal Lookup Tables'.$A$2:.$B$22])" office:value-type="string" office:string-value="BOTH" calcext:value-type="string">
            <text:p>BOTH</text:p>
          </table:table-cell>
          <table:table-cell table:style-name="ce107" table:formula="of:=LOOKUP([.A388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Plant Pathology</text:p>
          </table:table-cell>
          <table:table-cell table:style-name="ce90" office:value-type="string" calcext:value-type="string">
            <text:p>Plant Path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83" calcext:value-type="float">
            <text:p>83</text:p>
          </table:table-cell>
          <table:table-cell table:style-name="ce95" office:value-type="string" calcext:value-type="string">
            <text:p><text:a xlink:href="https://doi.org/10.1111/ppa.13106" xlink:type="simple">Zach</text:a></text:p>
          </table:table-cell>
          <table:table-cell table:style-name="ce95" office:value-type="string" calcext:value-type="string">
            <text:p><text:a xlink:href="https://doi.org/10.1111/ppa.13106" xlink:type="simple">10.1111/ppa.13106</text:a></text:p>
          </table:table-cell>
          <table:table-cell table:style-name="ce95" table:formula="of:=concat(&quot;https://dx.doi.org/&quot;; [.F389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389]; [$'Journal Lookup Tables'.$A$2:.$B$22])" office:value-type="string" office:string-value="BOTH" calcext:value-type="string">
            <text:p>BOTH</text:p>
          </table:table-cell>
          <table:table-cell table:style-name="ce107" table:formula="of:=LOOKUP([.A389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RIMER3PLUS, INFOSTA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143" calcext:value-type="float">
            <text:p>143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1</text:p>
          </table:table-cell>
          <table:table-cell table:style-name="ce98" table:formula="of:=concat(&quot;https://dx.doi.org/&quot;; [.F390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0]; [$'Journal Lookup Tables'.$A$2:.$B$22])" office:value-type="float" office:value="1" calcext:value-type="float">
            <text:p>1</text:p>
          </table:table-cell>
          <table:table-cell table:style-name="ce103" table:formula="of:=LOOKUP([.A390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1" calcext:value-type="float">
            <text:p>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Variowin, Surfer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14" calcext:value-type="float">
            <text:p>11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391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103" table:formula="of:=LOOKUP([.A391]; [$'Journal Lookup Tables'.$A$2:.$B$22])" office:value-type="float" office:value="1" calcext:value-type="float">
            <text:p>1</text:p>
          </table:table-cell>
          <table:table-cell table:style-name="ce103" table:formula="of:=LOOKUP([.A391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48.051cm" svg:y="188.645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3" calcext:value-type="float">
            <text:p>2013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86"/>
          <table:table-cell table:style-name="ce86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103" table:formula="of:=LOOKUP([.A392]; [$'Journal Lookup Tables'.$A$2:.$B$22])" office:value-type="float" office:value="1" calcext:value-type="float">
            <text:p>1</text:p>
          </table:table-cell>
          <table:table-cell table:style-name="ce103" table:formula="of:=LOOKUP([.A392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4" calcext:value-type="float">
            <text:p>201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393])" office:value-type="string" office:string-value="" calcext:value-type="error">
            <text:p>#NAME?</text:p>
          </table:table-cell>
          <table:table-cell table:style-name="ce86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103" table:formula="of:=LOOKUP([.A393]; [$'Journal Lookup Tables'.$A$2:.$B$22])" office:value-type="float" office:value="1" calcext:value-type="float">
            <office:annotation draw:style-name="gr12" draw:text-style-name="P2" svg:width="10.535cm" svg:height="1.781cm" svg:x="37.516cm" svg:y="189.413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table:formula="of:=LOOKUP([.A393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09-2</text:p>
          </table:table-cell>
          <table:table-cell table:style-name="ce98" table:formula="of:=concat(&quot;https://dx.doi.org/&quot;; [.F394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4]; [$'Journal Lookup Tables'.$A$2:.$B$22])" office:value-type="float" office:value="1" calcext:value-type="float">
            <text:p>1</text:p>
          </table:table-cell>
          <table:table-cell table:style-name="ce103" table:formula="of:=LOOKUP([.A394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ImageTool, 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98" calcext:value-type="float">
            <text:p>9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1911-4</text:p>
          </table:table-cell>
          <table:table-cell table:style-name="ce98" table:formula="of:=concat(&quot;https://dx.doi.org/&quot;; [.F395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5]; [$'Journal Lookup Tables'.$A$2:.$B$22])" office:value-type="float" office:value="1" calcext:value-type="float">
            <text:p>1</text:p>
          </table:table-cell>
          <table:table-cell table:style-name="ce103" table:formula="of:=LOOKUP([.A395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style-name="ce103" office:value-type="float" office:value="1" calcext:value-type="float">
            <office:annotation draw:style-name="gr5" draw:text-style-name="P2" svg:width="25.628cm" svg:height="1.508cm" svg:x="48.051cm" svg:y="190.48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AxioVision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21" calcext:value-type="float">
            <text:p>2021</text:p>
          </table:table-cell>
          <table:table-cell table:style-name="ce86" office:value-type="float" office:value="66" calcext:value-type="float">
            <text:p>66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8781/R.MEX.FIT.2008-1</text:p>
          </table:table-cell>
          <table:table-cell table:style-name="ce98" table:formula="of:=concat(&quot;https://dx.doi.org/&quot;; [.F396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396]; [$'Journal Lookup Tables'.$A$2:.$B$22])" office:value-type="float" office:value="1" calcext:value-type="float">
            <text:p>1</text:p>
          </table:table-cell>
          <table:table-cell table:style-name="ce103" table:formula="of:=LOOKUP([.A396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Revista Mexicana de Fitopatología</text:p>
          </table:table-cell>
          <table:table-cell table:style-name="ce86" office:value-type="string" calcext:value-type="string">
            <text:p>Rev Mex Fitopatol</text:p>
          </table:table-cell>
          <table:table-cell table:style-name="ce86" office:value-type="float" office:value="2012" calcext:value-type="float">
            <text:p>2012</text:p>
          </table:table-cell>
          <table:table-cell table:style-name="ce86" office:value-type="float" office:value="145" calcext:value-type="float">
            <text:p>14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NA</text:p>
          </table:table-cell>
          <table:table-cell table:style-name="ce98" table:formula="of:=concat(&quot;https://dx.doi.org/&quot;; [.F397])" office:value-type="string" office:string-value="" calcext:value-type="error">
            <text:p>#NAME?</text:p>
          </table:table-cell>
          <table:table-cell table:style-name="ce86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103" table:formula="of:=LOOKUP([.A397]; [$'Journal Lookup Tables'.$A$2:.$B$22])" office:value-type="float" office:value="1" calcext:value-type="float">
            <text:p>1</text:p>
          </table:table-cell>
          <table:table-cell table:style-name="ce103" table:formula="of:=LOOKUP([.A397]; [$'Journal Lookup Tables'.$F$2:.$G$22])" office:value-type="float" office:value="0" calcext:value-type="float">
            <text:p>0</text:p>
          </table:table-cell>
          <table:table-cell table:style-name="ce103" office:value-type="string" calcext:value-type="string">
            <text:p>Applied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20" calcext:value-type="float">
            <text:p>2020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2002-2</text:p>
          </table:table-cell>
          <table:table-cell table:style-name="ce96" table:formula="of:=concat(&quot;https://dx.doi.org/&quot;; [.F398])" office:value-type="string" office:string-value="" calcext:value-type="error">
            <text:p>#NAME?</text:p>
          </table:table-cell>
          <table:table-cell table:style-name="ce87" office:value-type="string" calcext:value-type="string">
            <text:p>Next article after <text:s/>pp110, a review article, immediate prior article is already assigned to Adam</text:p>
          </table:table-cell>
          <table:table-cell table:style-name="ce104" table:formula="of:=LOOKUP([.A398]; [$'Journal Lookup Tables'.$A$2:.$B$22])" office:value-type="float" office:value="1" calcext:value-type="float">
            <text:p>1</text:p>
          </table:table-cell>
          <table:table-cell table:style-name="ce104" table:formula="of:=LOOKUP([.A398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x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2" calcext:value-type="float">
            <text:p>2012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399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104" table:formula="of:=LOOKUP([.A399]; [$'Journal Lookup Tables'.$A$2:.$B$22])" office:value-type="float" office:value="1" calcext:value-type="float">
            <text:p>1</text:p>
          </table:table-cell>
          <table:table-cell table:style-name="ce104" table:formula="of:=LOOKUP([.A399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, Surfer, Excel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53" calcext:value-type="float">
            <office:annotation draw:style-name="gr6" draw:text-style-name="P2" svg:width="20.607cm" svg:height="1.507cm" svg:x="15.462cm" svg:y="192.81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NA</text:p>
          </table:table-cell>
          <table:table-cell table:style-name="ce96" table:formula="of:=concat(&quot;https://dx.doi.org/&quot;; [.F40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104" table:formula="of:=LOOKUP([.A400]; [$'Journal Lookup Tables'.$A$2:.$B$22])" office:value-type="float" office:value="1" calcext:value-type="float">
            <text:p>1</text:p>
          </table:table-cell>
          <table:table-cell table:style-name="ce104" table:formula="of:=LOOKUP([.A400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5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709-2</text:p>
          </table:table-cell>
          <table:table-cell table:style-name="ce96" table:formula="of:=concat(&quot;https://dx.doi.org/&quot;; [.F401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01]; [$'Journal Lookup Tables'.$A$2:.$B$22])" office:value-type="float" office:value="1" calcext:value-type="float">
            <text:p>1</text:p>
          </table:table-cell>
          <table:table-cell table:style-name="ce104" table:formula="of:=LOOKUP([.A401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Revista Mexicana de Fitopatología</text:p>
          </table:table-cell>
          <table:table-cell table:style-name="ce87" office:value-type="string" calcext:value-type="string">
            <text:p>Rev Mex Fitopat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8781/R.MEX.FIT.1809-4</text:p>
          </table:table-cell>
          <table:table-cell table:style-name="ce96" table:formula="of:=concat(&quot;https://dx.doi.org/&quot;; [.F402])" office:value-type="string" office:string-value="" calcext:value-type="error">
            <text:p>#NAME?</text:p>
          </table:table-cell>
          <table:table-cell table:style-name="ce87" office:value-type="string" calcext:value-type="string">
            <text:p>prior to 97 page because that one was a review</text:p>
          </table:table-cell>
          <table:table-cell table:style-name="ce104" table:formula="of:=LOOKUP([.A402]; [$'Journal Lookup Tables'.$A$2:.$B$22])" office:value-type="float" office:value="1" calcext:value-type="float">
            <text:p>1</text:p>
          </table:table-cell>
          <table:table-cell table:style-name="ce104" table:formula="of:=LOOKUP([.A402]; [$'Journal Lookup Tables'.$F$2:.$G$22])" office:value-type="float" office:value="0" calcext:value-type="float">
            <text:p>0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Revista Mexicana de Fitopatología</text:p>
          </table:table-cell>
          <table:table-cell table:style-name="ce88" office:value-type="string" calcext:value-type="string">
            <text:p>Rev Mex Fitopatol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8781/R.MEX.FIT.1710-3</text:p>
          </table:table-cell>
          <table:table-cell table:style-name="ce97" table:formula="of:=concat(&quot;https://dx.doi.org/&quot;; [.F40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03]; [$'Journal Lookup Tables'.$A$2:.$B$22])" office:value-type="float" office:value="1" calcext:value-type="float">
            <text:p>1</text:p>
          </table:table-cell>
          <table:table-cell table:style-name="ce105" table:formula="of:=LOOKUP([.A403]; [$'Journal Lookup Tables'.$F$2:.$G$22])" office:value-type="float" office:value="0" calcext:value-type="float">
            <text:p>0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Revista Mexicana de Fitopatología</text:p>
          </table:table-cell>
          <table:table-cell table:style-name="ce92" office:value-type="string" calcext:value-type="string">
            <text:p>Rev Mex Fitopatol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10" calcext:value-type="float">
            <text:p>10</text:p>
          </table:table-cell>
          <table:table-cell table:style-name="ce89" office:value-type="string" calcext:value-type="string">
            <text:p>Nik</text:p>
          </table:table-cell>
          <table:table-cell table:style-name="ce99" office:value-type="string" calcext:value-type="string">
            <office:annotation draw:style-name="gr5" draw:text-style-name="P2" svg:width="16.639cm" svg:height="1.508cm" svg:x="23.131cm" svg:y="194.814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99" table:formula="of:=concat(&quot;https://dx.doi.org/&quot;; [.F404])" office:value-type="string" office:string-value="" calcext:value-type="error">
            <text:p>#NAME?</text:p>
          </table:table-cell>
          <table:table-cell table:style-name="ce89" office:value-type="string" calcext:value-type="string">
            <text:p>Several articles from this journal for 2020 were already assigned. This is the next unassigned article w/ a DOI</text:p>
          </table:table-cell>
          <table:table-cell table:style-name="ce106" table:formula="of:=LOOKUP([.A404]; [$'Journal Lookup Tables'.$A$2:.$B$22])" office:value-type="float" office:value="1" calcext:value-type="float">
            <text:p>1</text:p>
          </table:table-cell>
          <table:table-cell table:style-name="ce106" table:formula="of:=LOOKUP([.A404]; [$'Journal Lookup Tables'.$F$2:.$G$22])" office:value-type="float" office:value="0" calcext:value-type="float">
            <text:p>0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MEGA, Clustal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5" calcext:value-type="float">
            <text:p>2015</text:p>
          </table:table-cell>
          <table:table-cell table:style-name="ce90" office:value-type="float" office:value="98" calcext:value-type="float">
            <text:p>9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405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Vol3312015/NotasFitop/1407_1_2015.pdf</text:p>
          </table:table-cell>
          <table:table-cell table:style-name="ce107" table:formula="of:=LOOKUP([.A405]; [$'Journal Lookup Tables'.$A$2:.$B$22])" office:value-type="float" office:value="1" calcext:value-type="float">
            <text:p>1</text:p>
          </table:table-cell>
          <table:table-cell table:style-name="ce107" table:formula="of:=LOOKUP([.A405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95.28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145" calcext:value-type="float">
            <text:p>1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8781/R.MEX.FIT.1910-5</text:p>
          </table:table-cell>
          <table:table-cell table:style-name="ce95" table:formula="of:=concat(&quot;https://dx.doi.org/&quot;; [.F40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06]; [$'Journal Lookup Tables'.$A$2:.$B$22])" office:value-type="float" office:value="1" calcext:value-type="float">
            <text:p>1</text:p>
          </table:table-cell>
          <table:table-cell table:style-name="ce107" table:formula="of:=LOOKUP([.A406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31" calcext:value-type="float">
            <text:p>131</text:p>
          </table:table-cell>
          <table:table-cell table:style-name="ce95" office:value-type="string" calcext:value-type="string">
            <text:p><text:a xlink:href="https://doi.org/10.18781/R.MEX.FIT.2101-5" xlink:type="simple">Zach</text:a></text:p>
          </table:table-cell>
          <table:table-cell table:style-name="ce95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95" table:formula="of:=concat(&quot;https://dx.doi.org/&quot;; [.F407])" office:value-type="string" office:string-value="" calcext:value-type="error">
            <text:p>#NAME?</text:p>
          </table:table-cell>
          <table:table-cell table:style-name="ce90" office:value-type="string" calcext:value-type="string">
            <text:p>Next research article after PP 131</text:p>
          </table:table-cell>
          <table:table-cell table:style-name="ce107" table:formula="of:=LOOKUP([.A407]; [$'Journal Lookup Tables'.$A$2:.$B$22])" office:value-type="float" office:value="1" calcext:value-type="float">
            <text:p>1</text:p>
          </table:table-cell>
          <table:table-cell table:style-name="ce107" table:formula="of:=LOOKUP([.A407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2"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Revista Mexicana de Fitopatología</text:p>
          </table:table-cell>
          <table:table-cell table:style-name="ce90" office:value-type="string" calcext:value-type="string">
            <text:p>Rev Mex Fitopat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NA</text:p>
          </table:table-cell>
          <table:table-cell table:style-name="ce95" table:formula="of:=concat(&quot;https://dx.doi.org/&quot;; [.F408])" office:value-type="string" office:string-value="" calcext:value-type="error">
            <text:p>#NAME?</text:p>
          </table:table-cell>
          <table:table-cell table:style-name="ce90" office:value-type="string" calcext:value-type="string">
            <text:p>Direct link: http://www.rmf.smf.org.mx/DocumentosVolumenes/Escrito_30_1_2.pdf</text:p>
          </table:table-cell>
          <table:table-cell table:style-name="ce107" table:formula="of:=LOOKUP([.A408]; [$'Journal Lookup Tables'.$A$2:.$B$22])" office:value-type="float" office:value="1" calcext:value-type="float">
            <text:p>1</text:p>
          </table:table-cell>
          <table:table-cell table:style-name="ce107" table:formula="of:=LOOKUP([.A408]; [$'Journal Lookup Tables'.$F$2:.$G$22])" office:value-type="float" office:value="0" calcext:value-type="float">
            <text:p>0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office:annotation draw:style-name="gr5" draw:text-style-name="P2" svg:width="9.899cm" svg:height="1.508cm" svg:x="73.68cm" svg:y="196.677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20" calcext:value-type="float">
            <text:p>2020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9-00330-y</text:p>
          </table:table-cell>
          <table:table-cell table:style-name="ce98" table:formula="of:=concat(&quot;https://dx.doi.org/&quot;; [.F409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09]; [$'Journal Lookup Tables'.$A$2:.$B$22])" office:value-type="string" office:string-value="BOTH" calcext:value-type="string">
            <text:p>BOTH</text:p>
          </table:table-cell>
          <table:table-cell table:style-name="ce103" table:formula="of:=LOOKUP([.A409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number-columns-repeated="2" table:style-name="ce103" office:value-type="float" office:value="2" calcext:value-type="float">
            <text:p>2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Trinity tool, BLAST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Tropical Plant Pathology</text:p>
          </table:table-cell>
          <table:table-cell table:style-name="ce86" office:value-type="string" calcext:value-type="string">
            <text:p>Trop Plant Pathol</text:p>
          </table:table-cell>
          <table:table-cell table:style-name="ce86" office:value-type="float" office:value="2015" calcext:value-type="float">
            <text:p>2015</text:p>
          </table:table-cell>
          <table:table-cell table:style-name="ce86" office:value-type="float" office:value="125" calcext:value-type="float">
            <text:p>125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007/s40858-015-0015-y</text:p>
          </table:table-cell>
          <table:table-cell table:style-name="ce98" table:formula="of:=concat(&quot;https://dx.doi.org/&quot;; [.F410])" office:value-type="string" office:string-value="" calcext:value-type="error">
            <text:p>#NAME?</text:p>
          </table:table-cell>
          <table:table-cell table:style-name="ce86" office:value-type="string" calcext:value-type="string">
            <text:p>NA</text:p>
          </table:table-cell>
          <table:table-cell table:style-name="ce103" table:formula="of:=LOOKUP([.A410]; [$'Journal Lookup Tables'.$A$2:.$B$22])" office:value-type="string" office:string-value="BOTH" calcext:value-type="string">
            <text:p>BOTH</text:p>
          </table:table-cell>
          <table:table-cell table:style-name="ce103" table:formula="of:=LOOKUP([.A410]; [$'Journal Lookup Tables'.$F$2:.$G$22])" office:value-type="float" office:value="3" calcext:value-type="float">
            <text:p>3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FALSE()" office:value-type="float" office:value="0" calcext:value-type="float">
            <text:p>0</text:p>
          </table:table-cell>
          <table:table-cell table:number-columns-repeated="2" table:style-name="ce103" office:value-type="float" office:value="3" calcext:value-type="float">
            <text:p>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3" office:value-type="string" calcext:value-type="string">
            <text:p>GPS Explorer, MASCO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04-1</text:p>
          </table:table-cell>
          <table:table-cell table:style-name="ce96" table:formula="of:=concat(&quot;https://dx.doi.org/&quot;; [.F411])" office:value-type="string" office:string-value="" calcext:value-type="error">
            <text:p>#NAME?</text:p>
          </table:table-cell>
          <table:table-cell table:style-name="ce87" office:value-type="string" calcext:value-type="string">
            <text:p>Only goes back to 2015, selected article from 2015 with page 20 contained</text:p>
          </table:table-cell>
          <table:table-cell table:style-name="ce104" table:formula="of:=LOOKUP([.A411]; [$'Journal Lookup Tables'.$A$2:.$B$22])" office:value-type="string" office:string-value="BOTH" calcext:value-type="string">
            <text:p>BOTH</text:p>
          </table:table-cell>
          <table:table-cell table:style-name="ce104" table:formula="of:=LOOKUP([.A411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90" calcext:value-type="float">
            <text:p>90</text:p>
          </table:table-cell>
          <table:table-cell table:style-name="ce96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96" table:formula="of:=concat(&quot;https://dx.doi.org/&quot;; [.F412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12]; [$'Journal Lookup Tables'.$A$2:.$B$22])" office:value-type="string" office:string-value="BOTH" calcext:value-type="string">
            <text:p>BOTH</text:p>
          </table:table-cell>
          <table:table-cell table:style-name="ce104" table:formula="of:=LOOKUP([.A412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83" calcext:value-type="float">
            <text:p>83</text:p>
          </table:table-cell>
          <table:table-cell table:style-name="ce96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96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96" table:formula="of:=concat(&quot;https://dx.doi.org/&quot;; [.F413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13]; [$'Journal Lookup Tables'.$A$2:.$B$22])" office:value-type="string" office:string-value="BOTH" calcext:value-type="string">
            <text:p>BOTH</text:p>
          </table:table-cell>
          <table:table-cell table:style-name="ce104" table:formula="of:=LOOKUP([.A413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tat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79" calcext:value-type="float">
            <text:p>7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10-3</text:p>
          </table:table-cell>
          <table:table-cell table:style-name="ce96" table:formula="of:=concat(&quot;https://dx.doi.org/&quot;; [.F414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first article in Apr. 2015</text:p>
          </table:table-cell>
          <table:table-cell table:style-name="ce104" table:formula="of:=LOOKUP([.A414]; [$'Journal Lookup Tables'.$A$2:.$B$22])" office:value-type="string" office:string-value="BOTH" calcext:value-type="string">
            <text:p>BOTH</text:p>
          </table:table-cell>
          <table:table-cell table:style-name="ce104" table:formula="of:=LOOKUP([.A414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8" calcext:value-type="float">
            <text:p>2018</text:p>
          </table:table-cell>
          <table:table-cell table:style-name="ce87" office:value-type="float" office:value="81" calcext:value-type="float">
            <text:p>8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7-0182-0</text:p>
          </table:table-cell>
          <table:table-cell table:style-name="ce96" table:formula="of:=concat(&quot;https://dx.doi.org/&quot;; [.F415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5]; [$'Journal Lookup Tables'.$A$2:.$B$22])" office:value-type="string" office:string-value="BOTH" calcext:value-type="string">
            <text:p>BOTH</text:p>
          </table:table-cell>
          <table:table-cell table:style-name="ce104" table:formula="of:=LOOKUP([.A415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rBaye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11" calcext:value-type="float">
            <text:p>111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5-0023-y</text:p>
          </table:table-cell>
          <table:table-cell table:style-name="ce96" table:formula="of:=concat(&quot;https://dx.doi.org/&quot;; [.F416])" office:value-type="string" office:string-value="" calcext:value-type="error">
            <text:p>#NAME?</text:p>
          </table:table-cell>
          <table:table-cell table:style-name="ce87" office:value-type="string" calcext:value-type="string">
            <text:p>No publication in 2014. Selected article containing PN 111 in Apr. 2015</text:p>
          </table:table-cell>
          <table:table-cell table:style-name="ce104" table:formula="of:=LOOKUP([.A416]; [$'Journal Lookup Tables'.$A$2:.$B$22])" office:value-type="string" office:string-value="BOTH" calcext:value-type="string">
            <text:p>BOTH</text:p>
          </table:table-cell>
          <table:table-cell table:style-name="ce104" table:formula="of:=LOOKUP([.A416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007/s40858-018-0258-5</text:p>
          </table:table-cell>
          <table:table-cell table:style-name="ce96" table:formula="of:=concat(&quot;https://dx.doi.org/&quot;; [.F417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17]; [$'Journal Lookup Tables'.$A$2:.$B$22])" office:value-type="string" office:string-value="BOTH" calcext:value-type="string">
            <text:p>BOTH</text:p>
          </table:table-cell>
          <table:table-cell table:style-name="ce104" table:formula="of:=LOOKUP([.A417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Tropical Plant Pathology</text:p>
          </table:table-cell>
          <table:table-cell table:style-name="ce87" office:value-type="string" calcext:value-type="string">
            <text:p>Trop Plant Pathol</text:p>
          </table:table-cell>
          <table:table-cell table:style-name="ce87" office:value-type="float" office:value="2019" calcext:value-type="float">
            <text:p>2019</text:p>
          </table:table-cell>
          <table:table-cell table:style-name="ce87" office:value-type="float" office:value="16" calcext:value-type="float">
            <text:p>16</text:p>
          </table:table-cell>
          <table:table-cell table:style-name="ce96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96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96" table:formula="of:=concat(&quot;https://dx.doi.org/&quot;; [.F418])" office:value-type="string" office:string-value="" calcext:value-type="error">
            <text:p>#NAME?</text:p>
          </table:table-cell>
          <table:table-cell table:style-name="ce87" office:value-type="string" calcext:value-type="string">
            <text:p>jumped go page 41 because others were review</text:p>
          </table:table-cell>
          <table:table-cell table:style-name="ce104" table:formula="of:=LOOKUP([.A418]; [$'Journal Lookup Tables'.$A$2:.$B$22])" office:value-type="string" office:string-value="BOTH" calcext:value-type="string">
            <text:p>BOTH</text:p>
          </table:table-cell>
          <table:table-cell table:style-name="ce104" table:formula="of:=LOOKUP([.A418]; [$'Journal Lookup Tables'.$F$2:.$G$22])" office:value-type="float" office:value="3" calcext:value-type="float">
            <text:p>3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3" calcext:value-type="float">
            <text:p>3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7" calcext:value-type="float">
            <text:p>2017</text:p>
          </table:table-cell>
          <table:table-cell table:style-name="ce88" office:value-type="float" office:value="56" calcext:value-type="float">
            <text:p>5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6-0124-2</text:p>
          </table:table-cell>
          <table:table-cell table:style-name="ce97" table:formula="of:=concat(&quot;https://dx.doi.org/&quot;; [.F419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19]; [$'Journal Lookup Tables'.$A$2:.$B$22])" office:value-type="string" office:string-value="BOTH" calcext:value-type="string">
            <text:p>BOTH</text:p>
          </table:table-cell>
          <table:table-cell table:style-name="ce105" table:formula="of:=LOOKUP([.A419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Clusta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3-8</text:p>
          </table:table-cell>
          <table:table-cell table:style-name="ce97" table:formula="of:=concat(&quot;https://dx.doi.org/&quot;; [.F420])" office:value-type="string" office:string-value="" calcext:value-type="error">
            <text:p>#NAME?</text:p>
          </table:table-cell>
          <table:table-cell table:style-name="ce88" office:value-type="string" calcext:value-type="string">
            <text:p>Next paper was selected. This one is a review</text:p>
          </table:table-cell>
          <table:table-cell table:style-name="ce105" table:formula="of:=LOOKUP([.A420]; [$'Journal Lookup Tables'.$A$2:.$B$22])" office:value-type="string" office:string-value="BOTH" calcext:value-type="string">
            <text:p>BOTH</text:p>
          </table:table-cell>
          <table:table-cell table:style-name="ce105" table:formula="of:=LOOKUP([.A420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2"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R, GENODIVE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8-0266-5</text:p>
          </table:table-cell>
          <table:table-cell table:style-name="ce97" table:formula="of:=concat(&quot;https://dx.doi.org/&quot;; [.F421])" office:value-type="string" office:string-value="" calcext:value-type="error">
            <text:p>#NAME?</text:p>
          </table:table-cell>
          <table:table-cell table:style-name="ce88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105" table:formula="of:=LOOKUP([.A421]; [$'Journal Lookup Tables'.$A$2:.$B$22])" office:value-type="string" office:string-value="BOTH" calcext:value-type="string">
            <text:p>BOTH</text:p>
          </table:table-cell>
          <table:table-cell table:style-name="ce105" table:formula="of:=LOOKUP([.A421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number-columns-repeated="4"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R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Tropical Plant Pathology</text:p>
          </table:table-cell>
          <table:table-cell table:style-name="ce88" office:value-type="string" calcext:value-type="string">
            <text:p>Trop Plant Pathol</text:p>
          </table:table-cell>
          <table:table-cell table:style-name="ce88" office:value-type="float" office:value="2020" calcext:value-type="float">
            <text:p>2020</text:p>
          </table:table-cell>
          <table:table-cell table:style-name="ce88" office:value-type="float" office:value="126" calcext:value-type="float">
            <text:p>126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007/s40858-019-00324-w</text:p>
          </table:table-cell>
          <table:table-cell table:style-name="ce97" table:formula="of:=concat(&quot;https://dx.doi.org/&quot;; [.F422])" office:value-type="string" office:string-value="" calcext:value-type="error">
            <text:p>#NAME?</text:p>
          </table:table-cell>
          <table:table-cell table:style-name="ce88"/>
          <table:table-cell table:style-name="ce105" table:formula="of:=LOOKUP([.A422]; [$'Journal Lookup Tables'.$A$2:.$B$22])" office:value-type="string" office:string-value="BOTH" calcext:value-type="string">
            <text:p>BOTH</text:p>
          </table:table-cell>
          <table:table-cell table:style-name="ce105" table:formula="of:=LOOKUP([.A422]; [$'Journal Lookup Tables'.$F$2:.$G$22])" office:value-type="float" office:value="3" calcext:value-type="float">
            <text:p>3</text:p>
          </table:table-cell>
          <table:table-cell table:style-name="ce105" office:value-type="string" calcext:value-type="string">
            <text:p>Applied</text:p>
          </table:table-cell>
          <table:table-cell table:style-name="ce105" table:formula="of:=FALSE()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3" calcext:value-type="float">
            <text:p>3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Genes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Tropical Plant Pathology</text:p>
          </table:table-cell>
          <table:table-cell table:style-name="ce92" office:value-type="string" calcext:value-type="string">
            <text:p>Trop Plant Pathol</text:p>
          </table:table-cell>
          <table:table-cell table:style-name="ce93" office:value-type="float" office:value="2021" calcext:value-type="float">
            <text:p>2021</text:p>
          </table:table-cell>
          <table:table-cell table:style-name="ce93" office:value-type="float" office:value="30" calcext:value-type="float">
            <text:p>30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007/s40858-020-00366-5</text:p>
          </table:table-cell>
          <table:table-cell table:style-name="ce94" table:formula="of:=concat(&quot;https://dx.doi.org/&quot;; [.F423])" office:value-type="string" office:string-value="" calcext:value-type="error">
            <text:p>#NAME?</text:p>
          </table:table-cell>
          <table:table-cell table:style-name="ce89"/>
          <table:table-cell table:style-name="ce106" table:formula="of:=LOOKUP([.A423]; [$'Journal Lookup Tables'.$A$2:.$B$22])" office:value-type="string" office:string-value="BOTH" calcext:value-type="string">
            <text:p>BOTH</text:p>
          </table:table-cell>
          <table:table-cell table:style-name="ce106" table:formula="of:=LOOKUP([.A423]; [$'Journal Lookup Tables'.$F$2:.$G$22])" office:value-type="float" office:value="3" calcext:value-type="float">
            <text:p>3</text:p>
          </table:table-cell>
          <table:table-cell table:style-name="ce106" office:value-type="string" calcext:value-type="string">
            <text:p>Fundamental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number-columns-repeated="2" table:style-name="ce106" office:value-type="float" office:value="2" calcext:value-type="float">
            <text:p>2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2" calcext:value-type="float">
            <text:p>2012</text:p>
          </table:table-cell>
          <table:table-cell table:style-name="ce90" office:value-type="float" office:value="132" calcext:value-type="float">
            <text:p>13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office:annotation draw:style-name="gr30" draw:text-style-name="P2" svg:width="16.639cm" svg:height="5.953cm" svg:x="23.131cm" svg:y="204.128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95" table:formula="of:=concat(&quot;https://dx.doi.org/&quot;; [.F424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2. Selected first article in Dec. 2015</text:p>
          </table:table-cell>
          <table:table-cell table:style-name="ce107" table:formula="of:=LOOKUP([.A424]; [$'Journal Lookup Tables'.$A$2:.$B$22])" office:value-type="string" office:string-value="BOTH" calcext:value-type="string">
            <text:p>BOTH</text:p>
          </table:table-cell>
          <table:table-cell table:style-name="ce107" table:formula="of:=LOOKUP([.A424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number-columns-repeated="4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27" calcext:value-type="float">
            <text:p>27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15-0052-6</text:p>
          </table:table-cell>
          <table:table-cell table:style-name="ce95" table:formula="of:=concat(&quot;https://dx.doi.org/&quot;; [.F425])" office:value-type="string" office:string-value="" calcext:value-type="error">
            <text:p>#NAME?</text:p>
          </table:table-cell>
          <table:table-cell table:style-name="ce90" office:value-type="string" calcext:value-type="string">
            <text:p>No publication in 2014. Selected second article in Dec. 2015</text:p>
          </table:table-cell>
          <table:table-cell table:style-name="ce107" table:formula="of:=LOOKUP([.A425]; [$'Journal Lookup Tables'.$A$2:.$B$22])" office:value-type="string" office:string-value="BOTH" calcext:value-type="string">
            <text:p>BOTH</text:p>
          </table:table-cell>
          <table:table-cell table:style-name="ce107" table:formula="of:=LOOKUP([.A425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Statistic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Tropical Plant Pathology</text:p>
          </table:table-cell>
          <table:table-cell table:style-name="ce90" office:value-type="string" calcext:value-type="string">
            <text:p>Trop Plant Pathol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72" calcext:value-type="float">
            <text:p>72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007/s40858-020-00410-4</text:p>
          </table:table-cell>
          <table:table-cell table:style-name="ce95" table:formula="of:=concat(&quot;https://dx.doi.org/&quot;; [.F426])" office:value-type="string" office:string-value="" calcext:value-type="error">
            <text:p>#NAME?</text:p>
          </table:table-cell>
          <table:table-cell table:style-name="ce90"/>
          <table:table-cell table:style-name="ce107" table:formula="of:=LOOKUP([.A426]; [$'Journal Lookup Tables'.$A$2:.$B$22])" office:value-type="string" office:string-value="BOTH" calcext:value-type="string">
            <text:p>BOTH</text:p>
          </table:table-cell>
          <table:table-cell table:style-name="ce107" table:formula="of:=LOOKUP([.A426]; [$'Journal Lookup Tables'.$F$2:.$G$22])" office:value-type="float" office:value="3" calcext:value-type="float">
            <text:p>3</text:p>
          </table:table-cell>
          <table:table-cell table:style-name="ce107" office:value-type="string" calcext:value-type="string">
            <text:p>Applied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3" calcext:value-type="float">
            <text:p>3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R, BLAST, Primer3Plus</text:p>
          </table:table-cell>
          <table:table-cell table:number-columns-repeated="1007"/>
        </table:table-row>
        <table:table-row table:style-name="ro3">
          <table:table-cell table:style-name="ce86" office:value-type="string" calcext:value-type="string">
            <text:p>Virology Journal (Plant Viruses Section)</text:p>
          </table:table-cell>
          <table:table-cell table:style-name="ce86" office:value-type="string" calcext:value-type="string">
            <text:p>Virol J</text:p>
          </table:table-cell>
          <table:table-cell table:style-name="ce86" office:value-type="float" office:value="2019" calcext:value-type="float">
            <text:p>2019</text:p>
          </table:table-cell>
          <table:table-cell table:style-name="ce86" office:value-type="float" office:value="68" calcext:value-type="float">
            <text:p>68</text:p>
          </table:table-cell>
          <table:table-cell table:style-name="ce86" office:value-type="string" calcext:value-type="string">
            <text:p>Adam</text:p>
          </table:table-cell>
          <table:table-cell table:style-name="ce86" office:value-type="string" calcext:value-type="string">
            <text:p>10.1186/s12985-018-1106-4</text:p>
          </table:table-cell>
          <table:table-cell table:style-name="ce98" table:formula="of:=concat(&quot;https://dx.doi.org/&quot;; [.F427])" office:value-type="string" office:string-value="" calcext:value-type="error">
            <text:p>#NAME?</text:p>
          </table:table-cell>
          <table:table-cell table:style-name="ce86"/>
          <table:table-cell table:style-name="ce103" table:formula="of:=LOOKUP([.A427]; [$'Journal Lookup Tables'.$A$2:.$B$22])" office:value-type="float" office:value="1" calcext:value-type="float">
            <text:p>1</text:p>
          </table:table-cell>
          <table:table-cell table:style-name="ce103" table:formula="of:=LOOKUP([.A427]; [$'Journal Lookup Tables'.$F$2:.$G$22])" office:value-type="float" office:value="1" calcext:value-type="float">
            <text:p>1</text:p>
          </table:table-cell>
          <table:table-cell table:style-name="ce103" office:value-type="string" calcext:value-type="string">
            <text:p>Fundamental</text:p>
          </table:table-cell>
          <table:table-cell table:style-name="ce103" table:formula="of:=TRUE()" office:value-type="float" office:value="1" calcext:value-type="float">
            <text:p>1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0" calcext:value-type="float">
            <text:p>0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string" calcext:value-type="string">
            <office:annotation draw:style-name="gr12" draw:text-style-name="P2" svg:width="9.899cm" svg:height="1.781cm" svg:x="73.68cm" svg:y="205.389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75" calcext:value-type="float">
            <text:p>7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200</text:p>
          </table:table-cell>
          <table:table-cell table:style-name="ce96" table:formula="of:=concat(&quot;https://dx.doi.org/&quot;; [.F428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3 in Plant Viruses section</text:p>
          </table:table-cell>
          <table:table-cell table:style-name="ce104" table:formula="of:=LOOKUP([.A428]; [$'Journal Lookup Tables'.$A$2:.$B$22])" office:value-type="float" office:value="1" calcext:value-type="float">
            <text:p>1</text:p>
          </table:table-cell>
          <table:table-cell table:style-name="ce104" table:formula="of:=LOOKUP([.A42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0-173</text:p>
          </table:table-cell>
          <table:table-cell table:style-name="ce96" table:formula="of:=concat(&quot;https://dx.doi.org/&quot;; [.F429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3 in Plant Viruses section</text:p>
          </table:table-cell>
          <table:table-cell table:style-name="ce104" table:formula="of:=LOOKUP([.A429]; [$'Journal Lookup Tables'.$A$2:.$B$22])" office:value-type="float" office:value="1" calcext:value-type="float">
            <text:p>1</text:p>
          </table:table-cell>
          <table:table-cell table:style-name="ce104" table:formula="of:=LOOKUP([.A42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04" calcext:value-type="float">
            <text:p>104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32-2</text:p>
          </table:table-cell>
          <table:table-cell table:style-name="ce96" table:formula="of:=concat(&quot;https://dx.doi.org/&quot;; [.F43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5 in Plant Viruses section</text:p>
          </table:table-cell>
          <table:table-cell table:style-name="ce104" table:formula="of:=LOOKUP([.A430]; [$'Journal Lookup Tables'.$A$2:.$B$22])" office:value-type="float" office:value="1" calcext:value-type="float">
            <text:p>1</text:p>
          </table:table-cell>
          <table:table-cell table:style-name="ce104" table:formula="of:=LOOKUP([.A43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716-6</text:p>
          </table:table-cell>
          <table:table-cell table:style-name="ce96" table:formula="of:=concat(&quot;https://dx.doi.org/&quot;; [.F431])" office:value-type="string" office:string-value="" calcext:value-type="error">
            <text:p>#NAME?</text:p>
          </table:table-cell>
          <table:table-cell table:style-name="ce87" office:value-type="string" calcext:value-type="string">
            <text:p>5th article to match 35 pages</text:p>
          </table:table-cell>
          <table:table-cell table:style-name="ce104" table:formula="of:=LOOKUP([.A431]; [$'Journal Lookup Tables'.$A$2:.$B$22])" office:value-type="float" office:value="1" calcext:value-type="float">
            <text:p>1</text:p>
          </table:table-cell>
          <table:table-cell table:style-name="ce104" table:formula="of:=LOOKUP([.A43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10-9</text:p>
          </table:table-cell>
          <table:table-cell table:style-name="ce96" table:formula="of:=concat(&quot;https://dx.doi.org/&quot;; [.F432])" office:value-type="string" office:string-value="" calcext:value-type="error">
            <text:p>#NAME?</text:p>
          </table:table-cell>
          <table:table-cell table:style-name="ce87" office:value-type="string" calcext:value-type="string">
            <text:p>11th article</text:p>
          </table:table-cell>
          <table:table-cell table:style-name="ce104" table:formula="of:=LOOKUP([.A432]; [$'Journal Lookup Tables'.$A$2:.$B$22])" office:value-type="float" office:value="1" calcext:value-type="float">
            <text:p>1</text:p>
          </table:table-cell>
          <table:table-cell table:style-name="ce104" table:formula="of:=LOOKUP([.A43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98" calcext:value-type="float">
            <text:p>98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1-55" xlink:type="simple">10.1186/1743-422X-11-55</text:a></text:p>
          </table:table-cell>
          <table:table-cell table:style-name="ce96" table:formula="of:=concat(&quot;https://dx.doi.org/&quot;; [.F433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4 in Plant Viruses section</text:p>
          </table:table-cell>
          <table:table-cell table:style-name="ce104" table:formula="of:=LOOKUP([.A433]; [$'Journal Lookup Tables'.$A$2:.$B$22])" office:value-type="float" office:value="1" calcext:value-type="float">
            <text:p>1</text:p>
          </table:table-cell>
          <table:table-cell table:style-name="ce104" table:formula="of:=LOOKUP([.A433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FALSE()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145" calcext:value-type="float">
            <text:p>145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33-2</text:p>
          </table:table-cell>
          <table:table-cell table:style-name="ce96" table:formula="of:=concat(&quot;https://dx.doi.org/&quot;; [.F434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34]; [$'Journal Lookup Tables'.$A$2:.$B$22])" office:value-type="float" office:value="1" calcext:value-type="float">
            <text:p>1</text:p>
          </table:table-cell>
          <table:table-cell table:style-name="ce104" table:formula="of:=LOOKUP([.A434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SPSS, BioEdit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9" calcext:value-type="float">
            <text:p>109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81</text:p>
          </table:table-cell>
          <table:table-cell table:style-name="ce96" table:formula="of:=concat(&quot;https://dx.doi.org/&quot;; [.F435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ourth article from 2014 in Plant Viruses section</text:p>
          </table:table-cell>
          <table:table-cell table:style-name="ce104" table:formula="of:=LOOKUP([.A435]; [$'Journal Lookup Tables'.$A$2:.$B$22])" office:value-type="float" office:value="1" calcext:value-type="float">
            <text:p>1</text:p>
          </table:table-cell>
          <table:table-cell table:style-name="ce104" table:formula="of:=LOOKUP([.A435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AS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61-7</text:p>
          </table:table-cell>
          <table:table-cell table:style-name="ce96" table:formula="of:=concat(&quot;https://dx.doi.org/&quot;; [.F436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first article from 2016 in Plant Viruses section</text:p>
          </table:table-cell>
          <table:table-cell table:style-name="ce104" table:formula="of:=LOOKUP([.A436]; [$'Journal Lookup Tables'.$A$2:.$B$22])" office:value-type="float" office:value="1" calcext:value-type="float">
            <text:p>1</text:p>
          </table:table-cell>
          <table:table-cell table:style-name="ce104" table:formula="of:=LOOKUP([.A436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MEGA, DNAStar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21" calcext:value-type="float">
            <text:p>2021</text:p>
          </table:table-cell>
          <table:table-cell table:style-name="ce87" office:value-type="float" office:value="108" calcext:value-type="float">
            <text:p>108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96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96" table:formula="of:=concat(&quot;https://dx.doi.org/&quot;; [.F437])" office:value-type="string" office:string-value="" calcext:value-type="error">
            <text:p>#NAME?</text:p>
          </table:table-cell>
          <table:table-cell table:style-name="ce87"/>
          <table:table-cell table:style-name="ce104" table:formula="of:=LOOKUP([.A437]; [$'Journal Lookup Tables'.$A$2:.$B$22])" office:value-type="float" office:value="1" calcext:value-type="float">
            <text:p>1</text:p>
          </table:table-cell>
          <table:table-cell table:style-name="ce104" table:formula="of:=LOOKUP([.A437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string" calcext:value-type="string">
            <text:p>CFX Manager Softwar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5" calcext:value-type="float">
            <text:p>2015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340-2</text:p>
          </table:table-cell>
          <table:table-cell table:style-name="ce96" table:formula="of:=concat(&quot;https://dx.doi.org/&quot;; [.F438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second article from 2015 in Plant Viruses section</text:p>
          </table:table-cell>
          <table:table-cell table:style-name="ce104" table:formula="of:=LOOKUP([.A438]; [$'Journal Lookup Tables'.$A$2:.$B$22])" office:value-type="float" office:value="1" calcext:value-type="float">
            <text:p>1</text:p>
          </table:table-cell>
          <table:table-cell table:style-name="ce104" table:formula="of:=LOOKUP([.A438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6" calcext:value-type="float">
            <text:p>2016</text:p>
          </table:table-cell>
          <table:table-cell table:style-name="ce87" office:value-type="float" office:value="67" calcext:value-type="float">
            <text:p>67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5-0457-3</text:p>
          </table:table-cell>
          <table:table-cell table:style-name="ce96" table:formula="of:=concat(&quot;https://dx.doi.org/&quot;; [.F439])" office:value-type="string" office:string-value="" calcext:value-type="error">
            <text:p>#NAME?</text:p>
          </table:table-cell>
          <table:table-cell table:style-name="ce87" office:value-type="string" calcext:value-type="string">
            <text:p>NA</text:p>
          </table:table-cell>
          <table:table-cell table:style-name="ce104" table:formula="of:=LOOKUP([.A439]; [$'Journal Lookup Tables'.$A$2:.$B$22])" office:value-type="float" office:value="1" calcext:value-type="float">
            <text:p>1</text:p>
          </table:table-cell>
          <table:table-cell table:style-name="ce104" table:formula="of:=LOOKUP([.A439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Applied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2" table:style-name="ce104" office:value-type="float" office:value="2" calcext:value-type="float">
            <text:p>2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string" calcext:value-type="string">
            <text:p>MEGA, RDP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4" calcext:value-type="float">
            <text:p>2014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1743-422x-11-66</text:p>
          </table:table-cell>
          <table:table-cell table:style-name="ce96" table:formula="of:=concat(&quot;https://dx.doi.org/&quot;; [.F440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4 in Plant Viruses section</text:p>
          </table:table-cell>
          <table:table-cell table:style-name="ce104" table:formula="of:=LOOKUP([.A440]; [$'Journal Lookup Tables'.$A$2:.$B$22])" office:value-type="float" office:value="1" calcext:value-type="float">
            <text:p>1</text:p>
          </table:table-cell>
          <table:table-cell table:style-name="ce104" table:formula="of:=LOOKUP([.A440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PAUP, FigTree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7" calcext:value-type="float">
            <text:p>2017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string" calcext:value-type="string">
            <text:p>Emerson</text:p>
          </table:table-cell>
          <table:table-cell table:style-name="ce87" office:value-type="string" calcext:value-type="string">
            <text:p>10.1186/s12985-017-0803-8</text:p>
          </table:table-cell>
          <table:table-cell table:style-name="ce96" table:formula="of:=concat(&quot;https://dx.doi.org/&quot;; [.F441])" office:value-type="string" office:string-value="" calcext:value-type="error">
            <text:p>#NAME?</text:p>
          </table:table-cell>
          <table:table-cell table:style-name="ce87" office:value-type="string" calcext:value-type="string">
            <text:p>10th article of the year</text:p>
          </table:table-cell>
          <table:table-cell table:style-name="ce104" table:formula="of:=LOOKUP([.A441]; [$'Journal Lookup Tables'.$A$2:.$B$22])" office:value-type="float" office:value="1" calcext:value-type="float">
            <text:p>1</text:p>
          </table:table-cell>
          <table:table-cell table:style-name="ce104" table:formula="of:=LOOKUP([.A441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3" calcext:value-type="float">
            <text:p>3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Biovenn</text:p>
          </table:table-cell>
          <table:table-cell table:number-columns-repeated="1007"/>
        </table:table-row>
        <table:table-row table:style-name="ro3">
          <table:table-cell table:style-name="ce87" office:value-type="string" calcext:value-type="string">
            <text:p>Virology Journal (Plant Viruses Section)</text:p>
          </table:table-cell>
          <table:table-cell table:style-name="ce87" office:value-type="string" calcext:value-type="string">
            <text:p>Virol J</text:p>
          </table:table-cell>
          <table:table-cell table:style-name="ce87" office:value-type="float" office:value="2013" calcext:value-type="float">
            <text:p>2013</text:p>
          </table:table-cell>
          <table:table-cell table:style-name="ce87" office:value-type="float" office:value="135" calcext:value-type="float">
            <text:p>135</text:p>
          </table:table-cell>
          <table:table-cell table:style-name="ce87" office:value-type="string" calcext:value-type="string">
            <text:p>Emerson</text:p>
          </table:table-cell>
          <table:table-cell table:style-name="ce96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96" table:formula="of:=concat(&quot;https://dx.doi.org/&quot;; [.F442])" office:value-type="string" office:string-value="" calcext:value-type="error">
            <text:p>#NAME?</text:p>
          </table:table-cell>
          <table:table-cell table:style-name="ce87" office:value-type="string" calcext:value-type="string">
            <text:p>Selected third article from 2013 in Plant Viruses section</text:p>
          </table:table-cell>
          <table:table-cell table:style-name="ce104" table:formula="of:=LOOKUP([.A442]; [$'Journal Lookup Tables'.$A$2:.$B$22])" office:value-type="float" office:value="1" calcext:value-type="float">
            <text:p>1</text:p>
          </table:table-cell>
          <table:table-cell table:style-name="ce104" table:formula="of:=LOOKUP([.A442]; [$'Journal Lookup Tables'.$F$2:.$G$22])" office:value-type="float" office:value="1" calcext:value-type="float">
            <text:p>1</text:p>
          </table:table-cell>
          <table:table-cell table:style-name="ce104" office:value-type="string" calcext:value-type="string">
            <text:p>Fundamental</text:p>
          </table:table-cell>
          <table:table-cell table:style-name="ce104" table:formula="of:=TRUE()" office:value-type="float" office:value="1" calcext:value-type="float">
            <text:p>1</text:p>
          </table:table-cell>
          <table:table-cell table:number-columns-repeated="3" table:style-name="ce104" office:value-type="string" calcext:value-type="string">
            <text:p>NA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8" calcext:value-type="float">
            <text:p>2018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8-0931-9</text:p>
          </table:table-cell>
          <table:table-cell table:style-name="ce97" table:formula="of:=concat(&quot;https://dx.doi.org/&quot;; [.F443])" office:value-type="string" office:string-value="" calcext:value-type="error">
            <text:p>#NAME?</text:p>
          </table:table-cell>
          <table:table-cell table:style-name="ce88" office:value-type="string" calcext:value-type="string">
            <text:p>NA</text:p>
          </table:table-cell>
          <table:table-cell table:style-name="ce105" table:formula="of:=LOOKUP([.A443]; [$'Journal Lookup Tables'.$A$2:.$B$22])" office:value-type="float" office:value="1" calcext:value-type="float">
            <text:p>1</text:p>
          </table:table-cell>
          <table:table-cell table:style-name="ce105" table:formula="of:=LOOKUP([.A443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19" calcext:value-type="float">
            <text:p>2019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19-1163-3</text:p>
          </table:table-cell>
          <table:table-cell table:style-name="ce97" table:formula="of:=concat(&quot;https://dx.doi.org/&quot;; [.F444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444]; [$'Journal Lookup Tables'.$A$2:.$B$22])" office:value-type="float" office:value="1" calcext:value-type="float">
            <text:p>1</text:p>
          </table:table-cell>
          <table:table-cell table:style-name="ce105" table:formula="of:=LOOKUP([.A444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54" calcext:value-type="float">
            <text:p>54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11-5</text:p>
          </table:table-cell>
          <table:table-cell table:style-name="ce97" table:formula="of:=concat(&quot;https://dx.doi.org/&quot;; [.F445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54 without going over</text:p>
          </table:table-cell>
          <table:table-cell table:style-name="ce105" table:formula="of:=LOOKUP([.A445]; [$'Journal Lookup Tables'.$A$2:.$B$22])" office:value-type="float" office:value="1" calcext:value-type="float">
            <text:p>1</text:p>
          </table:table-cell>
          <table:table-cell table:style-name="ce105" table:formula="of:=LOOKUP([.A445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3">
          <table:table-cell table:style-name="ce88" office:value-type="string" calcext:value-type="string">
            <text:p>Virology Journal (Plant Viruses Section)</text:p>
          </table:table-cell>
          <table:table-cell table:style-name="ce88" office:value-type="string" calcext:value-type="string">
            <text:p>Virol J</text:p>
          </table:table-cell>
          <table:table-cell table:style-name="ce88" office:value-type="float" office:value="2021" calcext:value-type="float">
            <text:p>2021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string" calcext:value-type="string">
            <text:p>Kaique</text:p>
          </table:table-cell>
          <table:table-cell table:style-name="ce88" office:value-type="string" calcext:value-type="string">
            <text:p>10.1186/s12985-021-01535-x</text:p>
          </table:table-cell>
          <table:table-cell table:style-name="ce97" table:formula="of:=concat(&quot;https://dx.doi.org/&quot;; [.F446])" office:value-type="string" office:string-value="" calcext:value-type="error">
            <text:p>#NAME?</text:p>
          </table:table-cell>
          <table:table-cell table:style-name="ce88" office:value-type="string" calcext:value-type="string">
            <text:p>No page numbers, sequential article, this was closest to 92 without going over</text:p>
          </table:table-cell>
          <table:table-cell table:style-name="ce105" table:formula="of:=LOOKUP([.A446]; [$'Journal Lookup Tables'.$A$2:.$B$22])" office:value-type="float" office:value="1" calcext:value-type="float">
            <text:p>1</text:p>
          </table:table-cell>
          <table:table-cell table:style-name="ce105" table:formula="of:=LOOKUP([.A446]; [$'Journal Lookup Tables'.$F$2:.$G$22])" office:value-type="float" office:value="1" calcext:value-type="float">
            <text:p>1</text:p>
          </table:table-cell>
          <table:table-cell table:style-name="ce105" office:value-type="string" calcext:value-type="string">
            <text:p>Fundamental</text:p>
          </table:table-cell>
          <table:table-cell table:style-name="ce105" table:formula="of:=TRUE()" office:value-type="float" office:value="1" calcext:value-type="float">
            <text:p>1</text:p>
          </table:table-cell>
          <table:table-cell table:number-columns-repeated="2" table:style-name="ce105" office:value-type="float" office:value="2" calcext:value-type="float">
            <text:p>2</text:p>
          </table:table-cell>
          <table:table-cell table:number-columns-repeated="2"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3">
          <table:table-cell table:style-name="ce89" office:value-type="string" calcext:value-type="string">
            <text:p>Virology Journal (Plant Viruses Section)</text:p>
          </table:table-cell>
          <table:table-cell table:style-name="ce92" office:value-type="string" calcext:value-type="string">
            <text:p>Virol J</text:p>
          </table:table-cell>
          <table:table-cell table:style-name="ce93" office:value-type="float" office:value="2020" calcext:value-type="float">
            <text:p>2020</text:p>
          </table:table-cell>
          <table:table-cell table:style-name="ce93" office:value-type="float" office:value="67" calcext:value-type="float">
            <text:p>67</text:p>
          </table:table-cell>
          <table:table-cell table:style-name="ce89" office:value-type="string" calcext:value-type="string">
            <text:p>Nik</text:p>
          </table:table-cell>
          <table:table-cell table:style-name="ce89" office:value-type="string" calcext:value-type="string">
            <text:p>10.1186/s12985-019-1240-7</text:p>
          </table:table-cell>
          <table:table-cell table:style-name="ce94" table:formula="of:=concat(&quot;https://dx.doi.org/&quot;; [.F447])" office:value-type="string" office:string-value="" calcext:value-type="error">
            <text:p>#NAME?</text:p>
          </table:table-cell>
          <table:table-cell table:style-name="ce89" office:value-type="string" calcext:value-type="string">
            <text:p>No page numbers</text:p>
          </table:table-cell>
          <table:table-cell table:style-name="ce106" table:formula="of:=LOOKUP([.A447]; [$'Journal Lookup Tables'.$A$2:.$B$22])" office:value-type="float" office:value="1" calcext:value-type="float">
            <text:p>1</text:p>
          </table:table-cell>
          <table:table-cell table:style-name="ce106" table:formula="of:=LOOKUP([.A447]; [$'Journal Lookup Tables'.$F$2:.$G$22])" office:value-type="float" office:value="1" calcext:value-type="float">
            <text:p>1</text:p>
          </table:table-cell>
          <table:table-cell table:style-name="ce106" office:value-type="string" calcext:value-type="string">
            <text:p>Applied</text:p>
          </table:table-cell>
          <table:table-cell table:style-name="ce106" table:formula="of:=FALSE()" office:value-type="float" office:value="0" calcext:value-type="float">
            <text:p>0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number-columns-repeated="2" table:style-name="ce106" office:value-type="float" office:value="0" calcext:value-type="float">
            <text:p>0</text:p>
          </table:table-cell>
          <table:table-cell table:style-name="ce106" office:value-type="string" calcext:value-type="string">
            <text:p>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0" calcext:value-type="float">
            <text:p>2020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0-01303-3</text:p>
          </table:table-cell>
          <table:table-cell table:style-name="ce95" table:formula="of:=concat(&quot;https://dx.doi.org/&quot;; [.F448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107" table:formula="of:=LOOKUP([.A448]; [$'Journal Lookup Tables'.$A$2:.$B$22])" office:value-type="float" office:value="1" calcext:value-type="float">
            <text:p>1</text:p>
          </table:table-cell>
          <table:table-cell table:style-name="ce107" table:formula="of:=LOOKUP([.A448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Multiplate RQ software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21" calcext:value-type="float">
            <text:p>2021</text:p>
          </table:table-cell>
          <table:table-cell table:style-name="ce90" office:value-type="float" office:value="101" calcext:value-type="float">
            <text:p>101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21-01601-4</text:p>
          </table:table-cell>
          <table:table-cell table:style-name="ce95" table:formula="of:=concat(&quot;https://dx.doi.org/&quot;; [.F449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01. No software mentioned, but there were plots.</text:p>
          </table:table-cell>
          <table:table-cell table:style-name="ce107" table:formula="of:=LOOKUP([.A449]; [$'Journal Lookup Tables'.$A$2:.$B$22])" office:value-type="float" office:value="1" calcext:value-type="float">
            <text:p>1</text:p>
          </table:table-cell>
          <table:table-cell table:style-name="ce107" table:formula="of:=LOOKUP([.A449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3"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9" calcext:value-type="float">
            <text:p>2019</text:p>
          </table:table-cell>
          <table:table-cell table:style-name="ce90" office:value-type="float" office:value="110" calcext:value-type="float">
            <text:p>110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s12985-019-1215-8</text:p>
          </table:table-cell>
          <table:table-cell table:style-name="ce95" table:formula="of:=concat(&quot;https://dx.doi.org/&quot;; [.F450])" office:value-type="string" office:string-value="" calcext:value-type="error">
            <text:p>#NAME?</text:p>
          </table:table-cell>
          <table:table-cell table:style-name="ce90" office:value-type="string" calcext:value-type="string">
            <text:p>Sequential numbering, this is closest to 110</text:p>
          </table:table-cell>
          <table:table-cell table:style-name="ce107" table:formula="of:=LOOKUP([.A450]; [$'Journal Lookup Tables'.$A$2:.$B$22])" office:value-type="float" office:value="1" calcext:value-type="float">
            <text:p>1</text:p>
          </table:table-cell>
          <table:table-cell table:style-name="ce107" table:formula="of:=LOOKUP([.A450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FALSE()" office:value-type="float" office:value="0" calcext:value-type="float">
            <text:p>0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string" calcext:value-type="string">
            <text:p>Stylet+, SPSS</text:p>
          </table:table-cell>
          <table:table-cell table:number-columns-repeated="1007"/>
        </table:table-row>
        <table:table-row table:style-name="ro3">
          <table:table-cell table:style-name="ce90" office:value-type="string" calcext:value-type="string">
            <text:p>Virology Journal (Plant Viruses Section)</text:p>
          </table:table-cell>
          <table:table-cell table:style-name="ce90" office:value-type="string" calcext:value-type="string">
            <text:p>Virol J</text:p>
          </table:table-cell>
          <table:table-cell table:style-name="ce90" office:value-type="float" office:value="2014" calcext:value-type="float">
            <text:p>2014</text:p>
          </table:table-cell>
          <table:table-cell table:style-name="ce90" office:value-type="float" office:value="56" calcext:value-type="float">
            <text:p>56</text:p>
          </table:table-cell>
          <table:table-cell table:style-name="ce90" office:value-type="string" calcext:value-type="string">
            <text:p>Zach</text:p>
          </table:table-cell>
          <table:table-cell table:style-name="ce90" office:value-type="string" calcext:value-type="string">
            <text:p>10.1186/1743-422x-11-19</text:p>
          </table:table-cell>
          <table:table-cell table:style-name="ce95" table:formula="of:=concat(&quot;https://dx.doi.org/&quot;; [.F451])" office:value-type="string" office:string-value="" calcext:value-type="error">
            <text:p>#NAME?</text:p>
          </table:table-cell>
          <table:table-cell table:style-name="ce90" office:value-type="string" calcext:value-type="string">
            <text:p>Selected first article from 2014 in Plant Viruses section</text:p>
          </table:table-cell>
          <table:table-cell table:style-name="ce107" table:formula="of:=LOOKUP([.A451]; [$'Journal Lookup Tables'.$A$2:.$B$22])" office:value-type="float" office:value="1" calcext:value-type="float">
            <text:p>1</text:p>
          </table:table-cell>
          <table:table-cell table:style-name="ce107" table:formula="of:=LOOKUP([.A451]; [$'Journal Lookup Tables'.$F$2:.$G$22])" office:value-type="float" office:value="1" calcext:value-type="float">
            <text:p>1</text:p>
          </table:table-cell>
          <table:table-cell table:style-name="ce107" office:value-type="string" calcext:value-type="string">
            <text:p>Fundamental</text:p>
          </table:table-cell>
          <table:table-cell table:style-name="ce107" table:formula="of:=TRUE()" office:value-type="float" office:value="1" calcext:value-type="float">
            <text:p>1</text:p>
          </table:table-cell>
          <table:table-cell table:number-columns-repeated="2" table:style-name="ce107" office:value-type="float" office:value="2" calcext:value-type="float">
            <text:p>2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23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1" table:number-columns-repeated="1017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3" office:value-type="string" calcext:value-type="string">
            <text:p>open</text:p>
          </table:table-cell>
          <table:table-cell table:style-name="ce123" table:number-columns-repeated="3"/>
          <table:table-cell table:style-name="ce121" office:value-type="string" calcext:value-type="string">
            <text:p>Journal</text:p>
          </table:table-cell>
          <table:table-cell table:style-name="ce126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2" office:value-type="string" calcext:value-type="string">
            <text:p>Journal of General Plant Pathology</text:p>
          </table:table-cell>
          <table:table-cell table:style-name="ce125" office:value-type="string" calcext:value-type="string">
            <text:p>BOTH</text:p>
          </table:table-cell>
          <table:table-cell table:style-name="ce122" table:number-columns-repeated="3"/>
          <table:table-cell table:style-name="ce122" office:value-type="string" calcext:value-type="string">
            <text:p>Journal of General Plant Pathology</text:p>
          </table:table-cell>
          <table:table-cell table:style-name="ce128" office:value-type="float" office:value="2" calcext:value-type="float">
            <text:p>2</text:p>
          </table:table-cell>
          <table:table-cell table:style-name="ce122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7" office:value-type="float" office:value="2.5" calcext:value-type="float">
            <office:annotation draw:style-name="gr12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7" office:value-type="float" office:value="0" calcext:value-type="float">
            <office:annotation draw:style-name="gr12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4"/>
          <table:table-cell table:number-columns-repeated="4"/>
          <table:table-cell table:style-name="ce12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6" table:default-cell-style-name="Default"/>
        <table:table-column table:style-name="co19" table:default-cell-style-name="Default"/>
        <table:table-column table:style-name="co27" table:default-cell-style-name="Default"/>
        <table:table-column table:style-name="co1" table:number-columns-repeated="1021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1" office:value-type="string" calcext:value-type="string">
            <text:p>IF_2year</text:p>
          </table:table-cell>
          <table:table-cell table:style-name="ce121" office:value-type="string" calcext:value-type="string">
            <text:p>IF_5year</text:p>
          </table:table-cell>
          <table:table-cell table:style-name="ce121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Australasian Plant Pathology</text:p>
          </table:table-cell>
          <table:table-cell table:style-name="ce65" office:value-type="float" office:value="1.599" calcext:value-type="float">
            <text:p>1.599</text:p>
          </table:table-cell>
          <table:table-cell table:style-name="ce65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anadian Journal of Plant Pathology</text:p>
          </table:table-cell>
          <table:table-cell table:style-name="ce65" office:value-type="float" office:value="2.442" calcext:value-type="float">
            <text:p>2.442</text:p>
          </table:table-cell>
          <table:table-cell table:style-name="ce65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rop Protection</text:p>
          </table:table-cell>
          <table:table-cell table:style-name="ce65" office:value-type="float" office:value="2.571" calcext:value-type="float">
            <text:p>2.571</text:p>
          </table:table-cell>
          <table:table-cell table:style-name="ce6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European Journal of Plant Pathology</text:p>
          </table:table-cell>
          <table:table-cell table:style-name="ce65" office:value-type="float" office:value="1.907" calcext:value-type="float">
            <text:p>1.907</text:p>
          </table:table-cell>
          <table:table-cell table:style-name="ce65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Forest Pathology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65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General Plant Pathology</text:p>
          </table:table-cell>
          <table:table-cell table:style-name="ce65" office:value-type="float" office:value="1.449" calcext:value-type="float">
            <text:p>1.449</text:p>
          </table:table-cell>
          <table:table-cell table:style-name="ce65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hytopathology</text:p>
          </table:table-cell>
          <table:table-cell table:style-name="ce65" office:value-type="float" office:value="1.789" calcext:value-type="float">
            <text:p>1.789</text:p>
          </table:table-cell>
          <table:table-cell table:style-name="ce65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lant Pathology</text:p>
          </table:table-cell>
          <table:table-cell table:style-name="ce65" office:value-type="float" office:value="1.729" calcext:value-type="float">
            <text:p>1.729</text:p>
          </table:table-cell>
          <table:table-cell table:style-name="ce65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 Pathology</text:p>
          </table:table-cell>
          <table:table-cell table:style-name="ce65" office:value-type="float" office:value="5.663" calcext:value-type="float">
            <text:p>5.663</text:p>
          </table:table-cell>
          <table:table-cell table:style-name="ce65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-Microbe Interactions</text:p>
          </table:table-cell>
          <table:table-cell table:style-name="ce65" office:value-type="float" office:value="4.171" calcext:value-type="float">
            <text:p>4.171</text:p>
          </table:table-cell>
          <table:table-cell table:style-name="ce65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Nematology</text:p>
          </table:table-cell>
          <table:table-cell table:style-name="ce65" office:value-type="float" office:value="1.442" calcext:value-type="float">
            <text:p>1.442</text:p>
          </table:table-cell>
          <table:table-cell table:style-name="ce65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siological and Molecular Plant Pathology</text:p>
          </table:table-cell>
          <table:table-cell table:style-name="ce65" office:value-type="float" office:value="2.747" calcext:value-type="float">
            <text:p>2.747</text:p>
          </table:table-cell>
          <table:table-cell table:style-name="ce65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rasitica</text:p>
          </table:table-cell>
          <table:table-cell table:style-name="ce65" office:value-type="float" office:value="1.439" calcext:value-type="float">
            <text:p>1.439</text:p>
          </table:table-cell>
          <table:table-cell table:style-name="ce65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ia Mediterranea</text:p>
          </table:table-cell>
          <table:table-cell table:style-name="ce65" office:value-type="float" office:value="2.02" calcext:value-type="float">
            <text:p>2.02</text:p>
          </table:table-cell>
          <table:table-cell table:style-name="ce65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y</text:p>
          </table:table-cell>
          <table:table-cell table:style-name="ce65" office:value-type="float" office:value="4.025" calcext:value-type="float">
            <text:p>4.025</text:p>
          </table:table-cell>
          <table:table-cell table:style-name="ce65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Disease</text:p>
          </table:table-cell>
          <table:table-cell table:style-name="ce65" office:value-type="float" office:value="4.438" calcext:value-type="float">
            <text:p>4.438</text:p>
          </table:table-cell>
          <table:table-cell table:style-name="ce6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Health Progress</text:p>
          </table:table-cell>
          <table:table-cell table:number-columns-repeated="2" table:style-name="ce6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Pathology</text:p>
          </table:table-cell>
          <table:table-cell table:style-name="ce65" office:value-type="float" office:value="2.59" calcext:value-type="float">
            <text:p>2.59</text:p>
          </table:table-cell>
          <table:table-cell table:style-name="ce65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Revista Mexicana de Fitopatología</text:p>
          </table:table-cell>
          <table:table-cell table:number-columns-repeated="2" table:style-name="ce124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Tropical Plant Pathology</text:p>
          </table:table-cell>
          <table:table-cell table:style-name="ce65" office:value-type="float" office:value="1.488" calcext:value-type="float">
            <text:p>1.488</text:p>
          </table:table-cell>
          <table:table-cell table:style-name="ce65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Virology Journal (Plant Viruses Section)</text:p>
          </table:table-cell>
          <table:table-cell table:style-name="ce65" office:value-type="float" office:value="4.099" calcext:value-type="float">
            <text:p>4.099</text:p>
          </table:table-cell>
          <table:table-cell table:style-name="ce65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1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4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4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4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5">
          <table:table-cell office:value-type="string" calcext:value-type="string">
            <text:p>Nik</text:p>
          </table:table-cell>
          <table:table-cell table:style-name="ce130" office:value-type="string" calcext:value-type="string">
            <text:p>10.36253/phyto-11616 </text:p>
          </table:table-cell>
          <table:table-cell table:style-name="ce130" office:value-type="string" calcext:value-type="string">
            <text:p>FUNDAMENTAL</text:p>
          </table:table-cell>
          <table:table-cell table:style-name="ce132" office:value-type="string" calcext:value-type="string">
            <text:p>TRUE</text:p>
          </table:table-cell>
          <table:table-cell table:number-columns-repeated="3"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string" calcext:value-type="string">
            <text:p>GenAlex, STRUCTURE, DARwin</text:p>
          </table:table-cell>
        </table:table-row>
      </table:table>
      <table:table table:name="scoring_criteria_paper" table:style-name="ta6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</table:table>
      <table:table table:name="full_scoring_criteria" table:style-name="ta6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4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4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4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4">
          <table:table-cell office:value-type="string" calcext:value-type="string">
            <text:p>Software c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mentioned</text:p>
          </table:table-cell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ftware mentioned by name only</text:p>
          </table:table-cell>
        </table:table-row>
        <table:table-row table:style-name="ro1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ware cited with version number</text:p>
          </table:table-cell>
        </table:table-row>
        <table:table-row table:style-name="ro1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 software components, e.g. SAS PROCs, R, Julia or Python packages, etc. cited</text:p>
          </table:table-cell>
        </table:table-row>
        <table:table-row table:style-name="ro14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 as the article is written</text:p>
          </table:table-cell>
        </table:table-row>
      </table:table>
      <table:named-expressions/>
      <table:database-ranges>
        <table:database-range table:name="__Anonymous_Sheet_DB__2" table:target-range-address="article_evaluations.A1:article_evaluations.Q45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" svg:font-family="" style:font-family-generic="roman"/>
    <style:font-face style:name="HelveticaNeue-Bold" svg:font-family="HelveticaNeue-Bol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date-style style:name="N10139" number:language="en" number:country="US">
      <number:day/>
      <number:text>-</number:text>
      <number:month number:textual="true"/>
    </number:dat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date-style style:name="N10136" number:language="en" number:country="US">
      <number:month number:textual="true"/>
      <number:text>-</number:text>
      <number:year/>
    </number:date-style>
    <number:number-style style:name="N1013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4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5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time-style style:name="N10152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5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fill-character> </number:fill-character>
      <number:text>-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3:41:11.140222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6-06T13:58:21.940323486</dc:date>
    <meta:editing-duration>PT48M53S</meta:editing-duration>
    <meta:editing-cycles>18</meta:editing-cycles>
    <meta:document-statistic meta:table-count="8" meta:cell-count="14631" meta:object-count="0"/>
  </office:meta>
</office:document-meta>
</file>